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29"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19" manifest:media-type=""/>
  <manifest:file-entry manifest:full-path="ObjectReplacements/Object 52"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18" manifest:media-type=""/>
  <manifest:file-entry manifest:full-path="ObjectReplacements/Object 50" manifest:media-type="application/x-openoffice-gdimetafile;windows_formatname=&quot;GDIMetaFile&quot;"/>
  <manifest:file-entry manifest:full-path="ObjectReplacements/Object 17" manifest:media-type=""/>
  <manifest:file-entry manifest:full-path="ObjectReplacements/Object 1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20" manifest:media-type=""/>
  <manifest:file-entry manifest:full-path="ObjectReplacements/Object 8"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1" manifest:media-type=""/>
  <manifest:file-entry manifest:full-path="ObjectReplacements/Object 3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45" manifest:media-type="application/x-openoffice-gdimetafile;windows_formatname=&quot;GDIMetaFile&quot;"/>
  <manifest:file-entry manifest:full-path="Object 53/settings.xml" manifest:media-type="text/xml"/>
  <manifest:file-entry manifest:full-path="Object 53/Configurations2/" manifest:media-type="application/vnd.sun.xml.ui.configuration"/>
  <manifest:file-entry manifest:full-path="Object 53/content.xml" manifest:media-type="text/xml"/>
  <manifest:file-entry manifest:full-path="Object 53/" manifest:version="1.3" manifest:media-type="application/vnd.oasis.opendocument.formula"/>
  <manifest:file-entry manifest:full-path="Object 30/content.xml" manifest:media-type="text/xml"/>
  <manifest:file-entry manifest:full-path="Object 30/Configurations2/" manifest:media-type="application/vnd.sun.xml.ui.configuration"/>
  <manifest:file-entry manifest:full-path="Object 30/settings.xml" manifest:media-type="text/xml"/>
  <manifest:file-entry manifest:full-path="Object 30/" manifest:version="1.3" manifest:media-type="application/vnd.oasis.opendocument.formula"/>
  <manifest:file-entry manifest:full-path="Object 24/settings.xml" manifest:media-type="text/xml"/>
  <manifest:file-entry manifest:full-path="Object 24/content.xml" manifest:media-type="text/xml"/>
  <manifest:file-entry manifest:full-path="Object 24/" manifest:version="1.3" manifest:media-type="application/vnd.oasis.opendocument.formula"/>
  <manifest:file-entry manifest:full-path="Object 29/content.xml" manifest:media-type="text/xml"/>
  <manifest:file-entry manifest:full-path="Object 29/settings.xml" manifest:media-type="text/xml"/>
  <manifest:file-entry manifest:full-path="Object 29/" manifest:version="1.3" manifest:media-type="application/vnd.oasis.opendocument.formula"/>
  <manifest:file-entry manifest:full-path="Object 44/Configurations2/" manifest:media-type="application/vnd.sun.xml.ui.configuration"/>
  <manifest:file-entry manifest:full-path="Object 44/settings.xml" manifest:media-type="text/xml"/>
  <manifest:file-entry manifest:full-path="Object 44/content.xml" manifest:media-type="text/xml"/>
  <manifest:file-entry manifest:full-path="Object 44/" manifest:version="1.3" manifest:media-type="application/vnd.oasis.opendocument.formula"/>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Object 28/content.xml" manifest:media-type="text/xml"/>
  <manifest:file-entry manifest:full-path="Object 28/settings.xml" manifest:media-type="text/xml"/>
  <manifest:file-entry manifest:full-path="Object 28/" manifest:version="1.3" manifest:media-type="application/vnd.oasis.opendocument.formula"/>
  <manifest:file-entry manifest:full-path="Object 27/settings.xml" manifest:media-type="text/xml"/>
  <manifest:file-entry manifest:full-path="Object 27/Configurations2/" manifest:media-type="application/vnd.sun.xml.ui.configuration"/>
  <manifest:file-entry manifest:full-path="Object 27/content.xml" manifest:media-type="text/xml"/>
  <manifest:file-entry manifest:full-path="Object 27/" manifest:version="1.3" manifest:media-type="application/vnd.oasis.opendocument.formula"/>
  <manifest:file-entry manifest:full-path="Object 25/settings.xml" manifest:media-type="text/xml"/>
  <manifest:file-entry manifest:full-path="Object 25/content.xml" manifest:media-type="text/xml"/>
  <manifest:file-entry manifest:full-path="Object 25/" manifest:version="1.3" manifest:media-type="application/vnd.oasis.opendocument.formula"/>
  <manifest:file-entry manifest:full-path="Object 52/settings.xml" manifest:media-type="text/xml"/>
  <manifest:file-entry manifest:full-path="Object 52/content.xml" manifest:media-type="text/xml"/>
  <manifest:file-entry manifest:full-path="Object 52/styles.xml" manifest:media-type="text/xml"/>
  <manifest:file-entry manifest:full-path="Object 52/" manifest:version="1.3" manifest:media-type="application/vnd.oasis.opendocument.graphics"/>
  <manifest:file-entry manifest:full-path="Object 19/settings.xml" manifest:media-type="text/xml"/>
  <manifest:file-entry manifest:full-path="Object 19/content.xml" manifest:media-type="text/xml"/>
  <manifest:file-entry manifest:full-path="Object 19/" manifest:version="1.3" manifest:media-type="application/vnd.oasis.opendocument.formula"/>
  <manifest:file-entry manifest:full-path="Object 51/settings.xml" manifest:media-type="text/xml"/>
  <manifest:file-entry manifest:full-path="Object 51/content.xml" manifest:media-type="text/xml"/>
  <manifest:file-entry manifest:full-path="Object 51/" manifest:version="1.3" manifest:media-type="application/vnd.oasis.opendocument.formula"/>
  <manifest:file-entry manifest:full-path="Object 18/content.xml" manifest:media-type="text/xml"/>
  <manifest:file-entry manifest:full-path="Object 18/settings.xml" manifest:media-type="text/xml"/>
  <manifest:file-entry manifest:full-path="Object 18/" manifest:version="1.3" manifest:media-type="application/vnd.oasis.opendocument.formula"/>
  <manifest:file-entry manifest:full-path="Object 50/settings.xml" manifest:media-type="text/xml"/>
  <manifest:file-entry manifest:full-path="Object 50/Configurations2/" manifest:media-type="application/vnd.sun.xml.ui.configuration"/>
  <manifest:file-entry manifest:full-path="Object 50/content.xml" manifest:media-type="text/xml"/>
  <manifest:file-entry manifest:full-path="Object 50/" manifest:version="1.3" manifest:media-type="application/vnd.oasis.opendocument.formula"/>
  <manifest:file-entry manifest:full-path="Object 17/content.xml" manifest:media-type="text/xml"/>
  <manifest:file-entry manifest:full-path="Object 17/settings.xml" manifest:media-type="text/xml"/>
  <manifest:file-entry manifest:full-path="Object 17/" manifest:version="1.3" manifest:media-type="application/vnd.oasis.opendocument.formula"/>
  <manifest:file-entry manifest:full-path="Object 13/content.xml" manifest:media-type="text/xml"/>
  <manifest:file-entry manifest:full-path="Object 13/settings.xml" manifest:media-type="text/xml"/>
  <manifest:file-entry manifest:full-path="Object 13/" manifest:version="1.3" manifest:media-type="application/vnd.oasis.opendocument.formula"/>
  <manifest:file-entry manifest:full-path="Object 12/settings.xml" manifest:media-type="text/xml"/>
  <manifest:file-entry manifest:full-path="Object 12/content.xml" manifest:media-type="text/xml"/>
  <manifest:file-entry manifest:full-path="Object 12/" manifest:version="1.3" manifest:media-type="application/vnd.oasis.opendocument.formula"/>
  <manifest:file-entry manifest:full-path="Object 11/settings.xml" manifest:media-type="text/xml"/>
  <manifest:file-entry manifest:full-path="Object 11/content.xml" manifest:media-type="text/xml"/>
  <manifest:file-entry manifest:full-path="Object 11/" manifest:version="1.3" manifest:media-type="application/vnd.oasis.opendocument.formula"/>
  <manifest:file-entry manifest:full-path="Object 21/settings.xml" manifest:media-type="text/xml"/>
  <manifest:file-entry manifest:full-path="Object 21/content.xml" manifest:media-type="text/xml"/>
  <manifest:file-entry manifest:full-path="Object 21/" manifest:version="1.3" manifest:media-type="application/vnd.oasis.opendocument.formula"/>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 20/content.xml" manifest:media-type="text/xml"/>
  <manifest:file-entry manifest:full-path="Object 20/settings.xml" manifest:media-type="text/xml"/>
  <manifest:file-entry manifest:full-path="Object 20/" manifest:version="1.3" manifest:media-type="application/vnd.oasis.opendocument.formula"/>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Object 49/Configurations2/" manifest:media-type="application/vnd.sun.xml.ui.configuration"/>
  <manifest:file-entry manifest:full-path="Object 49/settings.xml" manifest:media-type="text/xml"/>
  <manifest:file-entry manifest:full-path="Object 49/content.xml" manifest:media-type="text/xml"/>
  <manifest:file-entry manifest:full-path="Object 49/" manifest:version="1.3" manifest:media-type="application/vnd.oasis.opendocument.formula"/>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file-entry manifest:full-path="Object 42/content.xml" manifest:media-type="text/xml"/>
  <manifest:file-entry manifest:full-path="Object 42/settings.xml" manifest:media-type="text/xml"/>
  <manifest:file-entry manifest:full-path="Object 42/" manifest:version="1.3" manifest:media-type="application/vnd.oasis.opendocument.formula"/>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Object 33/settings.xml" manifest:media-type="text/xml"/>
  <manifest:file-entry manifest:full-path="Object 33/content.xml" manifest:media-type="text/xml"/>
  <manifest:file-entry manifest:full-path="Object 33/" manifest:version="1.3" manifest:media-type="application/vnd.oasis.opendocument.formula"/>
  <manifest:file-entry manifest:full-path="Object 54/content.xml" manifest:media-type="text/xml"/>
  <manifest:file-entry manifest:full-path="Object 54/settings.xml" manifest:media-type="text/xml"/>
  <manifest:file-entry manifest:full-path="Object 54/" manifest:version="1.3" manifest:media-type="application/vnd.oasis.opendocument.formula"/>
  <manifest:file-entry manifest:full-path="Object 16/Configurations2/" manifest:media-type="application/vnd.sun.xml.ui.configuration"/>
  <manifest:file-entry manifest:full-path="Object 16/settings.xml" manifest:media-type="text/xml"/>
  <manifest:file-entry manifest:full-path="Object 16/content.xml" manifest:media-type="text/xml"/>
  <manifest:file-entry manifest:full-path="Object 16/" manifest:version="1.3" manifest:media-type="application/vnd.oasis.opendocument.formula"/>
  <manifest:file-entry manifest:full-path="Object 6/content.xml" manifest:media-type="text/xml"/>
  <manifest:file-entry manifest:full-path="Object 6/Configurations2/" manifest:media-type="application/vnd.sun.xml.ui.configuration"/>
  <manifest:file-entry manifest:full-path="Object 6/settings.xml" manifest:media-type="text/xml"/>
  <manifest:file-entry manifest:full-path="Object 6/" manifest:version="1.3" manifest:media-type="application/vnd.oasis.opendocument.formula"/>
  <manifest:file-entry manifest:full-path="Object 31/content.xml" manifest:media-type="text/xml"/>
  <manifest:file-entry manifest:full-path="Object 31/settings.xml" manifest:media-type="text/xml"/>
  <manifest:file-entry manifest:full-path="Object 31/" manifest:version="1.3" manifest:media-type="application/vnd.oasis.opendocument.formula"/>
  <manifest:file-entry manifest:full-path="Thumbnails/thumbnail.png" manifest:media-type="image/png"/>
  <manifest:file-entry manifest:full-path="Object 43/content.xml" manifest:media-type="text/xml"/>
  <manifest:file-entry manifest:full-path="Object 43/settings.xml" manifest:media-type="text/xml"/>
  <manifest:file-entry manifest:full-path="Object 43/" manifest:version="1.3" manifest:media-type="application/vnd.oasis.opendocument.formula"/>
  <manifest:file-entry manifest:full-path="Object 48/content.xml" manifest:media-type="text/xml"/>
  <manifest:file-entry manifest:full-path="Object 48/settings.xml" manifest:media-type="text/xml"/>
  <manifest:file-entry manifest:full-path="Object 48/" manifest:version="1.3" manifest:media-type="application/vnd.oasis.opendocument.formula"/>
  <manifest:file-entry manifest:full-path="Object 4/content.xml" manifest:media-type="text/xml"/>
  <manifest:file-entry manifest:full-path="Object 4/Configurations2/" manifest:media-type="application/vnd.sun.xml.ui.configuration"/>
  <manifest:file-entry manifest:full-path="Object 4/settings.xml" manifest:media-type="text/xml"/>
  <manifest:file-entry manifest:full-path="Object 4/" manifest:version="1.3" manifest:media-type="application/vnd.oasis.opendocument.formula"/>
  <manifest:file-entry manifest:full-path="meta.xml" manifest:media-type="text/xml"/>
  <manifest:file-entry manifest:full-path="Object 14/content.xml" manifest:media-type="text/xml"/>
  <manifest:file-entry manifest:full-path="Object 14/settings.xml" manifest:media-type="text/xml"/>
  <manifest:file-entry manifest:full-path="Object 14/Configurations2/" manifest:media-type="application/vnd.sun.xml.ui.configuration"/>
  <manifest:file-entry manifest:full-path="Object 14/" manifest:version="1.3" manifest:media-type="application/vnd.oasis.opendocument.formula"/>
  <manifest:file-entry manifest:full-path="Object 47/settings.xml" manifest:media-type="text/xml"/>
  <manifest:file-entry manifest:full-path="Object 47/content.xml" manifest:media-type="text/xml"/>
  <manifest:file-entry manifest:full-path="Object 47/" manifest:version="1.3" manifest:media-type="application/vnd.oasis.opendocument.formula"/>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3" manifest:media-type="application/vnd.oasis.opendocument.formula"/>
  <manifest:file-entry manifest:full-path="Object 41/settings.xml" manifest:media-type="text/xml"/>
  <manifest:file-entry manifest:full-path="Object 41/content.xml" manifest:media-type="text/xml"/>
  <manifest:file-entry manifest:full-path="Object 41/" manifest:version="1.3" manifest:media-type="application/vnd.oasis.opendocument.formula"/>
  <manifest:file-entry manifest:full-path="Object 46/settings.xml" manifest:media-type="text/xml"/>
  <manifest:file-entry manifest:full-path="Object 46/content.xml" manifest:media-type="text/xml"/>
  <manifest:file-entry manifest:full-path="Object 46/" manifest:version="1.3" manifest:media-type="application/vnd.oasis.opendocument.formula"/>
  <manifest:file-entry manifest:full-path="Configurations2/" manifest:media-type="application/vnd.sun.xml.ui.configuration"/>
  <manifest:file-entry manifest:full-path="manifest.rdf" manifest:media-type="application/rdf+xml"/>
  <manifest:file-entry manifest:full-path="Object 2/content.xml" manifest:media-type="text/xml"/>
  <manifest:file-entry manifest:full-path="Object 2/Configurations2/" manifest:media-type="application/vnd.sun.xml.ui.configuration"/>
  <manifest:file-entry manifest:full-path="Object 2/settings.xml" manifest:media-type="text/xml"/>
  <manifest:file-entry manifest:full-path="Object 2/" manifest:version="1.3" manifest:media-type="application/vnd.oasis.opendocument.formula"/>
  <manifest:file-entry manifest:full-path="Object 34/settings.xml" manifest:media-type="text/xml"/>
  <manifest:file-entry manifest:full-path="Object 34/content.xml" manifest:media-type="text/xml"/>
  <manifest:file-entry manifest:full-path="Object 34/" manifest:version="1.3" manifest:media-type="application/vnd.oasis.opendocument.formula"/>
  <manifest:file-entry manifest:full-path="Object 7/content.xml" manifest:media-type="text/xml"/>
  <manifest:file-entry manifest:full-path="Object 7/Configurations2/" manifest:media-type="application/vnd.sun.xml.ui.configuration"/>
  <manifest:file-entry manifest:full-path="Object 7/settings.xml" manifest:media-type="text/xml"/>
  <manifest:file-entry manifest:full-path="Object 7/" manifest:version="1.3" manifest:media-type="application/vnd.oasis.opendocument.formula"/>
  <manifest:file-entry manifest:full-path="Object 32/content.xml" manifest:media-type="text/xml"/>
  <manifest:file-entry manifest:full-path="Object 32/settings.xml" manifest:media-type="text/xml"/>
  <manifest:file-entry manifest:full-path="Object 32/" manifest:version="1.3" manifest:media-type="application/vnd.oasis.opendocument.formula"/>
  <manifest:file-entry manifest:full-path="Object 40/content.xml" manifest:media-type="text/xml"/>
  <manifest:file-entry manifest:full-path="Object 40/settings.xml" manifest:media-type="text/xml"/>
  <manifest:file-entry manifest:full-path="Object 40/" manifest:version="1.3" manifest:media-type="application/vnd.oasis.opendocument.formula"/>
  <manifest:file-entry manifest:full-path="Object 45/content.xml" manifest:media-type="text/xml"/>
  <manifest:file-entry manifest:full-path="Object 45/settings.xml" manifest:media-type="text/xml"/>
  <manifest:file-entry manifest:full-path="Object 45/" manifest:version="1.3" manifest:media-type="application/vnd.oasis.opendocument.formula"/>
  <manifest:file-entry manifest:full-path="Object 15/content.xml" manifest:media-type="text/xml"/>
  <manifest:file-entry manifest:full-path="Object 15/settings.xml" manifest:media-type="text/xml"/>
  <manifest:file-entry manifest:full-path="Object 15/Configurations2/" manifest:media-type="application/vnd.sun.xml.ui.configuration"/>
  <manifest:file-entry manifest:full-path="Object 15/" manifest:version="1.3" manifest:media-type="application/vnd.oasis.opendocument.formula"/>
  <manifest:file-entry manifest:full-path="settings.xml" manifest:media-type="text/xml"/>
  <manifest:file-entry manifest:full-path="Object 26/content.xml" manifest:media-type="text/xml"/>
  <manifest:file-entry manifest:full-path="Object 26/settings.xml" manifest:media-type="text/xml"/>
  <manifest:file-entry manifest:full-path="Object 26/" manifest:version="1.3" manifest:media-type="application/vnd.oasis.opendocument.formula"/>
  <manifest:file-entry manifest:full-path="content.xml" manifest:media-type="text/xml"/>
  <manifest:file-entry manifest:full-path="styles.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15.857cm" fo:margin-left="-0.106cm" fo:margin-top="0cm" fo:margin-bottom="0cm" table:align="left"/>
    </style:style>
    <style:style style:name="Table1.A" style:family="table-column">
      <style:table-column-properties style:column-width="2.309cm"/>
    </style:style>
    <style:style style:name="Table1.B" style:family="table-column">
      <style:table-column-properties style:column-width="2.26cm"/>
    </style:style>
    <style:style style:name="Table1.C" style:family="table-column">
      <style:table-column-properties style:column-width="2.258cm"/>
    </style:style>
    <style:style style:name="Table1.E" style:family="table-column">
      <style:table-column-properties style:column-width="2.256cm"/>
    </style:style>
    <style:style style:name="Table1.1" style:family="table-row">
      <style:table-row-properties style:min-row-height="0.452cm" fo:keep-together="auto"/>
    </style:style>
    <style:style style:name="Table1.A1" style:family="table-cell">
      <style:table-cell-properties style:vertical-align="bottom" fo:padding-left="0.053cm" fo:padding-right="0.053cm" fo:padding-top="0cm" fo:padding-bottom="0cm" fo:border="none"/>
    </style:style>
    <style:style style:name="Table2" style:family="table">
      <style:table-properties style:width="18.115cm" fo:margin-left="-0.106cm" fo:margin-top="0cm" fo:margin-bottom="0cm" table:align="left"/>
    </style:style>
    <style:style style:name="Table2.A" style:family="table-column">
      <style:table-column-properties style:column-width="2.311cm"/>
    </style:style>
    <style:style style:name="Table2.B" style:family="table-column">
      <style:table-column-properties style:column-width="2.258cm"/>
    </style:style>
    <style:style style:name="Table2.C" style:family="table-column">
      <style:table-column-properties style:column-width="2.256cm"/>
    </style:style>
    <style:style style:name="Table2.D" style:family="table-column">
      <style:table-column-properties style:column-width="2.26cm"/>
    </style:style>
    <style:style style:name="Table2.1" style:family="table-row">
      <style:table-row-properties style:min-row-height="0.452cm" fo:keep-together="auto"/>
    </style:style>
    <style:style style:name="Table2.A1" style:family="table-cell">
      <style:table-cell-properties style:vertical-align="bottom" fo:padding-left="0.053cm" fo:padding-right="0.053cm" fo:padding-top="0cm" fo:padding-bottom="0cm" fo:border="none"/>
    </style:style>
    <style:style style:name="P1" style:family="paragraph" style:parent-style-name="Standard">
      <style:text-properties officeooo:rsid="001577c7" officeooo:paragraph-rsid="001577c7"/>
    </style:style>
    <style:style style:name="P2" style:family="paragraph" style:parent-style-name="Standard">
      <style:text-properties officeooo:rsid="001577c7" officeooo:paragraph-rsid="005fb6d4"/>
    </style:style>
    <style:style style:name="P3" style:family="paragraph" style:parent-style-name="Standard">
      <style:text-properties officeooo:rsid="00182a65" officeooo:paragraph-rsid="00182a65"/>
    </style:style>
    <style:style style:name="P4" style:family="paragraph" style:parent-style-name="Standard">
      <style:text-properties officeooo:rsid="00191353" officeooo:paragraph-rsid="00191353"/>
    </style:style>
    <style:style style:name="P5" style:family="paragraph" style:parent-style-name="Standard">
      <style:text-properties officeooo:rsid="001af02b" officeooo:paragraph-rsid="001af02b"/>
    </style:style>
    <style:style style:name="P6" style:family="paragraph" style:parent-style-name="Standard">
      <style:text-properties officeooo:rsid="0022c693" officeooo:paragraph-rsid="0022c693"/>
    </style:style>
    <style:style style:name="P7" style:family="paragraph" style:parent-style-name="Standard">
      <style:text-properties officeooo:rsid="0023c36f" officeooo:paragraph-rsid="0023c36f"/>
    </style:style>
    <style:style style:name="P8" style:family="paragraph" style:parent-style-name="Standard">
      <style:text-properties officeooo:rsid="00244943" officeooo:paragraph-rsid="00244943"/>
    </style:style>
    <style:style style:name="P9" style:family="paragraph" style:parent-style-name="Standard">
      <style:text-properties officeooo:rsid="0024edc9" officeooo:paragraph-rsid="0024edc9"/>
    </style:style>
    <style:style style:name="P10" style:family="paragraph" style:parent-style-name="Standard">
      <style:text-properties officeooo:rsid="0025078e" officeooo:paragraph-rsid="0025078e"/>
    </style:style>
    <style:style style:name="P11" style:family="paragraph" style:parent-style-name="Standard">
      <style:text-properties officeooo:rsid="0028f3fb" officeooo:paragraph-rsid="0028f3fb"/>
    </style:style>
    <style:style style:name="P12" style:family="paragraph" style:parent-style-name="Standard">
      <style:text-properties officeooo:rsid="002a82e1" officeooo:paragraph-rsid="002a82e1"/>
    </style:style>
    <style:style style:name="P13" style:family="paragraph" style:parent-style-name="Standard">
      <style:text-properties officeooo:rsid="002debb5" officeooo:paragraph-rsid="002debb5"/>
    </style:style>
    <style:style style:name="P14" style:family="paragraph" style:parent-style-name="Standard">
      <style:text-properties officeooo:rsid="002f2f62" officeooo:paragraph-rsid="002f2f62"/>
    </style:style>
    <style:style style:name="P15" style:family="paragraph" style:parent-style-name="Standard">
      <style:text-properties officeooo:rsid="002da73b" officeooo:paragraph-rsid="002da73b"/>
    </style:style>
    <style:style style:name="P16" style:family="paragraph" style:parent-style-name="Standard">
      <style:text-properties officeooo:rsid="00301e63" officeooo:paragraph-rsid="00301e63"/>
    </style:style>
    <style:style style:name="P17" style:family="paragraph" style:parent-style-name="Standard">
      <style:text-properties officeooo:rsid="0035c986" officeooo:paragraph-rsid="0035c986"/>
    </style:style>
    <style:style style:name="P18" style:family="paragraph" style:parent-style-name="Standard">
      <style:text-properties officeooo:rsid="003e8743" officeooo:paragraph-rsid="003e8743"/>
    </style:style>
    <style:style style:name="P19" style:family="paragraph" style:parent-style-name="Standard">
      <style:text-properties officeooo:rsid="004251f3" officeooo:paragraph-rsid="004251f3"/>
    </style:style>
    <style:style style:name="P20" style:family="paragraph" style:parent-style-name="Standard">
      <style:text-properties officeooo:rsid="0043eafc" officeooo:paragraph-rsid="0043eafc"/>
    </style:style>
    <style:style style:name="P21" style:family="paragraph" style:parent-style-name="Standard">
      <style:text-properties officeooo:rsid="00273067" officeooo:paragraph-rsid="00261acd"/>
    </style:style>
    <style:style style:name="P22" style:family="paragraph" style:parent-style-name="Standard">
      <style:text-properties officeooo:rsid="00470eb4" officeooo:paragraph-rsid="00470eb4"/>
    </style:style>
    <style:style style:name="P23" style:family="paragraph" style:parent-style-name="Standard">
      <style:text-properties officeooo:rsid="005ee0b6" officeooo:paragraph-rsid="005ee0b6"/>
    </style:style>
    <style:style style:name="P24" style:family="paragraph" style:parent-style-name="Standard">
      <style:text-properties officeooo:rsid="00627749" officeooo:paragraph-rsid="00627749"/>
    </style:style>
    <style:style style:name="P25" style:family="paragraph" style:parent-style-name="Standard">
      <style:text-properties officeooo:rsid="0069fc96" officeooo:paragraph-rsid="0069fc96"/>
    </style:style>
    <style:style style:name="P26" style:family="paragraph" style:parent-style-name="Standard">
      <style:text-properties officeooo:rsid="006a7e37" officeooo:paragraph-rsid="006a7e37"/>
    </style:style>
    <style:style style:name="P27" style:family="paragraph" style:parent-style-name="Standard">
      <style:text-properties officeooo:rsid="006ba36b" officeooo:paragraph-rsid="006ba36b"/>
    </style:style>
    <style:style style:name="P28" style:family="paragraph" style:parent-style-name="Title">
      <style:text-properties officeooo:rsid="007553f7" officeooo:paragraph-rsid="007553f7"/>
    </style:style>
    <style:style style:name="P29" style:family="paragraph" style:parent-style-name="Standard">
      <style:text-properties officeooo:rsid="008259f4" officeooo:paragraph-rsid="008259f4"/>
    </style:style>
    <style:style style:name="P30" style:family="paragraph" style:parent-style-name="Standard">
      <style:text-properties officeooo:rsid="006c73f5" officeooo:paragraph-rsid="006c73f5"/>
    </style:style>
    <style:style style:name="P31" style:family="paragraph" style:parent-style-name="Standard">
      <style:text-properties officeooo:rsid="0087c1d1" officeooo:paragraph-rsid="0087c1d1"/>
    </style:style>
    <style:style style:name="P32" style:family="paragraph" style:parent-style-name="Standard">
      <style:text-properties officeooo:rsid="00884867" officeooo:paragraph-rsid="00884867"/>
    </style:style>
    <style:style style:name="P33" style:family="paragraph" style:parent-style-name="Standard">
      <style:text-properties officeooo:rsid="00889c2f" officeooo:paragraph-rsid="00889c2f"/>
    </style:style>
    <style:style style:name="P34" style:family="paragraph" style:parent-style-name="Standard">
      <style:text-properties officeooo:rsid="008e285f" officeooo:paragraph-rsid="008e285f"/>
    </style:style>
    <style:style style:name="P35" style:family="paragraph" style:parent-style-name="Standard">
      <style:text-properties officeooo:rsid="0090d106" officeooo:paragraph-rsid="0090d106"/>
    </style:style>
    <style:style style:name="P36" style:family="paragraph" style:parent-style-name="Standard">
      <style:text-properties officeooo:rsid="00910e99" officeooo:paragraph-rsid="00910e99"/>
    </style:style>
    <style:style style:name="P37" style:family="paragraph" style:parent-style-name="Standard">
      <style:text-properties officeooo:rsid="0096487a" officeooo:paragraph-rsid="0096487a"/>
    </style:style>
    <style:style style:name="P38" style:family="paragraph" style:parent-style-name="Standard">
      <style:text-properties officeooo:rsid="009a3605" officeooo:paragraph-rsid="009a3605"/>
    </style:style>
    <style:style style:name="P39" style:family="paragraph" style:parent-style-name="Standard">
      <style:text-properties officeooo:rsid="009bec2f" officeooo:paragraph-rsid="009bec2f"/>
    </style:style>
    <style:style style:name="P40" style:family="paragraph" style:parent-style-name="Standard">
      <style:text-properties officeooo:rsid="009d595c" officeooo:paragraph-rsid="009d595c"/>
    </style:style>
    <style:style style:name="P41" style:family="paragraph" style:parent-style-name="Standard">
      <style:text-properties officeooo:rsid="009e1ece" officeooo:paragraph-rsid="009e1ece"/>
    </style:style>
    <style:style style:name="P42" style:family="paragraph" style:parent-style-name="Standard">
      <style:text-properties officeooo:rsid="009fcd54" officeooo:paragraph-rsid="009fcd54"/>
    </style:style>
    <style:style style:name="P43" style:family="paragraph" style:parent-style-name="Standard">
      <style:text-properties officeooo:rsid="005c1f00" officeooo:paragraph-rsid="005c1f00"/>
    </style:style>
    <style:style style:name="P44" style:family="paragraph" style:parent-style-name="Standard">
      <style:text-properties officeooo:rsid="00a2c706" officeooo:paragraph-rsid="00a2c706"/>
    </style:style>
    <style:style style:name="P45" style:family="paragraph" style:parent-style-name="Standard">
      <style:text-properties officeooo:rsid="00a7132b" officeooo:paragraph-rsid="00a7132b"/>
    </style:style>
    <style:style style:name="P46" style:family="paragraph" style:parent-style-name="Standard">
      <style:text-properties officeooo:rsid="00a72428" officeooo:paragraph-rsid="00a72428"/>
    </style:style>
    <style:style style:name="P47" style:family="paragraph" style:parent-style-name="Standard">
      <style:text-properties officeooo:rsid="00a7f8ff" officeooo:paragraph-rsid="00a7f8ff"/>
    </style:style>
    <style:style style:name="P48" style:family="paragraph" style:parent-style-name="Standard">
      <style:text-properties officeooo:rsid="00a87ca8" officeooo:paragraph-rsid="00a87ca8"/>
    </style:style>
    <style:style style:name="P49" style:family="paragraph" style:parent-style-name="Standard">
      <style:text-properties officeooo:rsid="00a89edc" officeooo:paragraph-rsid="00a89edc"/>
    </style:style>
    <style:style style:name="P50" style:family="paragraph" style:parent-style-name="Standard">
      <style:text-properties officeooo:rsid="00aab740" officeooo:paragraph-rsid="00aab740"/>
    </style:style>
    <style:style style:name="P51" style:family="paragraph" style:parent-style-name="Standard">
      <style:text-properties officeooo:rsid="00bbccde" officeooo:paragraph-rsid="00bbccde"/>
    </style:style>
    <style:style style:name="P52" style:family="paragraph" style:parent-style-name="Standard">
      <style:text-properties officeooo:rsid="00bd91a8" officeooo:paragraph-rsid="00bd91a8"/>
    </style:style>
    <style:style style:name="P53" style:family="paragraph" style:parent-style-name="Standard">
      <style:text-properties officeooo:rsid="00c05995" officeooo:paragraph-rsid="00c05995"/>
    </style:style>
    <style:style style:name="P54" style:family="paragraph" style:parent-style-name="Standard">
      <style:text-properties officeooo:rsid="00c1e2a1" officeooo:paragraph-rsid="00c1e2a1"/>
    </style:style>
    <style:style style:name="P55" style:family="paragraph" style:parent-style-name="Standard">
      <style:text-properties officeooo:rsid="00c71ee5" officeooo:paragraph-rsid="00c61662"/>
    </style:style>
    <style:style style:name="P56" style:family="paragraph" style:parent-style-name="Standard">
      <style:text-properties officeooo:rsid="00cd4ac9" officeooo:paragraph-rsid="00cd4ac9"/>
    </style:style>
    <style:style style:name="P57" style:family="paragraph" style:parent-style-name="Standard">
      <style:text-properties officeooo:rsid="00cde99d" officeooo:paragraph-rsid="00cde99d"/>
    </style:style>
    <style:style style:name="P58" style:family="paragraph" style:parent-style-name="Standard">
      <style:text-properties officeooo:rsid="00cf86c1" officeooo:paragraph-rsid="00cf86c1"/>
    </style:style>
    <style:style style:name="P59" style:family="paragraph" style:parent-style-name="Standard">
      <style:text-properties officeooo:rsid="00d129b5" officeooo:paragraph-rsid="00d129b5"/>
    </style:style>
    <style:style style:name="P60" style:family="paragraph" style:parent-style-name="Standard">
      <style:text-properties officeooo:rsid="00d1a9da" officeooo:paragraph-rsid="00d1a9da"/>
    </style:style>
    <style:style style:name="P61" style:family="paragraph" style:parent-style-name="Standard">
      <style:text-properties officeooo:rsid="00d2cd1f" officeooo:paragraph-rsid="00d2cd1f"/>
    </style:style>
    <style:style style:name="P62" style:family="paragraph" style:parent-style-name="Standard">
      <style:text-properties officeooo:rsid="00d50947" officeooo:paragraph-rsid="00d50947"/>
    </style:style>
    <style:style style:name="P63" style:family="paragraph" style:parent-style-name="Standard">
      <style:text-properties officeooo:rsid="00d6237d" officeooo:paragraph-rsid="00d6237d"/>
    </style:style>
    <style:style style:name="P64" style:family="paragraph" style:parent-style-name="Standard">
      <style:text-properties officeooo:rsid="00dd50d9" officeooo:paragraph-rsid="00d6237d"/>
    </style:style>
    <style:style style:name="P65" style:family="paragraph" style:parent-style-name="Standard">
      <style:text-properties officeooo:rsid="00e12841" officeooo:paragraph-rsid="00e12841"/>
    </style:style>
    <style:style style:name="P66" style:family="paragraph" style:parent-style-name="Standard">
      <style:text-properties officeooo:rsid="00e27b15" officeooo:paragraph-rsid="00e27b15"/>
    </style:style>
    <style:style style:name="P67" style:family="paragraph" style:parent-style-name="Standard">
      <style:text-properties officeooo:rsid="00e2fe42" officeooo:paragraph-rsid="00e2fe42"/>
    </style:style>
    <style:style style:name="P68" style:family="paragraph" style:parent-style-name="Standard">
      <style:text-properties officeooo:rsid="00e2fe42" officeooo:paragraph-rsid="00e4f332"/>
    </style:style>
    <style:style style:name="P69" style:family="paragraph" style:parent-style-name="Standard">
      <style:text-properties officeooo:rsid="00e4f332" officeooo:paragraph-rsid="00e4f332"/>
    </style:style>
    <style:style style:name="P70" style:family="paragraph" style:parent-style-name="Standard">
      <style:text-properties officeooo:rsid="00e6ed86" officeooo:paragraph-rsid="00e6ed86"/>
    </style:style>
    <style:style style:name="P71" style:family="paragraph" style:parent-style-name="Standard">
      <style:text-properties officeooo:rsid="00eea48c" officeooo:paragraph-rsid="00eea48c"/>
    </style:style>
    <style:style style:name="P72" style:family="paragraph" style:parent-style-name="Standard">
      <style:text-properties officeooo:rsid="00f009d7" officeooo:paragraph-rsid="00f009d7"/>
    </style:style>
    <style:style style:name="P73" style:family="paragraph" style:parent-style-name="Standard">
      <style:text-properties officeooo:rsid="00f115b8" officeooo:paragraph-rsid="00f115b8"/>
    </style:style>
    <style:style style:name="P74" style:family="paragraph" style:parent-style-name="Standard">
      <style:text-properties officeooo:rsid="00f5f5ad" officeooo:paragraph-rsid="00f5f5ad"/>
    </style:style>
    <style:style style:name="P75" style:family="paragraph" style:parent-style-name="Standard">
      <style:text-properties officeooo:rsid="00f60db2" officeooo:paragraph-rsid="00f60db2"/>
    </style:style>
    <style:style style:name="P76" style:family="paragraph" style:parent-style-name="Standard">
      <style:text-properties officeooo:rsid="00f70171" officeooo:paragraph-rsid="00f70171"/>
    </style:style>
    <style:style style:name="P77" style:family="paragraph" style:parent-style-name="Standard">
      <style:text-properties officeooo:rsid="00f75582" officeooo:paragraph-rsid="00f75582"/>
    </style:style>
    <style:style style:name="P78" style:family="paragraph" style:parent-style-name="Standard">
      <style:text-properties officeooo:rsid="00f92256" officeooo:paragraph-rsid="00f92256"/>
    </style:style>
    <style:style style:name="P79" style:family="paragraph" style:parent-style-name="Standard">
      <style:text-properties officeooo:rsid="00ff03b3" officeooo:paragraph-rsid="00ff03b3"/>
    </style:style>
    <style:style style:name="P80" style:family="paragraph" style:parent-style-name="Standard">
      <style:text-properties officeooo:rsid="0102013b" officeooo:paragraph-rsid="0102013b"/>
    </style:style>
    <style:style style:name="P81" style:family="paragraph" style:parent-style-name="Standard">
      <style:text-properties officeooo:rsid="00fa4c1c" officeooo:paragraph-rsid="00fa4c1c"/>
    </style:style>
    <style:style style:name="P82" style:family="paragraph" style:parent-style-name="Standard">
      <style:text-properties officeooo:rsid="0102a1e6" officeooo:paragraph-rsid="0102a1e6"/>
    </style:style>
    <style:style style:name="P83" style:family="paragraph" style:parent-style-name="Standard">
      <style:text-properties officeooo:rsid="0102e790" officeooo:paragraph-rsid="0102e790"/>
    </style:style>
    <style:style style:name="P84" style:family="paragraph" style:parent-style-name="Standard">
      <style:text-properties officeooo:rsid="0104fcfd" officeooo:paragraph-rsid="0104fcfd"/>
    </style:style>
    <style:style style:name="P85" style:family="paragraph" style:parent-style-name="Standard">
      <style:text-properties officeooo:rsid="00ff206f" officeooo:paragraph-rsid="00ff206f"/>
    </style:style>
    <style:style style:name="P86" style:family="paragraph" style:parent-style-name="Standard">
      <style:text-properties officeooo:rsid="0107a265" officeooo:paragraph-rsid="0107a265"/>
    </style:style>
    <style:style style:name="P87" style:family="paragraph" style:parent-style-name="Standard">
      <style:paragraph-properties fo:text-align="start" style:justify-single-word="false">
        <style:tab-stops/>
      </style:paragraph-properties>
    </style:style>
    <style:style style:name="P88" style:family="paragraph" style:parent-style-name="Standard">
      <style:paragraph-properties fo:text-align="end" style:justify-single-word="false">
        <style:tab-stops/>
      </style:paragraph-properties>
    </style:style>
    <style:style style:name="P89" style:family="paragraph" style:parent-style-name="Standard">
      <style:text-properties officeooo:rsid="0108f4a7" officeooo:paragraph-rsid="0108f4a7"/>
    </style:style>
    <style:style style:name="P90" style:family="paragraph" style:parent-style-name="Standard">
      <style:text-properties officeooo:rsid="0109e225" officeooo:paragraph-rsid="0109e225"/>
    </style:style>
    <style:style style:name="P91" style:family="paragraph" style:parent-style-name="Standard">
      <style:text-properties officeooo:rsid="010bade2" officeooo:paragraph-rsid="010bade2"/>
    </style:style>
    <style:style style:name="P92" style:family="paragraph" style:parent-style-name="Standard">
      <style:text-properties officeooo:rsid="010d7aea" officeooo:paragraph-rsid="010d7aea"/>
    </style:style>
    <style:style style:name="P93" style:family="paragraph" style:parent-style-name="Standard">
      <style:text-properties officeooo:rsid="010dcf98" officeooo:paragraph-rsid="010dcf98"/>
    </style:style>
    <style:style style:name="P94" style:family="paragraph" style:parent-style-name="Standard">
      <style:text-properties officeooo:rsid="01104438" officeooo:paragraph-rsid="01104438"/>
    </style:style>
    <style:style style:name="P95" style:family="paragraph" style:parent-style-name="Standard">
      <style:text-properties officeooo:rsid="0112d1fd" officeooo:paragraph-rsid="0112d1fd"/>
    </style:style>
    <style:style style:name="P96" style:family="paragraph" style:parent-style-name="Standard">
      <style:text-properties officeooo:rsid="011431ba" officeooo:paragraph-rsid="011431ba"/>
    </style:style>
    <style:style style:name="P97" style:family="paragraph" style:parent-style-name="Standard">
      <style:text-properties officeooo:rsid="0115e2f6" officeooo:paragraph-rsid="0115e2f6"/>
    </style:style>
    <style:style style:name="P98" style:family="paragraph" style:parent-style-name="Standard">
      <style:text-properties officeooo:rsid="01168a3e" officeooo:paragraph-rsid="01168a3e"/>
    </style:style>
    <style:style style:name="P99" style:family="paragraph" style:parent-style-name="Standard">
      <style:text-properties officeooo:rsid="0119be4c" officeooo:paragraph-rsid="0119be4c"/>
    </style:style>
    <style:style style:name="P100" style:family="paragraph" style:parent-style-name="Standard">
      <style:text-properties officeooo:rsid="011d348d" officeooo:paragraph-rsid="011d348d"/>
    </style:style>
    <style:style style:name="P101" style:family="paragraph" style:parent-style-name="Standard">
      <style:text-properties officeooo:rsid="0142f0f3" officeooo:paragraph-rsid="0142f0f3"/>
    </style:style>
    <style:style style:name="P102" style:family="paragraph" style:parent-style-name="Standard">
      <style:text-properties officeooo:rsid="01441789" officeooo:paragraph-rsid="01441789"/>
    </style:style>
    <style:style style:name="P103" style:family="paragraph" style:parent-style-name="Standard">
      <style:text-properties officeooo:rsid="014a3a81" officeooo:paragraph-rsid="014a3a81"/>
    </style:style>
    <style:style style:name="P104" style:family="paragraph" style:parent-style-name="Standard">
      <style:text-properties officeooo:rsid="014c99c6" officeooo:paragraph-rsid="014c99c6"/>
    </style:style>
    <style:style style:name="P105" style:family="paragraph" style:parent-style-name="Standard">
      <style:text-properties officeooo:rsid="014dd63e" officeooo:paragraph-rsid="014dd63e"/>
    </style:style>
    <style:style style:name="P106" style:family="paragraph" style:parent-style-name="Standard">
      <style:text-properties officeooo:rsid="014f6b75" officeooo:paragraph-rsid="014f6b75"/>
    </style:style>
    <style:style style:name="P107" style:family="paragraph" style:parent-style-name="Standard">
      <style:text-properties officeooo:rsid="0151286e" officeooo:paragraph-rsid="0151286e"/>
    </style:style>
    <style:style style:name="P108" style:family="paragraph" style:parent-style-name="Standard">
      <style:text-properties officeooo:rsid="0153273f" officeooo:paragraph-rsid="0153273f"/>
    </style:style>
    <style:style style:name="P109" style:family="paragraph" style:parent-style-name="Standard">
      <style:text-properties officeooo:rsid="0154175d" officeooo:paragraph-rsid="0154175d"/>
    </style:style>
    <style:style style:name="P110" style:family="paragraph" style:parent-style-name="Standard">
      <style:text-properties officeooo:rsid="0154c5f0" officeooo:paragraph-rsid="0154c5f0"/>
    </style:style>
    <style:style style:name="P111" style:family="paragraph" style:parent-style-name="Standard">
      <style:text-properties officeooo:rsid="01554f5c" officeooo:paragraph-rsid="01554f5c"/>
    </style:style>
    <style:style style:name="P112" style:family="paragraph" style:parent-style-name="Standard">
      <style:text-properties officeooo:rsid="01556771" officeooo:paragraph-rsid="01556771"/>
    </style:style>
    <style:style style:name="P113" style:family="paragraph" style:parent-style-name="Standard">
      <style:text-properties officeooo:rsid="0156d8a3" officeooo:paragraph-rsid="0156d8a3"/>
    </style:style>
    <style:style style:name="P114" style:family="paragraph" style:parent-style-name="Standard">
      <style:text-properties officeooo:rsid="01587060" officeooo:paragraph-rsid="01587060"/>
    </style:style>
    <style:style style:name="P115" style:family="paragraph" style:parent-style-name="Standard">
      <style:text-properties officeooo:rsid="015ad971" officeooo:paragraph-rsid="015ad971"/>
    </style:style>
    <style:style style:name="P116" style:family="paragraph" style:parent-style-name="Standard">
      <style:text-properties officeooo:rsid="015c16b9" officeooo:paragraph-rsid="015c16b9"/>
    </style:style>
    <style:style style:name="P117" style:family="paragraph" style:parent-style-name="Standard">
      <style:text-properties officeooo:rsid="015d53b2" officeooo:paragraph-rsid="015d53b2"/>
    </style:style>
    <style:style style:name="P118" style:family="paragraph" style:parent-style-name="Standard">
      <style:text-properties officeooo:rsid="01417d0a" officeooo:paragraph-rsid="011ed0f6"/>
    </style:style>
    <style:style style:name="P119" style:family="paragraph" style:parent-style-name="Standard">
      <style:text-properties officeooo:rsid="016401ae" officeooo:paragraph-rsid="016401ae"/>
    </style:style>
    <style:style style:name="P120" style:family="paragraph" style:parent-style-name="Standard">
      <style:text-properties officeooo:rsid="0166dc75" officeooo:paragraph-rsid="0166dc75"/>
    </style:style>
    <style:style style:name="P121" style:family="paragraph" style:parent-style-name="Heading_20_1">
      <style:paragraph-properties fo:break-before="page"/>
    </style:style>
    <style:style style:name="P122" style:family="paragraph" style:parent-style-name="Standard">
      <style:text-properties officeooo:rsid="014dd63e" officeooo:paragraph-rsid="014dd63e"/>
    </style:style>
    <style:style style:name="P123" style:family="paragraph" style:parent-style-name="Standard">
      <style:text-properties officeooo:rsid="0167fce6" officeooo:paragraph-rsid="0167fce6"/>
    </style:style>
    <style:style style:name="T1" style:family="text">
      <style:text-properties officeooo:rsid="00173dd2"/>
    </style:style>
    <style:style style:name="T2" style:family="text">
      <style:text-properties officeooo:rsid="001fca47"/>
    </style:style>
    <style:style style:name="T3" style:family="text">
      <style:text-properties officeooo:rsid="0025078e"/>
    </style:style>
    <style:style style:name="T4" style:family="text">
      <style:text-properties officeooo:rsid="0028f3fb"/>
    </style:style>
    <style:style style:name="T5" style:family="text">
      <style:text-properties officeooo:rsid="0035c986"/>
    </style:style>
    <style:style style:name="T6" style:family="text">
      <style:text-properties officeooo:rsid="00470eb4"/>
    </style:style>
    <style:style style:name="T7" style:family="text">
      <style:text-properties officeooo:rsid="005ee0b6"/>
    </style:style>
    <style:style style:name="T8" style:family="text">
      <style:text-properties officeooo:rsid="006e7962"/>
    </style:style>
    <style:style style:name="T9" style:family="text">
      <style:text-properties officeooo:rsid="007c1bed"/>
    </style:style>
    <style:style style:name="T10" style:family="text">
      <style:text-properties style:text-position="sub 58%"/>
    </style:style>
    <style:style style:name="T11" style:family="text">
      <style:text-properties style:text-position="0% 100%"/>
    </style:style>
    <style:style style:name="T12" style:family="text">
      <style:text-properties officeooo:rsid="00852efa"/>
    </style:style>
    <style:style style:name="T13" style:family="text">
      <style:text-properties officeooo:rsid="00897a5f"/>
    </style:style>
    <style:style style:name="T14" style:family="text">
      <style:text-properties officeooo:rsid="008d21d2"/>
    </style:style>
    <style:style style:name="T15" style:family="text">
      <style:text-properties officeooo:rsid="008efd24"/>
    </style:style>
    <style:style style:name="T16" style:family="text">
      <style:text-properties officeooo:rsid="0090d106"/>
    </style:style>
    <style:style style:name="T17" style:family="text">
      <style:text-properties officeooo:rsid="0097c3c2"/>
    </style:style>
    <style:style style:name="T18" style:family="text">
      <style:text-properties officeooo:rsid="00abbc31"/>
    </style:style>
    <style:style style:name="T19" style:family="text">
      <style:text-properties officeooo:rsid="00d90478"/>
    </style:style>
    <style:style style:name="T20" style:family="text">
      <style:text-properties officeooo:rsid="00e4f332"/>
    </style:style>
    <style:style style:name="T21" style:family="text">
      <style:text-properties officeooo:rsid="00eafcb8"/>
    </style:style>
    <style:style style:name="T22" style:family="text">
      <style:text-properties officeooo:rsid="00eb5fb8"/>
    </style:style>
    <style:style style:name="T23" style:family="text">
      <style:text-properties officeooo:rsid="00ed9de6"/>
    </style:style>
    <style:style style:name="T24" style:family="text">
      <style:text-properties officeooo:rsid="00eda25f"/>
    </style:style>
    <style:style style:name="T25" style:family="text">
      <style:text-properties officeooo:rsid="00edccd1"/>
    </style:style>
    <style:style style:name="T26" style:family="text">
      <style:text-properties officeooo:rsid="00f227a2"/>
    </style:style>
    <style:style style:name="T27" style:family="text">
      <style:text-properties officeooo:rsid="00f4d253"/>
    </style:style>
    <style:style style:name="T28" style:family="text">
      <style:text-properties officeooo:rsid="00f75d1e"/>
    </style:style>
    <style:style style:name="T29" style:family="text">
      <style:text-properties officeooo:rsid="00fc3c04"/>
    </style:style>
    <style:style style:name="T30" style:family="text">
      <style:text-properties officeooo:rsid="00fe161c"/>
    </style:style>
    <style:style style:name="T31" style:family="text">
      <style:text-properties officeooo:rsid="01024973"/>
    </style:style>
    <style:style style:name="T32" style:family="text">
      <style:text-properties officeooo:rsid="01061df6"/>
    </style:style>
    <style:style style:name="T33" style:family="text">
      <style:text-properties officeooo:rsid="010e2f88"/>
    </style:style>
    <style:style style:name="T34" style:family="text">
      <style:text-properties officeooo:rsid="011159d6"/>
    </style:style>
    <style:style style:name="T35" style:family="text">
      <style:text-properties officeooo:rsid="0116e68f"/>
    </style:style>
    <style:style style:name="T36" style:family="text">
      <style:text-properties officeooo:rsid="0158bc23"/>
    </style:style>
    <style:style style:name="T37" style:family="text">
      <style:text-properties officeooo:rsid="015fd759"/>
    </style:style>
    <style:style style:name="T38" style:family="text">
      <style:text-properties officeooo:rsid="01610d26"/>
    </style:style>
    <style:style style:name="T39" style:family="text">
      <style:text-properties officeooo:rsid="0165bd6d"/>
    </style:style>
    <style:style style:name="fr1" style:family="graphic" style:parent-style-name="Formula">
      <style:graphic-properties style:vertical-pos="from-top" style:horizontal-pos="from-left" style:horizontal-rel="paragraph-content" draw:ole-draw-aspect="1"/>
    </style:style>
    <style:style style:name="fr2" style:family="graphic" style:parent-style-name="OLE">
      <style:graphic-properties style:vertical-pos="top" style:vertical-rel="paragraph" style:horizontal-pos="center"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EM Gravity theory extended to include “chemistry” force and to be qasi single equation</text:p>
      <text:p text:style-name="P1">We begin by assuming:</text:p>
      <text:p text:style-name="P1"><draw:frame draw:style-name="fr1" draw:name="Object1" text:anchor-type="as-char" svg:y="-0.383cm" svg:width="1.254cm" svg:height="0.473cm" draw:z-index="0"><draw:object xlink:href="./Object 1" xlink:type="simple" xlink:show="embed" xlink:actuate="onLoad"/><draw:image xlink:href="./ObjectReplacements/Object 1" xlink:type="simple" xlink:show="embed" xlink:actuate="onLoad"/></draw:frame></text:p>
      <text:p text:style-name="P1">For some unit of energy.</text:p>
      <text:p text:style-name="P1">The dot <text:span text:style-name="T1">U</text:span> is expressed as 5d radiation from gravity and the <text:span text:style-name="T1">U</text:span> is something similar to classical energy.</text:p>
      <text:p text:style-name="P1"/>
      <text:p text:style-name="P1"><draw:frame draw:style-name="fr1" draw:name="Object2" text:anchor-type="as-char" svg:y="-0.388cm" svg:width="14.594cm" svg:height="0.543cm" draw:z-index="1"><draw:object xlink:href="./Object 2" xlink:type="simple" xlink:show="embed" xlink:actuate="onLoad"/><draw:image xlink:href="./ObjectReplacements/Object 2" xlink:type="simple" xlink:show="embed" xlink:actuate="onLoad"/></draw:frame></text:p>
      <text:p text:style-name="P1"><draw:frame draw:style-name="fr1" draw:name="Object32" text:anchor-type="as-char" svg:y="-0.744cm" svg:width="3.896cm" svg:height="1.184cm" draw:z-index="14"><draw:object xlink:href="./Object 32" xlink:type="simple" xlink:show="embed" xlink:actuate="onLoad"/><draw:image xlink:href="./ObjectReplacements/Object 32" xlink:type="simple" xlink:show="embed" xlink:actuate="onLoad"/></draw:frame></text:p>
      <text:p text:style-name="P1"><draw:frame draw:style-name="fr1" draw:name="Object3" text:anchor-type="as-char" svg:y="-0.744cm" svg:width="16.441cm" svg:height="1.187cm" draw:z-index="2"><draw:object xlink:href="./Object 3" xlink:type="simple" xlink:show="embed" xlink:actuate="onLoad"/><draw:image xlink:href="./ObjectReplacements/Object 3" xlink:type="simple" xlink:show="embed" xlink:actuate="onLoad"/></draw:frame></text:p>
      <text:p text:style-name="P1"><draw:frame draw:style-name="fr1" draw:name="Object14" text:anchor-type="as-char" svg:y="-0.437cm" svg:width="4.964cm" svg:height="0.593cm" draw:z-index="15"><draw:object xlink:href="./Object 14" xlink:type="simple" xlink:show="embed" xlink:actuate="onLoad"/><draw:image xlink:href="./ObjectReplacements/Object 14" xlink:type="simple" xlink:show="embed" xlink:actuate="onLoad"/></draw:frame></text:p>
      <text:p text:style-name="P1">When this force is used for Phase based integral, it is the vishnu force.</text:p>
      <text:p text:style-name="P120">The k value is a tensor, and we convert Z2 to another wave function with Z1 being the Hamiltonian to get the multiple goldiums.</text:p>
      <text:p text:style-name="P120">The person has initially three level 1 goldium 3 wave function bodies. When they die, one is split into three and one of the three level 2 goldiums is lost from the person’s parallel world.</text:p>
      <text:p text:style-name="P120">When there are five bodies, one on the wrong side of the Earth, it counts as reducing from 5→4 and this replicates another level 2 gold body, and the “body” gold is restored, but on the opposite side of the Earth.</text:p>
      <text:p text:style-name="P120">Reincarnation happens without new birth.</text:p>
      <text:p text:style-name="P120">It is unclear what happens when the new birthed children fill in all the Hindu parallel planets.</text:p>
      <text:p text:style-name="P120">Perhaps people will stop giving birth.</text:p>
      <text:p text:style-name="P1">When we do one Euler Langrange we got chemistry and power 3 space time derrivatives if we don’t do the extra step of solving the langrangian (shiv force)</text:p>
      <text:p text:style-name="P1">When we do second Euler Langrange we got quantum gravity and base solution for some of the “multiverse” parallel worlds.</text:p>
      <text:p text:style-name="P29">A<text:span text:style-name="T10">any </text:span><text:span text:style-name="T11">is inter loka dimension gradient inclusive and exclusive of “normal” dimensions.</text:span></text:p>
      <text:p text:style-name="P29"><draw:frame draw:style-name="fr1" draw:name="Object31" text:anchor-type="as-char" svg:y="-0.377cm" svg:width="0.609cm" svg:height="0.533cm" draw:z-index="26"><draw:object xlink:href="./Object 31" xlink:type="simple" xlink:show="embed" xlink:actuate="onLoad"/><draw:image xlink:href="./ObjectReplacements/Object 31" xlink:type="simple" xlink:show="embed" xlink:actuate="onLoad"/></draw:frame>is inter loka dimension speed.</text:p>
      <text:p text:style-name="P29"><draw:frame draw:style-name="fr1" draw:name="Object54" text:anchor-type="as-char" svg:y="-0.379cm" svg:width="0.402cm" svg:height="0.534cm" draw:z-index="27"><draw:object xlink:href="./Object 54" xlink:type="simple" xlink:show="embed" xlink:actuate="onLoad"/><draw:image xlink:href="./ObjectReplacements/Object 54" xlink:type="simple" xlink:show="embed" xlink:actuate="onLoad"/></draw:frame><text:span text:style-name="T38">is the (potentially warped) privileged speed of light.</text:span></text:p>
      <text:p text:style-name="P29"><draw:frame draw:style-name="fr1" draw:name="Object33" text:anchor-type="as-char" svg:y="-0.377cm" svg:width="0.51cm" svg:height="0.526cm" draw:z-index="28"><draw:object xlink:href="./Object 33" xlink:type="simple" xlink:show="embed" xlink:actuate="onLoad"/><draw:image xlink:href="./ObjectReplacements/Object 33" xlink:type="simple" xlink:show="embed" xlink:actuate="onLoad"/></draw:frame><text:span text:style-name="T12">is a per wave function rank </text:span><text:span text:style-name="T39">3</text:span><text:span text:style-name="T12"> tensor – a locking field that prevents random switches between parallel worlds.</text:span></text:p>
      <text:p text:style-name="P29"><draw:frame draw:style-name="fr1" draw:name="Object40" text:anchor-type="as-char" svg:y="-0.377cm" svg:width="0.347cm" svg:height="0.474cm" draw:z-index="29"><draw:object xlink:href="./Object 40" xlink:type="simple" xlink:show="embed" xlink:actuate="onLoad"/><draw:image xlink:href="./ObjectReplacements/Object 40" xlink:type="simple" xlink:show="embed" xlink:actuate="onLoad"/></draw:frame><text:span text:style-name="T16">is a constant of the order of magnitude of 0.01 or 0.001 to explain metals being colder than e.g. wood to touch when in a room.</text:span></text:p>
      <text:p text:style-name="P29"><draw:frame draw:style-name="fr1" draw:name="Object43" text:anchor-type="as-char" svg:y="-0.437cm" svg:width="1.249cm" svg:height="0.534cm" draw:z-index="31"><draw:object xlink:href="./Object 43" xlink:type="simple" xlink:show="embed" xlink:actuate="onLoad"/><draw:image xlink:href="./ObjectReplacements/Object 43" xlink:type="simple" xlink:show="embed" xlink:actuate="onLoad"/></draw:frame></text:p>
      <text:p text:style-name="P35">This results in quantum heat for touching transfers of m|v| and for air based transfers of approximately<draw:frame draw:style-name="fr1" draw:name="Object41" text:anchor-type="as-char" svg:y="-0.437cm" svg:width="1.259cm" svg:height="0.552cm" draw:z-index="32"><draw:object xlink:href="./Object 41" xlink:type="simple" xlink:show="embed" xlink:actuate="onLoad"/><draw:image xlink:href="./ObjectReplacements/Object 41" xlink:type="simple" xlink:show="embed" xlink:actuate="onLoad"/></draw:frame>.</text:p>
      <text:p text:style-name="P35">The quantum heat gets converted to kinetic energy of the <draw:frame draw:style-name="fr1" draw:name="Object42" text:anchor-type="as-char" svg:y="-0.437cm" svg:width="1.018cm" svg:height="0.545cm" draw:z-index="33"><draw:object xlink:href="./Object 42" xlink:type="simple" xlink:show="embed" xlink:actuate="onLoad"/><draw:image xlink:href="./ObjectReplacements/Object 42" xlink:type="simple" xlink:show="embed" xlink:actuate="onLoad"/></draw:frame>kind and then the interactions with gas molecules happens.</text:p>
      <text:p text:style-name="P35">This is only true if the object boundaries are the same as the RQM object boundaries. Which is dependent on the object size, composition and the pressure of the atmosphere.</text:p>
      <text:p text:style-name="P36"><text:soft-page-break/>Note that if the atoms of the solid are of smaller mass than the air, then they heat up the air near them.</text:p>
      <text:p text:style-name="P1">When we again do Euler Langrange we get a second set of base solutions with non-split parallel sets of dimensions. Some solutions might contradict the initial postulate.</text:p>
      <text:p text:style-name="P1">If we start the Euler Langrange from v_4, there is only one solution, or, two identical solutions, which presumably are the same “parallel world”, and the definition of v4, if needed, would be difficult to come up with.</text:p>
      <text:p text:style-name="P1">It is possible to come up with definitions for v1 to v3 if knowledge obtained with non lab repeatable evidence (observational evidence) because such evidence would behave differently on different parallel worlds and some might be dangerous to perform and have non-mechanical restrictions on how it can be performed.</text:p>
      <text:p text:style-name="P3">The multiplication types inside the Z2 are not exactly specified and might depend on component, 4 space 1 time dimension sets:</text:p>
      <text:p text:style-name="P3"><draw:frame draw:style-name="fr1" draw:name="Object4" text:anchor-type="as-char" svg:y="-0.379cm" svg:width="2.314cm" svg:height="0.534cm" draw:z-index="3"><draw:object xlink:href="./Object 4" xlink:type="simple" xlink:show="embed" xlink:actuate="onLoad"/><draw:image xlink:href="./ObjectReplacements/Object 4" xlink:type="simple" xlink:show="embed" xlink:actuate="onLoad"/></draw:frame></text:p>
      <text:p text:style-name="P3"><draw:frame draw:style-name="fr1" draw:name="Object5" text:anchor-type="as-char" svg:y="-0.439cm" svg:width="4.11cm" svg:height="0.594cm" draw:z-index="4"><draw:object xlink:href="./Object 5" xlink:type="simple" xlink:show="embed" xlink:actuate="onLoad"/><draw:image xlink:href="./ObjectReplacements/Object 5" xlink:type="simple" xlink:show="embed" xlink:actuate="onLoad"/></draw:frame></text:p>
      <text:p text:style-name="P3"><draw:frame draw:style-name="fr1" draw:name="Object6" text:anchor-type="as-char" svg:y="-0.619cm" svg:width="3.575cm" svg:height="0.998cm" draw:z-index="5"><draw:object xlink:href="./Object 6" xlink:type="simple" xlink:show="embed" xlink:actuate="onLoad"/><draw:image xlink:href="./ObjectReplacements/Object 6" xlink:type="simple" xlink:show="embed" xlink:actuate="onLoad"/></draw:frame></text:p>
      <text:p text:style-name="P3"><draw:frame draw:style-name="fr1" draw:name="Object7" text:anchor-type="as-char" svg:y="-0.621cm" svg:width="2.06cm" svg:height="1cm" draw:z-index="6"><draw:object xlink:href="./Object 7" xlink:type="simple" xlink:show="embed" xlink:actuate="onLoad"/><draw:image xlink:href="./ObjectReplacements/Object 7" xlink:type="simple" xlink:show="embed" xlink:actuate="onLoad"/></draw:frame></text:p>
      <text:p text:style-name="P3"><draw:frame draw:style-name="fr1" draw:name="Object15" text:anchor-type="as-char" svg:y="-0.377cm" svg:width="4.643cm" svg:height="0.533cm" draw:z-index="34"><draw:object xlink:href="./Object 15" xlink:type="simple" xlink:show="embed" xlink:actuate="onLoad"/><draw:image xlink:href="./ObjectReplacements/Object 15" xlink:type="simple" xlink:show="embed" xlink:actuate="onLoad"/></draw:frame></text:p>
      <text:p text:style-name="P3"><draw:frame draw:style-name="fr1" draw:name="Object16" text:anchor-type="as-char" svg:y="-0.437cm" svg:width="4.129cm" svg:height="0.593cm" draw:z-index="35"><draw:object xlink:href="./Object 16" xlink:type="simple" xlink:show="embed" xlink:actuate="onLoad"/><draw:image xlink:href="./ObjectReplacements/Object 16" xlink:type="simple" xlink:show="embed" xlink:actuate="onLoad"/></draw:frame></text:p>
      <text:p text:style-name="P43">v_e and v_f mathc with v_1 and v_2 in the formulae.</text:p>
      <text:p text:style-name="P44">Split vector formulae:</text:p>
      <text:p text:style-name="P44"><draw:frame draw:style-name="fr1" draw:name="Object45" text:anchor-type="as-char" svg:y="-0.377cm" svg:width="2.099cm" svg:height="0.526cm" draw:z-index="36"><draw:object xlink:href="./Object 45" xlink:type="simple" xlink:show="embed" xlink:actuate="onLoad"/><draw:image xlink:href="./ObjectReplacements/Object 45" xlink:type="simple" xlink:show="embed" xlink:actuate="onLoad"/></draw:frame></text:p>
      <text:p text:style-name="P44"><draw:frame draw:style-name="fr1" draw:name="Object46" text:anchor-type="as-char" svg:y="-0.377cm" svg:width="2.648cm" svg:height="0.526cm" draw:z-index="37"><draw:object xlink:href="./Object 46" xlink:type="simple" xlink:show="embed" xlink:actuate="onLoad"/><draw:image xlink:href="./ObjectReplacements/Object 46" xlink:type="simple" xlink:show="embed" xlink:actuate="onLoad"/></draw:frame></text:p>
      <text:p text:style-name="P44"><draw:frame draw:style-name="fr1" draw:name="Object47" text:anchor-type="as-char" svg:y="-0.377cm" svg:width="1.716cm" svg:height="0.526cm" draw:z-index="38"><draw:object xlink:href="./Object 47" xlink:type="simple" xlink:show="embed" xlink:actuate="onLoad"/><draw:image xlink:href="./ObjectReplacements/Object 47" xlink:type="simple" xlink:show="embed" xlink:actuate="onLoad"/></draw:frame></text:p>
      <text:p text:style-name="P45">Second level locking:</text:p>
      <text:p text:style-name="P44"><draw:frame draw:style-name="fr1" draw:name="Object48" text:anchor-type="as-char" svg:y="-0.527cm" svg:width="3.103cm" svg:height="0.676cm" draw:z-index="39"><draw:object xlink:href="./Object 48" xlink:type="simple" xlink:show="embed" xlink:actuate="onLoad"/><draw:image xlink:href="./ObjectReplacements/Object 48" xlink:type="simple" xlink:show="embed" xlink:actuate="onLoad"/></draw:frame></text:p>
      <text:p text:style-name="P46">Third level locking:</text:p>
      <text:p text:style-name="P46"><draw:frame draw:style-name="fr1" draw:name="Object49" text:anchor-type="as-char" svg:y="-0.545cm" svg:width="5.683cm" svg:height="0.693cm" draw:z-index="43"><draw:object xlink:href="./Object 49" xlink:type="simple" xlink:show="embed" xlink:actuate="onLoad"/><draw:image xlink:href="./ObjectReplacements/Object 49" xlink:type="simple" xlink:show="embed" xlink:actuate="onLoad"/><svg:desc>formula</svg:desc></draw:frame></text:p>
      <text:p text:style-name="P4">The fourth set of dimensions is eliminated by being on top of a 4 dimension set “sheet” around the universe, a bit like a skin.</text:p>
      <text:p text:style-name="P4">There are 24 “light” solutions and 12 “gravity” solutions.</text:p>
      <text:p text:style-name="P4">One or 2 “light” solutions might be invalid.</text:p>
      <text:p text:style-name="P11">Further, there are 24 permutation planets for a,b,c,d into 1,2,3,4.</text:p>
      <text:p text:style-name="P11">The reason there are 12 castes and not 6 is because of two-sidedness.</text:p>
      <text:p text:style-name="P4">If we are “double” people, composed of an “angel” and a “human”, then that gives a ratio of matter to dark matter of 6.</text:p>
      <text:p text:style-name="P15">The 6+6 are actually 6+5 because one of the solutions at gravity level is invalid, the one where the v1 and v2 are solved for first, and it is for the “dead” people on their way to reincarnation.</text:p>
      <text:p text:style-name="P16">This is half-true because 3 wave functions allow for three bodies not two and when people die, the “third” body is activated and we remain whole while dumping one body.</text:p>
      <text:p text:style-name="P16">So for the living there are 30 “realms” but for the dead, there are 36.</text:p>
      <text:p text:style-name="P16">When the dead die they become living again.</text:p>
      <text:p text:style-name="P13">This means there is not one solution which doesn’t have any possibility for free energy generation at the gravity-light level.</text:p>
      <text:p text:style-name="P14">Also we are not “immortal” without the babbel tower - <text:s/>we would end up with the sun half dying instead of continuous existence.</text:p>
      <text:p text:style-name="P6">There are 3 or 6 “<text:span text:style-name="T4">sub-</text:span>castes” depending on whether it is a gravity level or electrodynamics level which are the selection of velocities that the “sub-classed” velocity becomes equal to (so called locking force).</text:p>
      <text:p text:style-name="P5"><text:soft-page-break/>Wave function proportional to number of particles!</text:p>
      <text:p text:style-name="P11">It has a bias value.</text:p>
      <text:p text:style-name="P11">Total derivative on the right is like a force, except electrostatic “orbits” don’t wobble the electric wave function and so it is possible to have things like atom atoms like the H_3 O ion in dissolved acids but in theory should extend to macroscopic objects.</text:p>
      <text:p text:style-name="P5">“<text:span text:style-name="T2">magic” 1/3 distance unit for v1 and v2, but not v3,v4,E,B.</text:span></text:p>
      <text:p text:style-name="P7">Universe’s matter could have been created by a snake like “deity” and an egg, both of neutronium like density.</text:p>
      <text:p text:style-name="P12">A further factor of 1.7 of the meter on both sides might be necessary but this is due to recent in historical terms increase of the height of the human being with corresponding scaling of the meter.</text:p>
      <text:p text:style-name="P7">The snake would rotate around the egg, being a bit shifted rather than directly on top of it. The electromagnetic field would create virtual magnetic charge on its inside, generating a monopole current from its motion.</text:p>
      <text:p text:style-name="P7">This would heat up the egg, and it would eventually explode, feeding a feedback loop of magnetic monopole current on the snake and electric current from the egg remains. The source of energy is because the egg is magnetisable and the snake also has electric charge.</text:p>
      <text:p text:style-name="P7">This creates a “battle” between the <draw:frame draw:style-name="fr1" draw:name="Object8" text:anchor-type="as-char" svg:y="-0.385cm" svg:width="1.259cm" svg:height="0.474cm" draw:z-index="7"><draw:object xlink:href="./Object 8" xlink:type="simple" xlink:show="embed" xlink:actuate="onLoad"/><draw:image xlink:href="./ObjectReplacements/Object 8" xlink:type="simple" xlink:show="embed" xlink:actuate="onLoad"/></draw:frame>and <draw:frame draw:style-name="fr1" draw:name="Object9" text:anchor-type="as-char" svg:y="-0.383cm" svg:width="0.944cm" svg:height="0.473cm" draw:z-index="8"><draw:object xlink:href="./Object 9" xlink:type="simple" xlink:show="embed" xlink:actuate="onLoad"/><draw:image xlink:href="./ObjectReplacements/Object 9" xlink:type="simple" xlink:show="embed" xlink:actuate="onLoad"/></draw:frame>radiation, which generates matter and energy.</text:p>
      <text:p text:style-name="P7">This is because asymmetrically placed ferromagnet inside a coil creates such conditions.</text:p>
      <text:p text:style-name="P7">Where the magnetic force accelerates the object inside and electric energy is created at the same time.</text:p>
      <text:p text:style-name="P8">The number of wave functions is initially six.</text:p>
      <text:p text:style-name="P8">Then, the anti anti matter is half eliminated by clock splitting by clkREF anti matter particle cannon that <text:s/>extends to the Van Allen belts.</text:p>
      <text:p text:style-name="P8">The anti-matter is eliminated by the galaxy’s black hole core, because it spins at lightspeed and creates a massive magnet.</text:p>
      <text:p text:style-name="P8">The difference between matter and anti matter is monopole dipole moment versus current based dipole moment.</text:p>
      <text:p text:style-name="P8">The current based dipole moment is set to the value of fixed value by the super strong magnetic current polarisation and becomes locked.</text:p>
      <text:p text:style-name="P8">This leaves 3 wave functions, which, if our two “persons” are in entropy and energy-momentum conserved solution, we can pit them against each other, and entropy, impulse and gravity win, and energy conservation is violated.</text:p>
      <text:p text:style-name="P9">This is used by the bodies of the beings living on the planet because if our bodies used only chemical energy from food we’d have to eat non stop and in huge quantity.</text:p>
      <text:p text:style-name="P9">The ribosome could be repairing the DNA and hydrocarbons by means of a mechanical force e.g. two asymmetrical capacitors, one of which is charged with mutual equal potential, then the potential of one plate is biased against the other, bulk capacitor, and it is mechanically squashing the molecule segment, discharging energy from the electric gravitational Ether.</text:p>
      <text:p text:style-name="P9">This is the E.q Field with <draw:frame draw:style-name="fr1" draw:name="Object10" text:anchor-type="as-char" svg:y="-0.383cm" svg:width="0.944cm" svg:height="0.473cm" draw:z-index="9"><draw:object xlink:href="./Object 10" xlink:type="simple" xlink:show="embed" xlink:actuate="onLoad"/><draw:image xlink:href="./ObjectReplacements/Object 10" xlink:type="simple" xlink:show="embed" xlink:actuate="onLoad"/></draw:frame>radiation component, and it is accompanied by magnetic force in the opposite direction but as we know the magnetic force doesn’t do any work in a non-accelerating system.</text:p>
      <text:p text:style-name="P9">It does, however, either reduce or increase the gravitational field due to the Ether leakage if in a gravity well.</text:p>
      <text:p text:style-name="P9">The forced antenna of <draw:frame draw:style-name="fr1" draw:name="Object11" text:anchor-type="as-char" svg:y="-0.385cm" svg:width="0.914cm" svg:height="0.474cm" draw:z-index="10"><draw:object xlink:href="./Object 11" xlink:type="simple" xlink:show="embed" xlink:actuate="onLoad"/><draw:image xlink:href="./ObjectReplacements/Object 11" xlink:type="simple" xlink:show="embed" xlink:actuate="onLoad"/></draw:frame>radiation is the mitochondria, shaped like a disc antenna. <text:span text:style-name="T3">It generates “accordylene” signal that sucks in this radiation by combining two sinusoid sections of different frequency, which produces net work from quantised </text:span><text:span text:style-name="T3"><draw:frame draw:style-name="fr1" draw:name="Object12" text:anchor-type="as-char" svg:y="-0.377cm" svg:width="1.471cm" svg:height="0.467cm" draw:z-index="11"><draw:object xlink:href="./Object 12" xlink:type="simple" xlink:show="embed" xlink:actuate="onLoad"/><draw:image xlink:href="./ObjectReplacements/Object 12" xlink:type="simple" xlink:show="embed" xlink:actuate="onLoad"/></draw:frame></text:span><text:span text:style-name="T3">radiation.</text:span></text:p>
      <text:p text:style-name="P10">The two phases come from converting Adenosine Mono Phosphate first into Adenosine Bi Phosphate and then to Adenosine Tri Phosphate where the two reactions overlap with the right amount of phase and frequency difference.</text:p>
      <text:p text:style-name="P10">The efficiency that this system can reach is <draw:frame draw:style-name="fr1" draw:name="Object13" text:anchor-type="as-char" svg:y="-0.386cm" svg:width="1.857cm" svg:height="0.508cm" draw:z-index="12"><draw:object xlink:href="./Object 13" xlink:type="simple" xlink:show="embed" xlink:actuate="onLoad"/><draw:image xlink:href="./ObjectReplacements/Object 13" xlink:type="simple" xlink:show="embed" xlink:actuate="onLoad"/></draw:frame>depending on which dual parallel world the person is located in, and N is the number of particles in the galaxy.</text:p>
      <text:p text:style-name="P17"><text:soft-page-break/>Every obse<text:span text:style-name="T6">r</text:span>vable force uses two sources of radiation – one from the top level, and one from its own level.</text:p>
      <text:p text:style-name="P18">The v5 is dual so it is <text:span text:style-name="T6">V</text:span>ishnu-<text:span text:style-name="T6">S</text:span>hakti force where <text:span text:style-name="T6">sri S</text:span>hiva and <text:span text:style-name="T6">shi V</text:span>ishnu have a pederastic relationship apart from the <text:span text:style-name="T6">S</text:span>hakti-<text:span text:style-name="T6">S</text:span>hiva relationship.</text:p>
      <text:p text:style-name="P18">There could be a v6 level but it is <text:span text:style-name="T6">B</text:span>rahma-<text:span text:style-name="T6">L</text:span>akshmi, where <text:span text:style-name="T6">sri B</text:span>rahma and and <text:span text:style-name="T6">sri L</text:span>akshmi are <text:span text:style-name="T6">sri V</text:span>ishnu’s family. </text:p>
      <text:p text:style-name="P18">T<text:span text:style-name="T5">he radiation from the top level is the static field of the own level.</text:span></text:p>
      <text:p text:style-name="P21"/>
      <text:p text:style-name="P4"><draw:frame draw:style-name="fr1" draw:name="Object17" text:anchor-type="as-char" svg:y="-0.377cm" svg:width="5.576cm" svg:height="0.531cm" draw:z-index="16"><draw:object xlink:href="./Object 17" xlink:type="simple" xlink:show="embed" xlink:actuate="onLoad"/><draw:image xlink:href="./ObjectReplacements/Object 17" xlink:type="simple" xlink:show="embed" xlink:actuate="onLoad"/></draw:frame></text:p>
      <text:p text:style-name="P19">P is the Aether polarisation i.e. <draw:frame draw:style-name="fr1" draw:name="Object18" text:anchor-type="as-char" svg:y="-0.377cm" svg:width="1.395cm" svg:height="0.467cm" draw:z-index="17"><draw:object xlink:href="./Object 18" xlink:type="simple" xlink:show="embed" xlink:actuate="onLoad"/><draw:image xlink:href="./ObjectReplacements/Object 18" xlink:type="simple" xlink:show="embed" xlink:actuate="onLoad"/></draw:frame></text:p>
      <text:p text:style-name="P19">M is the Aether vortex i.e. <draw:frame draw:style-name="fr1" draw:name="Object19" text:anchor-type="as-char" svg:y="-0.683cm" svg:width="3.041cm" svg:height="0.908cm" draw:z-index="18"><draw:object xlink:href="./Object 19" xlink:type="simple" xlink:show="embed" xlink:actuate="onLoad"/><draw:image xlink:href="./ObjectReplacements/Object 19" xlink:type="simple" xlink:show="embed" xlink:actuate="onLoad"/></draw:frame>the A field and the B field contains energy. The E field energy is either inflow or outflow of Aether, and the Aether is turned because the A potential contains energy compensated by angular momentum. The V field also contains angular momentum, but it is in the field itself, not in the Aether, however it is torsion momentum, not angular momentum, and the torsion momentum is representative of space time curvature, in which the quasi-rotating variable charge of gravity is rotating as well as rotating the 4d set of 4 space-time vector of chemistry force.</text:p>
      <text:p text:style-name="P19">The perpendicular products between <draw:frame draw:style-name="fr1" draw:name="Object20" text:anchor-type="as-char" svg:y="-0.385cm" svg:width="0.87cm" svg:height="0.474cm" draw:z-index="19"><draw:object xlink:href="./Object 20" xlink:type="simple" xlink:show="embed" xlink:actuate="onLoad"/><draw:image xlink:href="./ObjectReplacements/Object 20" xlink:type="simple" xlink:show="embed" xlink:actuate="onLoad"/></draw:frame>and J create the stress and pressure components, presumably due to stress and pressure conservation or approximate conservation.</text:p>
      <text:p text:style-name="P19">Same applies to stress components of div B and B.</text:p>
      <text:p text:style-name="P19">Pressure components might apply to both pressure and force source components.</text:p>
      <text:p text:style-name="P20">Two speed of light -9m/s and the “usual” one.</text:p>
      <text:p text:style-name="P20">Aether rest speed 50m/s in direction opposite of acceleration.</text:p>
      <text:p text:style-name="P22">There are 2x sets of 24 “planets” per “philosophical” set of planets, where one of the pair is for reincarnation, and the other is for <text:span text:style-name="T7">reverse reincarnation</text:span>.</text:p>
      <text:p text:style-name="P23">They are each with swapped divergent dimension and are in a non easily detectable way appearing to be on each other’s inside of the planet.</text:p>
      <text:p text:style-name="P2"><draw:frame draw:style-name="fr1" draw:name="Object21" text:anchor-type="as-char" svg:y="-0.439cm" svg:width="1.284cm" svg:height="0.594cm" draw:z-index="45"><draw:object xlink:href="./Object 21" xlink:type="simple" xlink:show="embed" xlink:actuate="onLoad"/><draw:image xlink:href="./ObjectReplacements/Object 21" xlink:type="simple" xlink:show="embed" xlink:actuate="onLoad"/></draw:frame></text:p>
      <text:p text:style-name="P24">Last integral and v in Z2 is swapped</text:p>
      <text:p text:style-name="P24"><draw:frame draw:style-name="fr1" draw:name="Object24" text:anchor-type="as-char" svg:y="-0.462cm" svg:width="3.5cm" svg:height="0.637cm" draw:z-index="20"><draw:object xlink:href="./Object 24" xlink:type="simple" xlink:show="embed" xlink:actuate="onLoad"/><draw:image xlink:href="./ObjectReplacements/Object 24" xlink:type="simple" xlink:show="embed" xlink:actuate="onLoad"/></draw:frame></text:p>
      <text:p text:style-name="P24"/>
      <text:p text:style-name="P24"><draw:frame draw:style-name="fr1" draw:name="Object25" text:anchor-type="as-char" svg:y="-0.377cm" svg:width="2.704cm" svg:height="0.476cm" draw:z-index="21"><draw:object xlink:href="./Object 25" xlink:type="simple" xlink:show="embed" xlink:actuate="onLoad"/><draw:image xlink:href="./ObjectReplacements/Object 25" xlink:type="simple" xlink:show="embed" xlink:actuate="onLoad"/></draw:frame></text:p>
      <text:p text:style-name="P24"/>
      <text:p text:style-name="P24"><draw:frame draw:style-name="fr1" draw:name="Object26" text:anchor-type="as-char" svg:y="-1.334cm" svg:width="5.3cm" svg:height="1.565cm" draw:z-index="22"><draw:object xlink:href="./Object 26" xlink:type="simple" xlink:show="embed" xlink:actuate="onLoad"/><draw:image xlink:href="./ObjectReplacements/Object 26" xlink:type="simple" xlink:show="embed" xlink:actuate="onLoad"/></draw:frame></text:p>
      <text:p text:style-name="P24"/>
      <text:p text:style-name="P24"><draw:frame draw:style-name="fr1" draw:name="Object27" text:anchor-type="as-char" svg:y="-0.736cm" svg:width="2.013cm" svg:height="1.177cm" draw:z-index="23"><draw:object xlink:href="./Object 27" xlink:type="simple" xlink:show="embed" xlink:actuate="onLoad"/><draw:image xlink:href="./ObjectReplacements/Object 27" xlink:type="simple" xlink:show="embed" xlink:actuate="onLoad"/></draw:frame><text:span text:style-name="T9">for matter</text:span></text:p>
      <text:p text:style-name="P24"/>
      <text:p text:style-name="P24"><draw:frame draw:style-name="fr1" draw:name="Object30" text:anchor-type="as-char" svg:y="-0.736cm" svg:width="1.7cm" svg:height="1.177cm" draw:z-index="46"><draw:object xlink:href="./Object 30" xlink:type="simple" xlink:show="embed" xlink:actuate="onLoad"/><draw:image xlink:href="./ObjectReplacements/Object 30" xlink:type="simple" xlink:show="embed" xlink:actuate="onLoad"/><svg:desc>formula</svg:desc></draw:frame><text:span text:style-name="T9">for light</text:span></text:p>
      <text:p text:style-name="P24"/>
      <text:p text:style-name="P24"><draw:frame draw:style-name="fr1" draw:name="Object28" text:anchor-type="as-char" svg:y="-0.377cm" svg:width="1.633cm" svg:height="0.533cm" draw:z-index="24"><draw:object xlink:href="./Object 28" xlink:type="simple" xlink:show="embed" xlink:actuate="onLoad"/><draw:image xlink:href="./ObjectReplacements/Object 28" xlink:type="simple" xlink:show="embed" xlink:actuate="onLoad"/></draw:frame></text:p>
      <text:p text:style-name="P25">DxD is dependent of the lifetime of a gravito-chemistro-photon, so that the chemistry force will decay into gravity force. Presumably the time derivvartive of the squared wave function is like four velocity but excluding circular orbit attraction.</text:p>
      <text:p text:style-name="P25">This is because when there is gravity, the <draw:frame draw:style-name="fr1" draw:name="Object29" text:anchor-type="as-char" svg:y="-0.377cm" svg:width="0.54cm" svg:height="0.533cm" draw:z-index="25"><draw:object xlink:href="./Object 29" xlink:type="simple" xlink:show="embed" xlink:actuate="onLoad"/><draw:image xlink:href="./ObjectReplacements/Object 29" xlink:type="simple" xlink:show="embed" xlink:actuate="onLoad"/></draw:frame>coordinate follows the equi-kinetic-energy orbit.</text:p>
      <text:p text:style-name="P26">The non-growing of “gravity-like” light for the first 48 solar radii would also have to be pushed into DxD, where it would replicate the light into other parallel “planets” instead of it growing.</text:p>
      <text:p text:style-name="P26"><text:soft-page-break/>This gives a universe of about 1 billion light years, and 10^<text:span text:style-name="T8">63</text:span> particles, and the Earth would be something like 500,000 years old, with evolution occuring 180 times faster than the “classical” mechanics predict, which is 20 times slower than what is observed in the geological record.</text:p>
      <text:p text:style-name="P27">The efficiency of evolution is increased by the maximum efficacy of the free energy generator with no self feedback.</text:p>
      <text:p text:style-name="P30">The 500’000 years of Earth is based on iso light speed change to increasing light speed to preserve the gravity’s frequancies.</text:p>
      <text:p text:style-name="P31">The locking field can provide 5 different levels:</text:p>
      <text:p text:style-name="P31">1. Light → up to 5</text:p>
      <text:p text:style-name="P31">2. Gravity → up to 10</text:p>
      <text:p text:style-name="P31">3. Chemistry → up to 10</text:p>
      <text:p text:style-name="P31">4. Shiv force → up to 5</text:p>
      <text:p text:style-name="P31">5. Vishnu force → only one</text:p>
      <text:p text:style-name="P31">Given that there are 5 types of matter i.e. akashi</text:p>
      <text:p text:style-name="P31">total of 31 physics</text:p>
      <text:p text:style-name="P31">3 solutions for photons → V.q A.J and their interactions</text:p>
      <text:p text:style-name="P31">4 solution for “dark forces” where energy comes from roughness, one of them if for the energy received by them</text:p>
      <text:p text:style-name="P31">24 “planets” for each side of the planet.</text:p>
      <text:p text:style-name="P32">This doesn’t mean that the “void” beings are incapable of reincarnation.</text:p>
      <text:p text:style-name="P32">It can still be possible by adding one more equation:</text:p>
      <text:p text:style-name="P32"><draw:frame draw:style-name="fr1" draw:name="Object34" text:anchor-type="as-char" svg:y="-0.697cm" svg:width="2.676cm" svg:height="1.136cm" draw:z-index="30"><draw:object xlink:href="./Object 34" xlink:type="simple" xlink:show="embed" xlink:actuate="onLoad"/><draw:image xlink:href="./ObjectReplacements/Object 34" xlink:type="simple" xlink:show="embed" xlink:actuate="onLoad"/></draw:frame></text:p>
      <text:p text:style-name="P33">However 5/<text:span text:style-name="T15">8</text:span> types of matter can be derived from the set of equation at the beginning:</text:p>
      <text:p text:style-name="P33">1. Energy based, conserves energy but can get friction flight by messing up the flight medium. Messing up the flight medium is reversible. <text:span text:style-name="T13">Theoretically x2 swappable</text:span></text:p>
      <text:p text:style-name="P33">2. Energy based, 1x charge, can do “warp drive” and can generate energy. <text:span text:style-name="T13">X2 swapped version for male-female energy</text:span></text:p>
      <text:p text:style-name="P33">3. Energy based, quasi 2x charge, can do “warp drive” and can generate energy, presumably is appearing as if it is on a sky platform for no.2, <text:span text:style-name="T13">X2 swapped version for male-female energy</text:span></text:p>
      <text:p text:style-name="P33">4. Entropy based, multiple versions of entropy possible (counts as one)</text:p>
      <text:p text:style-name="P33">5. Source of radiation is Laplacian of mass, but it still has static electric field and chemistry. <text:span text:style-name="T14">X2 swapped for good and evil</text:span></text:p>
      <text:p text:style-name="P33"/>
      <text:p text:style-name="P34"/>
      <text:p text:style-name="P37">The entropy wave function spreads to 5 dimenstions instead of 3 and an extra 6 th dimension parallel to direction of travel of the waves.</text:p>
      <text:p text:style-name="P37">This allows for people to “live” inside each other, like in <text:span text:style-name="T17">Gaudia </text:span>Vaishnava “Vishnu” that contains the world.</text:p>
      <text:p text:style-name="P37">Where each person contains multiple “planets” or parallel worlds and also is living in the next level parallel worlds for the energy matter.</text:p>
      <text:p text:style-name="P38">The “Laplacian” matter is even smaller and lives in the “hearts” of the entropy person for people who have 3 level matter.</text:p>
      <text:p text:style-name="P38">This is symbolised by the garden, the holy place and the holy of holies in the description of the Jewish temple.</text:p>
      <text:p text:style-name="P38"/>
      <text:p text:style-name="P39">Reincarnation mechanism possible:</text:p>
      <text:p text:style-name="P39"/>
      <text:p text:style-name="P39">If the “single” person aka ghost eats a foetus using extra dimensional motion, then in order for them to replace every cell in their body, the metabolism need to be 12-15 times faster due to replacement taking 7 years under normal condition.</text:p>
      <text:p text:style-name="P39">Also, the “single” person would shrink in size.</text:p>
      <text:p text:style-name="P39"><text:soft-page-break/>This is possible without overheating if the woman is switched from quasi 1x charge to quasi 3x charge, which will triple the thermal radiation. If the surface area of the woman is increased by a factor of 1.2-1.5, it is then possible for enough heat to be radiated while not having an extreme temperature rise.</text:p>
      <text:p text:style-name="P40">Note that on Venus childbirth would also be possible if the right conditions exist on the 2x quasi charge and twice the length of pregnancy.</text:p>
      <text:p text:style-name="P41">Thus it is possible that there is life on the “sky platform” in Venus.</text:p>
      <text:p text:style-name="P41">If there is life on the “sky platform” on Earth, it is not identical e.g. having different size and or metabolism.</text:p>
      <text:p text:style-name="P42">The metric is based on the “laplacian” matter, which can be taken as Einstein field equation (not implying postulate compliance).</text:p>
      <text:p text:style-name="P42">The laplacian is both the Riemanian and the source of the field.</text:p>
      <text:p text:style-name="P47">This implies 4 types of matter and their 4 spin flipped counterpart, producing an 8 matter universe with 5 wave functions (one out of 6 masked by the galaxy anti-matter magnetic current charge).</text:p>
      <text:p text:style-name="P47">The factor of divide by 4 is because at gravity level, a pair of matters is sort of equivalent when spin flipping each matter.</text:p>
      <text:p text:style-name="P48">The gravity field entropy per type of photon uses “integral” frequency for the Levi-Cevita Connection. It is about 92.2787 Hz. The entropy is based on one matter and is based on 2 out of 3 wave functions used. Which multiplies it by 1.5.</text:p>
      <text:p text:style-name="P48">However, the frequency linear entropy is virtually scalled by the ratio of (total energy) / (energy of matter). This means that for the Levi-Cevitta connection, the time runs at a different rate than for elecrodynamics.</text:p>
      <text:p text:style-name="P48">The Levi-Cevitta connection is a measure of entropy of the galaxy.</text:p>
      <text:p text:style-name="P49">The differential frequency is 361 Khz.</text:p>
      <text:p text:style-name="P49">There is also frequency of 171.15 Mhz and 0.19467 Hz.</text:p>
      <text:p text:style-name="P49">Those are used for biological systems and eventually a planet moving engine.</text:p>
      <text:p text:style-name="P50">The chemforce is emitted by the nucleus, and, after it is “neutralised” by the electron shell, it keeps going for distance factor of 1.148 and then decays into gravity photon.</text:p>
      <text:p text:style-name="P50">The chem-force photon – either type – accumulates Shiva force energy, and it loses it at a faster rate when neutralised.</text:p>
      <text:p text:style-name="P50">Thus the Shiv force – Chem force and the Gravity-Light are like two separate magisteria.</text:p>
      <text:p text:style-name="P50">The Shiv force – Chem force could hypothetically have a 7 effective dimensions planet, with 3 verticals who don’t count towards the extension of objects except as one.</text:p>
      <text:p text:style-name="P50">However, such a planet would have no chemistry and thus it is unlikely to contain life.</text:p>
      <text:p text:style-name="P50">If we would postulate that the Vishnu force is the Chemistry of the quasi 7-d planet, we would then have to add a Brahman force, but then, we end up with limitless reduction as we increase the nested number of planets, as every new Chemistry increases the amount of <text:span text:style-name="T18">quasi </text:span>forces by 1, and begs postulating a next level of planet.</text:p>
      <text:p text:style-name="P51">Thus the maximum speed limit is about a billion light speeds.</text:p>
      <text:p text:style-name="P52">This doesn’t imply that the 363550 frequency is false. This is because it could be the other frequency of the accordylene signal in the gravity field source. The signal is two overlapping sinusoids and one of the chopped up, but in this case it is just because those run at a different rate due to the relative scaling of the velocities.</text:p>
      <text:p text:style-name="P52">This means that the hack for the immortality of people who have all 5 matters could actually still be valid.</text:p>
      <text:p text:style-name="P52">If a person’s parallel world consists only of his or her body, then, when one of the 5 matters is lost, a sixth one is replicated in a sixth matter. It could then shift in place of the lost body. The anti entropy will shift into entropy and it is the entropy body that’s mortal (can’t be sure of that though).</text:p>
      <text:p text:style-name="P52">The 7-d planet beings have 4 matters active but they can still be immortal by boosting their reverse entropy. </text:p>
      <text:p text:style-name="P53">The 7-d planet is the one that has general relativity because of the Laplacian matter. It replaces the electromagnetic matter gravity of the torsion kind.</text:p>
      <text:p text:style-name="P54"><text:soft-page-break/>The blue beings would appear to themselves to live for about 350 million years (those of them who aren’t immortal).</text:p>
      <text:p text:style-name="P54">They would appear to be living about 11 thousand years on the gravity layer. Perhaps a long lived being like that could live 12 thousand years from perspective on the gravity layer.</text:p>
      <text:p text:style-name="P54">This is what the Biblical creation story could mean – 7 thousand years for “creation” of a person, and then 5 thousand years of destruction of a person, where Vishnu has ~7000 avatara and Shiva has ~5000 avatara.</text:p>
      <text:p text:style-name="P55"/>
      <text:p text:style-name="P56">Also for the equations to hold true an extra equation is necessary:</text:p>
      <text:p text:style-name="P56"/>
      <text:p text:style-name="P56"><draw:frame draw:style-name="fr1" draw:name="Object44" text:anchor-type="as-char" svg:y="-0.496cm" svg:width="2.066cm" svg:height="0.873cm" draw:z-index="40"><draw:object xlink:href="./Object 44" xlink:type="simple" xlink:show="embed" xlink:actuate="onLoad"/><draw:image xlink:href="./ObjectReplacements/Object 44" xlink:type="simple" xlink:show="embed" xlink:actuate="onLoad"/></draw:frame></text:p>
      <text:p text:style-name="P56">Which puts the stress tensor on par with the wave function with respect to this formula sans the coefficient.</text:p>
      <text:p text:style-name="P56">The wave function is like a normalised potential of the static kind.</text:p>
      <text:p text:style-name="P57">The speed of light is the space-time speed of light adjusted for slower than light speed propagation due to the light spreading.</text:p>
      <text:p text:style-name="P58">If the theory would be compatible with GR, the Levi-Cevitta connection could be:</text:p>
      <text:p text:style-name="P58"><draw:frame draw:style-name="fr1" draw:name="Object50" text:anchor-type="as-char" svg:y="-0.437cm" svg:width="7.743cm" svg:height="0.591cm" draw:z-index="41"><draw:object xlink:href="./Object 50" xlink:type="simple" xlink:show="embed" xlink:actuate="onLoad"/><draw:image xlink:href="./ObjectReplacements/Object 50" xlink:type="simple" xlink:show="embed" xlink:actuate="onLoad"/></draw:frame></text:p>
      <text:p text:style-name="P60">If the factor G<text:span text:style-name="T10">u</text:span> of the phi other is constant, the universe is iso density.</text:p>
      <text:p text:style-name="P59">Where phi splits the wave-function in addition to the normal split.</text:p>
      <text:p text:style-name="P59">Note that phi is separate from the wave function and isn’t used to cancel gravity and “free” energy.</text:p>
      <text:p text:style-name="P61">Given this the correct Poyting <text:span text:style-name="T19">conjecture </text:span>equation is:</text:p>
      <text:p text:style-name="P61"><draw:frame draw:style-name="fr1" draw:name="Object51" text:anchor-type="as-char" svg:y="-0.377cm" svg:width="3.979cm" svg:height="0.531cm" draw:z-index="42"><draw:object xlink:href="./Object 51" xlink:type="simple" xlink:show="embed" xlink:actuate="onLoad"/><draw:image xlink:href="./ObjectReplacements/Object 51" xlink:type="simple" xlink:show="embed" xlink:actuate="onLoad"/></draw:frame></text:p>
      <text:p text:style-name="P61">Where the energy uses the total derivative and not the partial derivative.</text:p>
      <text:p text:style-name="P61">So if there is a sphere around a pull radiator, energy is created and also matter is created at the edge.</text:p>
      <text:p text:style-name="P61">So pull radiation it will increase the size of the universe.</text:p>
      <text:p text:style-name="P62">So the total number of galaxy parallel worlds on one side is about 150 billion and on the other about 1 billion.</text:p>
      <text:p text:style-name="P63">There is only one inconsistency left: the Earth will look hollow on one side but not hollow on the other due to having not been split into ~144 parallel worlds.</text:p>
      <text:p text:style-name="P64"/>
      <text:p text:style-name="P65">Also it can be estimated that with the galaxy-soul-body-o-permutation, a human or earthling is about as immortal as one of the 24 planets, which keeps reincarnation going.</text:p>
      <text:p text:style-name="P65">This might mean that if a human being dies in space on a spacecraft away from a planet, they might fail to reincarnate.</text:p>
      <text:p text:style-name="P65">That could mean that the Soviet dog they sent on a trip to the moon could have became a buddha in the buddhist sense, i.e. a sacrifice of one’s self for the good of the world.</text:p>
      <text:p text:style-name="P65">This could have caused the time of relative peace and can possibly last.</text:p>
      <text:p text:style-name="P65">Also the Gautama Buddha eating a plate of poisoned soup could instead mean <text:s/>that he went up in space on a flying efa (jewish for plate) and committed suicide. However this would require mixing multiple languages in the interpretation of the story (not necessary to be bad).</text:p>
      <text:p text:style-name="P66">Please note that in this sense Buddha is not the same as enlightened, it is enlightened and a sacrifice.</text:p>
      <text:p text:style-name="P66">It is not mandatory to become a sacrifice to be enlightened.</text:p>
      <text:p text:style-name="P67">Also Jesus was said to be crucified with a thorn hat. Maybe the hat was one big thorn – i.e. a bishop hat.</text:p>
      <text:p text:style-name="P67">This could cause Jesus to be half elevated to the “Sky platform” at 7.5 KM above the Earth of the basic level of it.</text:p>
      <text:p text:style-name="P67">After that, he continued to rise up, further powered by their power towers, and reached outer space (“Father, why have you abandoned me”, where the Father lives on the Sky platform).</text:p>
      <text:p text:style-name="P67">He then died in space, becoming a Buddha.</text:p>
      <text:p text:style-name="P69"><text:soft-page-break/>0. Heathen / Ultra nationalist. <text:span text:style-name="T21">Where </text:span><text:span text:style-name="T32">western </text:span><text:span text:style-name="T21">atheists consider one as enlightened. </text:span><text:span text:style-name="T23">They involuntarily accept Jesus when they die. </text:span><text:span text:style-name="T24">Go to another planet than those who accepted the Sacrifice of Jesus </text:span><text:span text:style-name="T25">i.e. Shivaloka</text:span></text:p>
      <text:p text:style-name="P67">1. Jesus → no eternal dissapearance <text:span text:style-name="T20">from Vaikunta → Immortal</text:span></text:p>
      <text:p text:style-name="P67">2. Buddha → no eternal damnation <text:span text:style-name="T20">from Immortal → Shivaloka (or one of the other similar planets). </text:span><text:span text:style-name="T21">Where some schools of Yoga consider as enlightened, but not on Shivaloka, they claim Krishnaloka is one of the planets in this layer and it is home to the enlightened</text:span></text:p>
      <text:p text:style-name="P68">3. The soviet dog → no massive war buildup, → <text:span text:style-name="T20">Pinko commies, Fascists</text:span></text:p>
      <text:p text:style-name="P68"><text:span text:style-name="T20">4. The other soviet dog → </text:span><text:s/>no mass repressions by government → “<text:span text:style-name="T20">genius” / space empire. </text:span><text:span text:style-name="T21">Where Jains consider enlightment </text:span><text:span text:style-name="T22">beings to live after enlightenment and death</text:span></text:p>
      <text:p text:style-name="P69">5. Reason (sacrifice) → angel of light / useless, only good at singing praises</text:p>
      <text:p text:style-name="P69">6. Conscience (sacrifice)→ Damnation, non eternal as one can grow another “essence” somehow, but might need to serve evil beings to do so. Some Yoga schools might consider this state to be enlightment</text:p>
      <text:p text:style-name="P69"/>
      <text:p text:style-name="P70">IF you cut 3 and 4 and do 5 and 6 it is sex slaves/ their pimps and owners. Wikipedia’s human</text:p>
      <text:p text:style-name="P69"/>
      <text:p text:style-name="P71">Jesus sacrifice only needs to be accepted once. When a person reincarnates, he or she doesn’t need to accept Jesus sacrifice again.</text:p>
      <text:p text:style-name="P71"/>
      <text:p text:style-name="P72">In addition, there is a set of lokas/planets in orbit or freefall, so called parasite loka. They cannot generate free energy and thus blackmail people to send them sacrifices. This is the so called sub heaven, where their cities hang on warp drives and therefore are in a free fall.</text:p>
      <text:p text:style-name="P72">Design of the Warp Drive:</text:p>
      <text:p text:style-name="P72"/>
      <text:p text:style-name="P72"/>
      <text:p text:style-name="P72"/>
      <text:p text:style-name="P72"><draw:frame draw:style-name="fr2" draw:name="Object52" text:anchor-type="char" svg:width="14.101cm" svg:height="9.999cm" draw:z-index="13"><draw:object xlink:href="./Object 52" xlink:type="simple" xlink:show="embed" xlink:actuate="onLoad"/><draw:image xlink:href="./ObjectReplacements/Object 52" xlink:type="simple" xlink:show="embed" xlink:actuate="onLoad"/></draw:frame>The energy comes from gravity and is used to cancel it.</text:p>
      <text:p text:style-name="P72">But there is acceleration that isn’t gravity and thus they can’t make free energy on their floating cities.</text:p>
      <text:p text:style-name="P73">Literally eat the sacrifices of the polytheists <text:span text:style-name="T26">and use them to enrich their soil. The soil’s nutrients get </text:span><text:span text:style-name="T27">used as reaction mass when they get used up.</text:span></text:p>
      <text:p text:style-name="P74"/>
      <text:p text:style-name="P74"><text:soft-page-break/>Now the article[1] about hydrocarbons falling in through rain says there is about 3 grams of hydrocarbons emitted by rain per year per square meter.</text:p>
      <text:p text:style-name="P74">This is consistent with one baby per person per planet per 2 years (nitrogen removed) which would make it like one baby in about 6 years given half the amount of slut[2] women as ordinary women.</text:p>
      <text:p text:style-name="P74">This is consistent with nearly constant population.</text:p>
      <text:p text:style-name="P74">This is because about a third of the world population is of the Christian catholic or Orthodox or some protestant denominations that sacrifice their children.</text:p>
      <text:p text:style-name="P74">They basically give birth every 18 months or so during the years that they are fruitful and sacrifice about ¾ of their children.</text:p>
      <text:p text:style-name="P74">The sacrifice is done by the Emdrive shaped vessel during baptism. Unlike normal baptism, they also put a pointy hat on their head when performing the baptism. This increases the effects of the Emdrive when they stretch their arm like an arrow.</text:p>
      <text:p text:style-name="P74">This results in the children being erased from all records with the assistance of for sale government.</text:p>
      <text:p text:style-name="P74">To avoid this they would need only to sacrifice one loaf of bread per week but they would rather not because it is against the teaching of Jesus. He said no to animal and food sacrifice but yes to human sacrifice but this is hidden from outsiders.</text:p>
      <text:p text:style-name="P75">They pay the church by sin-guilting hell scared women and men to come and donate to the church.</text:p>
      <text:p text:style-name="P75">Those people then come and pay the priest for confession.</text:p>
      <text:p text:style-name="P75"/>
      <text:p text:style-name="P76">The unequal amount of gravity is from one “side” having 144 parallel planets, while the other having only one.</text:p>
      <text:p text:style-name="P76">And the gravity is shared.</text:p>
      <text:p text:style-name="P76">This is because gravity is effectively 6d so it would be representable its spin by 5 wave functions.</text:p>
      <text:p text:style-name="P76">This is sans the Babbel tower.</text:p>
      <text:p text:style-name="P76">The Babbel tower reduces the spin of gravity to 4d.</text:p>
      <text:p text:style-name="P76">The gravitational dimesion divergent / radius dimension presumably remains dual.</text:p>
      <text:p text:style-name="P76">It is the “inter-parallel world” dimension.</text:p>
      <text:p text:style-name="P76">3 energy levels</text:p>
      <text:p text:style-name="P76">4 entropy levels</text:p>
      <text:p text:style-name="P76">2x2=4 “gender swap” of entropy and energy.</text:p>
      <text:p text:style-name="P76">=48 planets </text:p>
      <text:p text:style-name="P76">2 inside and 2 outside</text:p>
      <text:p text:style-name="P77">from dimension matching blue people→ gravity layer</text:p>
      <text:p text:style-name="P77">it is 8 “castes”</text:p>
      <text:p text:style-name="P77">5 hindu castes</text:p>
      <text:p text:style-name="P77">the dead</text:p>
      <text:p text:style-name="P77">the immortals</text:p>
      <text:p text:style-name="P77">the <text:span text:style-name="T28">demons / asuras</text:span></text:p>
      <text:p text:style-name="P78">The parasite loka is what is left of the original mono planet, it was mined completely to turn into floating cities, while the “energy” side of the inner planet was brought from outside.</text:p>
      <text:p text:style-name="P81">It was made from a twin planet, the “other” half of which is planet 9 or Nubiru. That’s why Nubiru is kind of invisible. <text:span text:style-name="T29">It would be about </text:span><text:span text:style-name="T31">25</text:span><text:span text:style-name="T29"> times </text:span><text:span text:style-name="T30">or more </text:span><text:span text:style-name="T29">bigger than the Earth in mass </text:span><text:span text:style-name="T31">with 12.5 times bigger remaining[3].</text:span></text:p>
      <text:p text:style-name="P82">Note the paper suggests 10x size but this could be approximate or the beings could have mined some extra material on top of making the Earth’s “energy” matter shell.</text:p>
      <text:p text:style-name="P79">The “demigod” would have evolved on Venus and then created the Earth.</text:p>
      <text:p text:style-name="P80">They genetically engineered themselves to have an Emdrive shaped skull and long neck/head.</text:p>
      <text:p text:style-name="P80">This allows them to generate power without having a free energy device in their biology, which, in the parasite loka, would give them some kind of immortality if they made at least one Buddha like sacrifice.</text:p>
      <text:p text:style-name="P83">The planet that rotates around the Sun in about 12000 years would then be the Nubiru <text:s/>/ planet 9 and not the Earth. The four yugas are the alignment of Nubiru with whatever season.</text:p>
      <text:p text:style-name="P84"><text:soft-page-break/>The observed gravity on Earth is 2.88 m/s^2 in the 1.7 factor adjusted units. Gravity constant is in the adjusted units.</text:p>
      <text:p text:style-name="P85"/>
      <text:p text:style-name="P86">Human beings are right in the quasi quadratic dependence between linear size and effective mass.</text:p>
      <text:p text:style-name="P86"/>
      <text:p text:style-name="P86"/>
      <table:table table:name="Table1" table:style-name="Table1">
        <table:table-column table:style-name="Table1.A"/>
        <table:table-column table:style-name="Table1.B"/>
        <table:table-column table:style-name="Table1.C" table:number-columns-repeated="2"/>
        <table:table-column table:style-name="Table1.E"/>
        <table:table-column table:style-name="Table1.C"/>
        <table:table-column table:style-name="Table1.B"/>
        <table:table-row table:style-name="Table1.1">
          <table:table-cell table:style-name="Table1.A1" office:value-type="string">
            <text:p text:style-name="P87"/>
          </table:table-cell>
          <table:table-cell table:style-name="Table1.A1" office:value-type="string">
            <text:p text:style-name="P87"/>
          </table:table-cell>
          <table:table-cell table:style-name="Table1.A1" office:value-type="string">
            <text:p text:style-name="P87"/>
          </table:table-cell>
          <table:table-cell table:style-name="Table1.A1" office:value-type="string">
            <text:p text:style-name="P87"/>
          </table:table-cell>
          <table:table-cell table:style-name="Table1.A1" office:value-type="string">
            <text:p text:style-name="P87"/>
          </table:table-cell>
          <table:table-cell table:style-name="Table1.A1" office:value-type="string">
            <text:p text:style-name="P87"/>
          </table:table-cell>
          <table:table-cell table:style-name="Table1.A1" office:value-type="string">
            <text:p text:style-name="P87"/>
          </table:table-cell>
        </table:table-row>
        <table:table-row table:style-name="Table1.1">
          <table:table-cell table:style-name="Table1.A1" office:value-type="string">
            <text:p text:style-name="P88">0.001</text:p>
          </table:table-cell>
          <table:table-cell table:style-name="Table1.A1" office:value-type="string">
            <text:p text:style-name="P88">9.99999999E-10</text:p>
          </table:table-cell>
          <table:table-cell table:style-name="Table1.A1" office:value-type="string">
            <text:p text:style-name="P87"/>
          </table:table-cell>
          <table:table-cell table:style-name="Table1.A1" office:value-type="string">
            <text:p text:style-name="P88">4500</text:p>
          </table:table-cell>
          <table:table-cell table:style-name="Table1.A1" office:value-type="string">
            <text:p text:style-name="P88">510</text:p>
          </table:table-cell>
          <table:table-cell table:style-name="Table1.A1" office:value-type="string">
            <text:p text:style-name="P88">1628.60823529412</text:p>
          </table:table-cell>
          <table:table-cell table:style-name="Table1.A1" office:value-type="string">
            <text:p text:style-name="P87"/>
          </table:table-cell>
        </table:table-row>
        <table:table-row table:style-name="Table1.1">
          <table:table-cell table:style-name="Table1.A1" office:value-type="string">
            <text:p text:style-name="P88">0.002</text:p>
          </table:table-cell>
          <table:table-cell table:style-name="Table1.A1" office:value-type="string">
            <text:p text:style-name="P88">7.999999936E-09</text:p>
          </table:table-cell>
          <table:table-cell table:style-name="Table1.A1" office:value-type="string">
            <text:p text:style-name="P87"/>
          </table:table-cell>
          <table:table-cell table:style-name="Table1.A1" office:value-type="string">
            <text:p text:style-name="P87"/>
          </table:table-cell>
          <table:table-cell table:style-name="Table1.A1" office:value-type="string">
            <text:p text:style-name="P87"/>
          </table:table-cell>
          <table:table-cell table:style-name="Table1.A1" office:value-type="string">
            <text:p text:style-name="P87"/>
          </table:table-cell>
          <table:table-cell table:style-name="Table1.A1" office:value-type="string">
            <text:p text:style-name="P87"/>
          </table:table-cell>
        </table:table-row>
        <table:table-row table:style-name="Table1.1">
          <table:table-cell table:style-name="Table1.A1" office:value-type="string">
            <text:p text:style-name="P88">0.003</text:p>
          </table:table-cell>
          <table:table-cell table:style-name="Table1.A1" office:value-type="string">
            <text:p text:style-name="P88">2.6999999271E-08</text:p>
          </table:table-cell>
          <table:table-cell table:style-name="Table1.A1" office:value-type="string">
            <text:p text:style-name="P87"/>
          </table:table-cell>
          <table:table-cell table:style-name="Table1.A1" office:value-type="string">
            <text:p text:style-name="P87"/>
          </table:table-cell>
          <table:table-cell table:style-name="Table1.A1" office:value-type="string">
            <text:p text:style-name="P87"/>
          </table:table-cell>
          <table:table-cell table:style-name="Table1.A1" office:value-type="string">
            <text:p text:style-name="P87"/>
          </table:table-cell>
          <table:table-cell table:style-name="Table1.A1" office:value-type="string">
            <text:p text:style-name="P88">1601.25379127686</text:p>
          </table:table-cell>
        </table:table-row>
        <table:table-row table:style-name="Table1.1">
          <table:table-cell table:style-name="Table1.A1" office:value-type="string">
            <text:p text:style-name="P88">0.004</text:p>
          </table:table-cell>
          <table:table-cell table:style-name="Table1.A1" office:value-type="string">
            <text:p text:style-name="P88">6.39999959040003E-08</text:p>
          </table:table-cell>
          <table:table-cell table:style-name="Table1.A1" office:value-type="string">
            <text:p text:style-name="P87"/>
          </table:table-cell>
          <table:table-cell table:style-name="Table1.A1" office:value-type="string">
            <text:p text:style-name="P87"/>
          </table:table-cell>
          <table:table-cell table:style-name="Table1.A1" office:value-type="string">
            <text:p text:style-name="P87"/>
          </table:table-cell>
          <table:table-cell table:style-name="Table1.A1" office:value-type="string">
            <text:p text:style-name="P87"/>
          </table:table-cell>
          <table:table-cell table:style-name="Table1.A1" office:value-type="string">
            <text:p text:style-name="P87"/>
          </table:table-cell>
        </table:table-row>
        <table:table-row table:style-name="Table1.1">
          <table:table-cell table:style-name="Table1.A1" office:value-type="string">
            <text:p text:style-name="P88">0.005</text:p>
          </table:table-cell>
          <table:table-cell table:style-name="Table1.A1" office:value-type="string">
            <text:p text:style-name="P88">1.24999984375002E-07</text:p>
          </table:table-cell>
          <table:table-cell table:style-name="Table1.A1" office:value-type="string">
            <text:p text:style-name="P87"/>
          </table:table-cell>
          <table:table-cell table:style-name="Table1.A1" office:value-type="string">
            <text:p text:style-name="P87"/>
          </table:table-cell>
          <table:table-cell table:style-name="Table1.A1" office:value-type="string">
            <text:p text:style-name="P87"/>
          </table:table-cell>
          <table:table-cell table:style-name="Table1.A1" office:value-type="string">
            <text:p text:style-name="P88">0.991566332210342</text:p>
          </table:table-cell>
          <table:table-cell table:style-name="Table1.A1" office:value-type="string">
            <text:p text:style-name="P87"/>
          </table:table-cell>
        </table:table-row>
        <table:table-row table:style-name="Table1.1">
          <table:table-cell table:style-name="Table1.A1" office:value-type="string">
            <text:p text:style-name="P88">0.006</text:p>
          </table:table-cell>
          <table:table-cell table:style-name="Table1.A1" office:value-type="string">
            <text:p text:style-name="P88">2.1599995334401E-07</text:p>
          </table:table-cell>
          <table:table-cell table:style-name="Table1.A1" office:value-type="string">
            <text:p text:style-name="P87"/>
          </table:table-cell>
          <table:table-cell table:style-name="Table1.A1" office:value-type="string">
            <text:p text:style-name="P87"/>
          </table:table-cell>
          <table:table-cell table:style-name="Table1.A1" office:value-type="string">
            <text:p text:style-name="P87"/>
          </table:table-cell>
          <table:table-cell table:style-name="Table1.A1" office:value-type="string">
            <text:p text:style-name="P87"/>
          </table:table-cell>
          <table:table-cell table:style-name="Table1.A1" office:value-type="string">
            <text:p text:style-name="P87"/>
          </table:table-cell>
        </table:table-row>
        <table:table-row table:style-name="Table1.1">
          <table:table-cell table:style-name="Table1.A1" office:value-type="string">
            <text:p text:style-name="P88">0.007</text:p>
          </table:table-cell>
          <table:table-cell table:style-name="Table1.A1" office:value-type="string">
            <text:p text:style-name="P88">3.4299988235104E-07</text:p>
          </table:table-cell>
          <table:table-cell table:style-name="Table1.A1" office:value-type="string">
            <text:p text:style-name="P87"/>
          </table:table-cell>
          <table:table-cell table:style-name="Table1.A1" office:value-type="string">
            <text:p text:style-name="P87"/>
          </table:table-cell>
          <table:table-cell table:style-name="Table1.A1" office:value-type="string">
            <text:p text:style-name="P87"/>
          </table:table-cell>
          <table:table-cell table:style-name="Table1.A1" office:value-type="string">
            <text:p text:style-name="P87"/>
          </table:table-cell>
          <table:table-cell table:style-name="Table1.A1" office:value-type="string">
            <text:p text:style-name="P87"/>
          </table:table-cell>
        </table:table-row>
        <table:table-row table:style-name="Table1.1">
          <table:table-cell table:style-name="Table1.A1" office:value-type="string">
            <text:p text:style-name="P88">0.008</text:p>
          </table:table-cell>
          <table:table-cell table:style-name="Table1.A1" office:value-type="string">
            <text:p text:style-name="P88">5.11999737856134E-07</text:p>
          </table:table-cell>
          <table:table-cell table:style-name="Table1.A1" office:value-type="string">
            <text:p text:style-name="P87"/>
          </table:table-cell>
          <table:table-cell table:style-name="Table1.A1" office:value-type="string">
            <text:p text:style-name="P87"/>
          </table:table-cell>
          <table:table-cell table:style-name="Table1.A1" office:value-type="string">
            <text:p text:style-name="P87"/>
          </table:table-cell>
          <table:table-cell table:style-name="Table1.A1" office:value-type="string">
            <text:p text:style-name="P87"/>
          </table:table-cell>
          <table:table-cell table:style-name="Table1.A1" office:value-type="string">
            <text:p text:style-name="P87"/>
          </table:table-cell>
        </table:table-row>
        <table:table-row table:style-name="Table1.1">
          <table:table-cell table:style-name="Table1.A1" office:value-type="string">
            <text:p text:style-name="P88">0.009</text:p>
          </table:table-cell>
          <table:table-cell table:style-name="Table1.A1" office:value-type="string">
            <text:p text:style-name="P88">7.28999468559388E-07</text:p>
          </table:table-cell>
          <table:table-cell table:style-name="Table1.A1" office:value-type="string">
            <text:p text:style-name="P87"/>
          </table:table-cell>
          <table:table-cell table:style-name="Table1.A1" office:value-type="string">
            <text:p text:style-name="P87"/>
          </table:table-cell>
          <table:table-cell table:style-name="Table1.A1" office:value-type="string">
            <text:p text:style-name="P87"/>
          </table:table-cell>
          <table:table-cell table:style-name="Table1.A1" office:value-type="string">
            <text:p text:style-name="P87"/>
          </table:table-cell>
          <table:table-cell table:style-name="Table1.A1" office:value-type="string">
            <text:p text:style-name="P87"/>
          </table:table-cell>
        </table:table-row>
        <table:table-row table:style-name="Table1.1">
          <table:table-cell table:style-name="Table1.A1" office:value-type="string">
            <text:p text:style-name="P88">0.01</text:p>
          </table:table-cell>
          <table:table-cell table:style-name="Table1.A1" office:value-type="string">
            <text:p text:style-name="P88">9.99999000001001E-07</text:p>
          </table:table-cell>
          <table:table-cell table:style-name="Table1.A1" office:value-type="string">
            <text:p text:style-name="P87"/>
          </table:table-cell>
          <table:table-cell table:style-name="Table1.A1" office:value-type="string">
            <text:p text:style-name="P87"/>
          </table:table-cell>
          <table:table-cell table:style-name="Table1.A1" office:value-type="string">
            <text:p text:style-name="P87"/>
          </table:table-cell>
          <table:table-cell table:style-name="Table1.A1" office:value-type="string">
            <text:p text:style-name="P87"/>
          </table:table-cell>
          <table:table-cell table:style-name="Table1.A1" office:value-type="string">
            <text:p text:style-name="P87"/>
          </table:table-cell>
        </table:table-row>
        <table:table-row table:style-name="Table1.1">
          <table:table-cell table:style-name="Table1.A1" office:value-type="string">
            <text:p text:style-name="P88">0.011</text:p>
          </table:table-cell>
          <table:table-cell table:style-name="Table1.A1" office:value-type="string">
            <text:p text:style-name="P88">1.33099822844136E-06</text:p>
          </table:table-cell>
          <table:table-cell table:style-name="Table1.A1" office:value-type="string">
            <text:p text:style-name="P87"/>
          </table:table-cell>
          <table:table-cell table:style-name="Table1.A1" office:value-type="string">
            <text:p text:style-name="P87"/>
          </table:table-cell>
          <table:table-cell table:style-name="Table1.A1" office:value-type="string">
            <text:p text:style-name="P87"/>
          </table:table-cell>
          <table:table-cell table:style-name="Table1.A1" office:value-type="string">
            <text:p text:style-name="P87"/>
          </table:table-cell>
          <table:table-cell table:style-name="Table1.A1" office:value-type="string">
            <text:p text:style-name="P87"/>
          </table:table-cell>
        </table:table-row>
        <table:table-row table:style-name="Table1.1">
          <table:table-cell table:style-name="Table1.A1" office:value-type="string">
            <text:p text:style-name="P88">0.012</text:p>
          </table:table-cell>
          <table:table-cell table:style-name="Table1.A1" office:value-type="string">
            <text:p text:style-name="P88">1.72799701402116E-06</text:p>
          </table:table-cell>
          <table:table-cell table:style-name="Table1.A1" office:value-type="string">
            <text:p text:style-name="P87"/>
          </table:table-cell>
          <table:table-cell table:style-name="Table1.A1" office:value-type="string">
            <text:p text:style-name="P87"/>
          </table:table-cell>
          <table:table-cell table:style-name="Table1.A1" office:value-type="string">
            <text:p text:style-name="P87"/>
          </table:table-cell>
          <table:table-cell table:style-name="Table1.A1" office:value-type="string">
            <text:p text:style-name="P87"/>
          </table:table-cell>
          <table:table-cell table:style-name="Table1.A1" office:value-type="string">
            <text:p text:style-name="P87"/>
          </table:table-cell>
        </table:table-row>
        <table:table-row table:style-name="Table1.1">
          <table:table-cell table:style-name="Table1.A1" office:value-type="string">
            <text:p text:style-name="P88">0.013</text:p>
          </table:table-cell>
          <table:table-cell table:style-name="Table1.A1" office:value-type="string">
            <text:p text:style-name="P88">2.1969951732016E-06</text:p>
          </table:table-cell>
          <table:table-cell table:style-name="Table1.A1" office:value-type="string">
            <text:p text:style-name="P87"/>
          </table:table-cell>
          <table:table-cell table:style-name="Table1.A1" office:value-type="string">
            <text:p text:style-name="P87"/>
          </table:table-cell>
          <table:table-cell table:style-name="Table1.A1" office:value-type="string">
            <text:p text:style-name="P87"/>
          </table:table-cell>
          <table:table-cell table:style-name="Table1.A1" office:value-type="string">
            <text:p text:style-name="P87"/>
          </table:table-cell>
          <table:table-cell table:style-name="Table1.A1" office:value-type="string">
            <text:p text:style-name="P87"/>
          </table:table-cell>
        </table:table-row>
        <table:table-row table:style-name="Table1.1">
          <table:table-cell table:style-name="Table1.A1" office:value-type="string">
            <text:p text:style-name="P88">0.014</text:p>
          </table:table-cell>
          <table:table-cell table:style-name="Table1.A1" office:value-type="string">
            <text:p text:style-name="P88">2.74399247048466E-06</text:p>
          </table:table-cell>
          <table:table-cell table:style-name="Table1.A1" office:value-type="string">
            <text:p text:style-name="P87"/>
          </table:table-cell>
          <table:table-cell table:style-name="Table1.A1" office:value-type="string">
            <text:p text:style-name="P87"/>
          </table:table-cell>
          <table:table-cell table:style-name="Table1.A1" office:value-type="string">
            <text:p text:style-name="P87"/>
          </table:table-cell>
          <table:table-cell table:style-name="Table1.A1" office:value-type="string">
            <text:p text:style-name="P87"/>
          </table:table-cell>
          <table:table-cell table:style-name="Table1.A1" office:value-type="string">
            <text:p text:style-name="P87"/>
          </table:table-cell>
        </table:table-row>
        <table:table-row table:style-name="Table1.1">
          <table:table-cell table:style-name="Table1.A1" office:value-type="string">
            <text:p text:style-name="P88">0.015</text:p>
          </table:table-cell>
          <table:table-cell table:style-name="Table1.A1" office:value-type="string">
            <text:p text:style-name="P88">3.37498860941344E-06</text:p>
          </table:table-cell>
          <table:table-cell table:style-name="Table1.A1" office:value-type="string">
            <text:p text:style-name="P87"/>
          </table:table-cell>
          <table:table-cell table:style-name="Table1.A1" office:value-type="string">
            <text:p text:style-name="P87"/>
          </table:table-cell>
          <table:table-cell table:style-name="Table1.A1" office:value-type="string">
            <text:p text:style-name="P87"/>
          </table:table-cell>
          <table:table-cell table:style-name="Table1.A1" office:value-type="string">
            <text:p text:style-name="P87"/>
          </table:table-cell>
          <table:table-cell table:style-name="Table1.A1" office:value-type="string">
            <text:p text:style-name="P87"/>
          </table:table-cell>
        </table:table-row>
        <table:table-row table:style-name="Table1.1">
          <table:table-cell table:style-name="Table1.A1" office:value-type="string">
            <text:p text:style-name="P88">0.016</text:p>
          </table:table-cell>
          <table:table-cell table:style-name="Table1.A1" office:value-type="string">
            <text:p text:style-name="P88">4.09598322285272E-06</text:p>
          </table:table-cell>
          <table:table-cell table:style-name="Table1.A1" office:value-type="string">
            <text:p text:style-name="P87"/>
          </table:table-cell>
          <table:table-cell table:style-name="Table1.A1" office:value-type="string">
            <text:p text:style-name="P87"/>
          </table:table-cell>
          <table:table-cell table:style-name="Table1.A1" office:value-type="string">
            <text:p text:style-name="P87"/>
          </table:table-cell>
          <table:table-cell table:style-name="Table1.A1" office:value-type="string">
            <text:p text:style-name="P87"/>
          </table:table-cell>
          <table:table-cell table:style-name="Table1.A1" office:value-type="string">
            <text:p text:style-name="P87"/>
          </table:table-cell>
        </table:table-row>
        <table:table-row table:style-name="Table1.1">
          <table:table-cell table:style-name="Table1.A1" office:value-type="string">
            <text:p text:style-name="P88">0.017</text:p>
          </table:table-cell>
          <table:table-cell table:style-name="Table1.A1" office:value-type="string">
            <text:p text:style-name="P88">4.91297586254959E-06</text:p>
          </table:table-cell>
          <table:table-cell table:style-name="Table1.A1" office:value-type="string">
            <text:p text:style-name="P87"/>
          </table:table-cell>
          <table:table-cell table:style-name="Table1.A1" office:value-type="string">
            <text:p text:style-name="P87"/>
          </table:table-cell>
          <table:table-cell table:style-name="Table1.A1" office:value-type="string">
            <text:p text:style-name="P87"/>
          </table:table-cell>
          <table:table-cell table:style-name="Table1.A1" office:value-type="string">
            <text:p text:style-name="P87"/>
          </table:table-cell>
          <table:table-cell table:style-name="Table1.A1" office:value-type="string">
            <text:p text:style-name="P87"/>
          </table:table-cell>
        </table:table-row>
        <table:table-row table:style-name="Table1.1">
          <table:table-cell table:style-name="Table1.A1" office:value-type="string">
            <text:p text:style-name="P88">0.018</text:p>
          </table:table-cell>
          <table:table-cell table:style-name="Table1.A1" office:value-type="string">
            <text:p text:style-name="P88">5.83196598797436E-06</text:p>
          </table:table-cell>
          <table:table-cell table:style-name="Table1.A1" office:value-type="string">
            <text:p text:style-name="P87"/>
          </table:table-cell>
          <table:table-cell table:style-name="Table1.A1" office:value-type="string">
            <text:p text:style-name="P87"/>
          </table:table-cell>
          <table:table-cell table:style-name="Table1.A1" office:value-type="string">
            <text:p text:style-name="P87"/>
          </table:table-cell>
          <table:table-cell table:style-name="Table1.A1" office:value-type="string">
            <text:p text:style-name="P87"/>
          </table:table-cell>
          <table:table-cell table:style-name="Table1.A1" office:value-type="string">
            <text:p text:style-name="P87"/>
          </table:table-cell>
        </table:table-row>
        <table:table-row table:style-name="Table1.1">
          <table:table-cell table:style-name="Table1.A1" office:value-type="string">
            <text:p text:style-name="P88">0.019</text:p>
          </table:table-cell>
          <table:table-cell table:style-name="Table1.A1" office:value-type="string">
            <text:p text:style-name="P88">6.85895295444169E-06</text:p>
          </table:table-cell>
          <table:table-cell table:style-name="Table1.A1" office:value-type="string">
            <text:p text:style-name="P87"/>
          </table:table-cell>
          <table:table-cell table:style-name="Table1.A1" office:value-type="string">
            <text:p text:style-name="P87"/>
          </table:table-cell>
          <table:table-cell table:style-name="Table1.A1" office:value-type="string">
            <text:p text:style-name="P87"/>
          </table:table-cell>
          <table:table-cell table:style-name="Table1.A1" office:value-type="string">
            <text:p text:style-name="P87"/>
          </table:table-cell>
          <table:table-cell table:style-name="Table1.A1" office:value-type="string">
            <text:p text:style-name="P87"/>
          </table:table-cell>
        </table:table-row>
        <table:table-row table:style-name="Table1.1">
          <table:table-cell table:style-name="Table1.A1" office:value-type="string">
            <text:p text:style-name="P88">0.02</text:p>
          </table:table-cell>
          <table:table-cell table:style-name="Table1.A1" office:value-type="string">
            <text:p text:style-name="P88">7.999936000512E-06</text:p>
          </table:table-cell>
          <table:table-cell table:style-name="Table1.A1" office:value-type="string">
            <text:p text:style-name="P87"/>
          </table:table-cell>
          <table:table-cell table:style-name="Table1.A1" office:value-type="string">
            <text:p text:style-name="P87"/>
          </table:table-cell>
          <table:table-cell table:style-name="Table1.A1" office:value-type="string">
            <text:p text:style-name="P87"/>
          </table:table-cell>
          <table:table-cell table:style-name="Table1.A1" office:value-type="string">
            <text:p text:style-name="P87"/>
          </table:table-cell>
          <table:table-cell table:style-name="Table1.A1" office:value-type="string">
            <text:p text:style-name="P87"/>
          </table:table-cell>
        </table:table-row>
        <table:table-row table:style-name="Table1.1">
          <table:table-cell table:style-name="Table1.A1" office:value-type="string">
            <text:p text:style-name="P88">0.021</text:p>
          </table:table-cell>
          <table:table-cell table:style-name="Table1.A1" office:value-type="string">
            <text:p text:style-name="P88">9.26091423467327E-06</text:p>
          </table:table-cell>
          <table:table-cell table:style-name="Table1.A1" office:value-type="string">
            <text:p text:style-name="P87"/>
          </table:table-cell>
          <table:table-cell table:style-name="Table1.A1" office:value-type="string">
            <text:p text:style-name="P87"/>
          </table:table-cell>
          <table:table-cell table:style-name="Table1.A1" office:value-type="string">
            <text:p text:style-name="P87"/>
          </table:table-cell>
          <table:table-cell table:style-name="Table1.A1" office:value-type="string">
            <text:p text:style-name="P87"/>
          </table:table-cell>
          <table:table-cell table:style-name="Table1.A1" office:value-type="string">
            <text:p text:style-name="P87"/>
          </table:table-cell>
        </table:table-row>
        <table:table-row table:style-name="Table1.1">
          <table:table-cell table:style-name="Table1.A1" office:value-type="string">
            <text:p text:style-name="P88">0.022</text:p>
          </table:table-cell>
          <table:table-cell table:style-name="Table1.A1" office:value-type="string">
            <text:p text:style-name="P88">1.06478866213033E-05</text:p>
          </table:table-cell>
          <table:table-cell table:style-name="Table1.A1" office:value-type="string">
            <text:p text:style-name="P87"/>
          </table:table-cell>
          <table:table-cell table:style-name="Table1.A1" office:value-type="string">
            <text:p text:style-name="P87"/>
          </table:table-cell>
          <table:table-cell table:style-name="Table1.A1" office:value-type="string">
            <text:p text:style-name="P87"/>
          </table:table-cell>
          <table:table-cell table:style-name="Table1.A1" office:value-type="string">
            <text:p text:style-name="P87"/>
          </table:table-cell>
          <table:table-cell table:style-name="Table1.A1" office:value-type="string">
            <text:p text:style-name="P87"/>
          </table:table-cell>
        </table:table-row>
        <table:table-row table:style-name="Table1.1">
          <table:table-cell table:style-name="Table1.A1" office:value-type="string">
            <text:p text:style-name="P88">0.023</text:p>
          </table:table-cell>
          <table:table-cell table:style-name="Table1.A1" office:value-type="string">
            <text:p text:style-name="P88">1.21668519<text:soft-page-break/>659121E-05</text:p>
          </table:table-cell>
          <table:table-cell table:style-name="Table1.A1" office:value-type="string">
            <text:p text:style-name="P87"/>
          </table:table-cell>
          <table:table-cell table:style-name="Table1.A1" office:value-type="string">
            <text:p text:style-name="P87"/>
          </table:table-cell>
          <table:table-cell table:style-name="Table1.A1" office:value-type="string">
            <text:p text:style-name="P87"/>
          </table:table-cell>
          <table:table-cell table:style-name="Table1.A1" office:value-type="string">
            <text:p text:style-name="P87"/>
          </table:table-cell>
          <table:table-cell table:style-name="Table1.A1" office:value-type="string">
            <text:p text:style-name="P87"/>
          </table:table-cell>
        </table:table-row>
        <table:table-row table:style-name="Table1.1">
          <table:table-cell table:style-name="Table1.A1" office:value-type="string">
            <text:p text:style-name="P88">0.024</text:p>
          </table:table-cell>
          <table:table-cell table:style-name="Table1.A1" office:value-type="string">
            <text:p text:style-name="P88">1.38238088996658E-05</text:p>
          </table:table-cell>
          <table:table-cell table:style-name="Table1.A1" office:value-type="string">
            <text:p text:style-name="P87"/>
          </table:table-cell>
          <table:table-cell table:style-name="Table1.A1" office:value-type="string">
            <text:p text:style-name="P87"/>
          </table:table-cell>
          <table:table-cell table:style-name="Table1.A1" office:value-type="string">
            <text:p text:style-name="P87"/>
          </table:table-cell>
          <table:table-cell table:style-name="Table1.A1" office:value-type="string">
            <text:p text:style-name="P87"/>
          </table:table-cell>
          <table:table-cell table:style-name="Table1.A1" office:value-type="string">
            <text:p text:style-name="P87"/>
          </table:table-cell>
        </table:table-row>
        <table:table-row table:style-name="Table1.1">
          <table:table-cell table:style-name="Table1.A1" office:value-type="string">
            <text:p text:style-name="P88">0.025</text:p>
          </table:table-cell>
          <table:table-cell table:style-name="Table1.A1" office:value-type="string">
            <text:p text:style-name="P88">1.56247558631896E-05</text:p>
          </table:table-cell>
          <table:table-cell table:style-name="Table1.A1" office:value-type="string">
            <text:p text:style-name="P87"/>
          </table:table-cell>
          <table:table-cell table:style-name="Table1.A1" office:value-type="string">
            <text:p text:style-name="P87"/>
          </table:table-cell>
          <table:table-cell table:style-name="Table1.A1" office:value-type="string">
            <text:p text:style-name="P87"/>
          </table:table-cell>
          <table:table-cell table:style-name="Table1.A1" office:value-type="string">
            <text:p text:style-name="P87"/>
          </table:table-cell>
          <table:table-cell table:style-name="Table1.A1" office:value-type="string">
            <text:p text:style-name="P87"/>
          </table:table-cell>
        </table:table-row>
        <table:table-row table:style-name="Table1.1">
          <table:table-cell table:style-name="Table1.A1" office:value-type="string">
            <text:p text:style-name="P88">0.026</text:p>
          </table:table-cell>
          <table:table-cell table:style-name="Table1.A1" office:value-type="string">
            <text:p text:style-name="P88">1.75756910896534E-05</text:p>
          </table:table-cell>
          <table:table-cell table:style-name="Table1.A1" office:value-type="string">
            <text:p text:style-name="P87"/>
          </table:table-cell>
          <table:table-cell table:style-name="Table1.A1" office:value-type="string">
            <text:p text:style-name="P87"/>
          </table:table-cell>
          <table:table-cell table:style-name="Table1.A1" office:value-type="string">
            <text:p text:style-name="P87"/>
          </table:table-cell>
          <table:table-cell table:style-name="Table1.A1" office:value-type="string">
            <text:p text:style-name="P87"/>
          </table:table-cell>
          <table:table-cell table:style-name="Table1.A1" office:value-type="string">
            <text:p text:style-name="P87"/>
          </table:table-cell>
        </table:table-row>
        <table:table-row table:style-name="Table1.1">
          <table:table-cell table:style-name="Table1.A1" office:value-type="string">
            <text:p text:style-name="P88">0.027</text:p>
          </table:table-cell>
          <table:table-cell table:style-name="Table1.A1" office:value-type="string">
            <text:p text:style-name="P88">1.96826125871365E-05</text:p>
          </table:table-cell>
          <table:table-cell table:style-name="Table1.A1" office:value-type="string">
            <text:p text:style-name="P87"/>
          </table:table-cell>
          <table:table-cell table:style-name="Table1.A1" office:value-type="string">
            <text:p text:style-name="P87"/>
          </table:table-cell>
          <table:table-cell table:style-name="Table1.A1" office:value-type="string">
            <text:p text:style-name="P87"/>
          </table:table-cell>
          <table:table-cell table:style-name="Table1.A1" office:value-type="string">
            <text:p text:style-name="P87"/>
          </table:table-cell>
          <table:table-cell table:style-name="Table1.A1" office:value-type="string">
            <text:p text:style-name="P87"/>
          </table:table-cell>
        </table:table-row>
        <table:table-row table:style-name="Table1.1">
          <table:table-cell table:style-name="Table1.A1" office:value-type="string">
            <text:p text:style-name="P88">0.028</text:p>
          </table:table-cell>
          <table:table-cell table:style-name="Table1.A1" office:value-type="string">
            <text:p text:style-name="P88">2.19515181202742E-05</text:p>
          </table:table-cell>
          <table:table-cell table:style-name="Table1.A1" office:value-type="string">
            <text:p text:style-name="P87"/>
          </table:table-cell>
          <table:table-cell table:style-name="Table1.A1" office:value-type="string">
            <text:p text:style-name="P87"/>
          </table:table-cell>
          <table:table-cell table:style-name="Table1.A1" office:value-type="string">
            <text:p text:style-name="P87"/>
          </table:table-cell>
          <table:table-cell table:style-name="Table1.A1" office:value-type="string">
            <text:p text:style-name="P87"/>
          </table:table-cell>
          <table:table-cell table:style-name="Table1.A1" office:value-type="string">
            <text:p text:style-name="P87"/>
          </table:table-cell>
        </table:table-row>
        <table:table-row table:style-name="Table1.1">
          <table:table-cell table:style-name="Table1.A1" office:value-type="string">
            <text:p text:style-name="P88">0.029</text:p>
          </table:table-cell>
          <table:table-cell table:style-name="Table1.A1" office:value-type="string">
            <text:p text:style-name="P88">2.43884051911858E-05</text:p>
          </table:table-cell>
          <table:table-cell table:style-name="Table1.A1" office:value-type="string">
            <text:p text:style-name="P87"/>
          </table:table-cell>
          <table:table-cell table:style-name="Table1.A1" office:value-type="string">
            <text:p text:style-name="P87"/>
          </table:table-cell>
          <table:table-cell table:style-name="Table1.A1" office:value-type="string">
            <text:p text:style-name="P87"/>
          </table:table-cell>
          <table:table-cell table:style-name="Table1.A1" office:value-type="string">
            <text:p text:style-name="P87"/>
          </table:table-cell>
          <table:table-cell table:style-name="Table1.A1" office:value-type="string">
            <text:p text:style-name="P87"/>
          </table:table-cell>
        </table:table-row>
        <table:table-row table:style-name="Table1.1">
          <table:table-cell table:style-name="Table1.A1" office:value-type="string">
            <text:p text:style-name="P88">0.03</text:p>
          </table:table-cell>
          <table:table-cell table:style-name="Table1.A1" office:value-type="string">
            <text:p text:style-name="P88">2.69992710196825E-05</text:p>
          </table:table-cell>
          <table:table-cell table:style-name="Table1.A1" office:value-type="string">
            <text:p text:style-name="P87"/>
          </table:table-cell>
          <table:table-cell table:style-name="Table1.A1" office:value-type="string">
            <text:p text:style-name="P87"/>
          </table:table-cell>
          <table:table-cell table:style-name="Table1.A1" office:value-type="string">
            <text:p text:style-name="P87"/>
          </table:table-cell>
          <table:table-cell table:style-name="Table1.A1" office:value-type="string">
            <text:p text:style-name="P87"/>
          </table:table-cell>
          <table:table-cell table:style-name="Table1.A1" office:value-type="string">
            <text:p text:style-name="P87"/>
          </table:table-cell>
        </table:table-row>
        <table:table-row table:style-name="Table1.1">
          <table:table-cell table:style-name="Table1.A1" office:value-type="string">
            <text:p text:style-name="P88">0.031</text:p>
          </table:table-cell>
          <table:table-cell table:style-name="Table1.A1" office:value-type="string">
            <text:p text:style-name="P88">2.97901125227578E-05</text:p>
          </table:table-cell>
          <table:table-cell table:style-name="Table1.A1" office:value-type="string">
            <text:p text:style-name="P87"/>
          </table:table-cell>
          <table:table-cell table:style-name="Table1.A1" office:value-type="string">
            <text:p text:style-name="P87"/>
          </table:table-cell>
          <table:table-cell table:style-name="Table1.A1" office:value-type="string">
            <text:p text:style-name="P87"/>
          </table:table-cell>
          <table:table-cell table:style-name="Table1.A1" office:value-type="string">
            <text:p text:style-name="P87"/>
          </table:table-cell>
          <table:table-cell table:style-name="Table1.A1" office:value-type="string">
            <text:p text:style-name="P87"/>
          </table:table-cell>
        </table:table-row>
        <table:table-row table:style-name="Table1.1">
          <table:table-cell table:style-name="Table1.A1" office:value-type="string">
            <text:p text:style-name="P88">0.032</text:p>
          </table:table-cell>
          <table:table-cell table:style-name="Table1.A1" office:value-type="string">
            <text:p text:style-name="P88">3.27669262933592E-05</text:p>
          </table:table-cell>
          <table:table-cell table:style-name="Table1.A1" office:value-type="string">
            <text:p text:style-name="P87"/>
          </table:table-cell>
          <table:table-cell table:style-name="Table1.A1" office:value-type="string">
            <text:p text:style-name="P87"/>
          </table:table-cell>
          <table:table-cell table:style-name="Table1.A1" office:value-type="string">
            <text:p text:style-name="P87"/>
          </table:table-cell>
          <table:table-cell table:style-name="Table1.A1" office:value-type="string">
            <text:p text:style-name="P87"/>
          </table:table-cell>
          <table:table-cell table:style-name="Table1.A1" office:value-type="string">
            <text:p text:style-name="P87"/>
          </table:table-cell>
        </table:table-row>
        <table:table-row table:style-name="Table1.1">
          <table:table-cell table:style-name="Table1.A1" office:value-type="string">
            <text:p text:style-name="P87"/>
          </table:table-cell>
          <table:table-cell table:style-name="Table1.A1" office:value-type="string">
            <text:p text:style-name="P87"/>
          </table:table-cell>
          <table:table-cell table:style-name="Table1.A1" office:value-type="string">
            <text:p text:style-name="P87"/>
          </table:table-cell>
          <table:table-cell table:style-name="Table1.A1" office:value-type="string">
            <text:p text:style-name="P87"/>
          </table:table-cell>
          <table:table-cell table:style-name="Table1.A1" office:value-type="string">
            <text:p text:style-name="P87"/>
          </table:table-cell>
          <table:table-cell table:style-name="Table1.A1" office:value-type="string">
            <text:p text:style-name="P87"/>
          </table:table-cell>
          <table:table-cell table:style-name="Table1.A1" office:value-type="string">
            <text:p text:style-name="P87"/>
          </table:table-cell>
        </table:table-row>
      </table:table>
      <text:p text:style-name="Standard"/>
      <text:p text:style-name="P86">This given that the human being moves with a speed in proportion to its height (save for extreme training).</text:p>
      <text:p text:style-name="P86"/>
      <text:p text:style-name="P86">Thus about 1.6 KW is extractable from a kilogram of mass. The reason the parasite loka extracts more is because its own mass reduces, but they don’t notice it. This is because they keep getting sacrifices from the humans.</text:p>
      <text:p text:style-name="P86"/>
      <text:p text:style-name="P89">This means that the warp drive under ideal conditions would consume only about 1600 W per 1KG of kinetic energy it has produced if used for space travel.</text:p>
      <text:p text:style-name="P90">This doesn’t mean it can completely stop its engine and hang on orbit without expending any mass, because if it did that it would make the beings on board mortal and not guaranteed to reincarnate if they die.</text:p>
      <text:p text:style-name="P91">Thus to have a replicator we need 8-10 MW of free energy generators per person.</text:p>
      <text:p text:style-name="P91">This translates to 10^16 watts.</text:p>
      <text:p text:style-name="P91">Half the sunlight of a whole “planet” as free energy generators.</text:p>
      <text:p text:style-name="P91">Now since the energy multiplies 24 times, it only needs to be 1/48th of the sunlight of a whole “planet” if the free energy generators feed power to all of them.</text:p>
      <text:p text:style-name="P91">This translates to 200KW of power generation per person.</text:p>
      <text:p text:style-name="P91">This could be achieved by going to work in a flying electric car.</text:p>
      <text:p text:style-name="P91">This gives the parasite loka a hull of about 2cm of aluminium if assuming the hull is about 40% of the total mass and there are 10 parasite lokas 2x5 all at gravity level.</text:p>
      <text:p text:style-name="P92">And why aren’t we going to have the flying electric cars – it is because then we’d stop feeling guilty and then we’d stop sacrificing to the parasite loka and they would fall crashing down.</text:p>
      <text:p text:style-name="P92">So to have this we’d need to sacrifice a piece of break with a bit of oil instead of our “cancelled” children.</text:p>
      <text:p text:style-name="P93">The “half essence” beings are essentially 14, 7 lords of Hell and 7 spirits of the Lord. For the “main” hindu lokas leaders, but they are not necessarily their leaders.</text:p>
      <text:p text:style-name="P93">This is the “maximum yagna” state which is damnation to some and enlightenment to some others.</text:p>
      <text:p text:style-name="P93">This is the meaning of Allah – it is the AL and AH sub registers of two ASCII characters.</text:p>
      <text:p text:style-name="P93">The beings who came up with it had a 7 bit byte.</text:p>
      <text:p text:style-name="P93"><text:soft-page-break/>It also means, if we assume 10 Vishnu avatars with 10 physices, in each three essences – Brahma, Karma, and Sati, then the Allah is about 99% yagna and 1% self.</text:p>
      <text:p text:style-name="P93">Thus the 99 names of Allah in the Quran.</text:p>
      <text:p text:style-name="P93">This <text:span text:style-name="T33">physics </text:span>theory is presumably only one of the main avatara of Vishnu, <text:span text:style-name="T33">containing the universe,</text:span> and the Brahma subset of its realities.</text:p>
      <text:p text:style-name="P93">Thus it is only knowledge of about 1/30th of reality and some hints for the others.</text:p>
      <text:p text:style-name="P94">However if we assume that the other “philosophies” won’t be vastly different from the reshuffled equations, then it is more like half of reality, for 5 of the 10 avatara <text:span text:style-name="T34">of Vishnu or all of the 5 avatara of Shiva</text:span>.</text:p>
      <text:p text:style-name="P95">The other main 5 avatara of Vishnu are not containers of universes they are his 5 essences, where he lives whithin the world as a immortal and doesn’t have the world experienced as inside Himself.</text:p>
      <text:p text:style-name="P93"/>
      <text:p text:style-name="P96">Thus the Brahma is the Snake and Egg, The Vishnu/Jesus is the Sheep/Sati reality and the Karma is a squid/octopus that the snake ate before creating the universe.</text:p>
      <text:p text:style-name="P96">And Karma consists of tiny squids. They swim in the Snake’s nest. And the snake lives inside the Sheep, which is the mammal, in our case, human.</text:p>
      <text:p text:style-name="P96">If the Snake doesn’t eat its squids, they start producing pearls, which pollute the Snake’s nest. The Snake is then beaten to get rid of the pearls, which is what the bad worlds do to it.</text:p>
      <text:p text:style-name="P96">To beat the Snake the “demons” insert rods or pipes inside the Sheep’s openings.</text:p>
      <text:p text:style-name="P97">In more extreme hells, they would pierce the Sheep.</text:p>
      <text:p text:style-name="P98">Now if there are 10 essences, and up to 7 for us, that means that the pre babbel tower “demigods” did 3 Buddha sacrifices to get to the gravity level.</text:p>
      <text:p text:style-name="P98">Thus they are immortal, cannot be damned forever, and, they then split in two:</text:p>
      <text:p text:style-name="P98">Horned beasts: They have mass repressions and no warmachine</text:p>
      <text:p text:style-name="P98">Cone headed gray: They have war machine and no mass repressions</text:p>
      <text:p text:style-name="P98">The cone headed grays are trying to pick people’s pearls through their anus when they kidnap them. <text:span text:style-name="T35">Or they are trying to learn about our own “dogfood” i.e. karma squids.</text:span></text:p>
      <text:p text:style-name="P99">It is well defined of which layer are male and which female.</text:p>
      <text:p text:style-name="P99">The male layers are: half an essence, two essences, six essences</text:p>
      <text:p text:style-name="P99">The female layers are: one essence, four essence.</text:p>
      <text:p text:style-name="P100">During pregnancy the count of essences between a man and a woman is readjusted to allow for the baby’s energy body to get into the woman.</text:p>
      <text:p text:style-name="P100">So technically expecting parents are energetically gender swapped even though they are biologically still their original gender.</text:p>
      <text:p text:style-name="P100"/>
      <text:p text:style-name="P118"/>
      <text:p text:style-name="P101">Suggested Locking field:</text:p>
      <text:p text:style-name="P101"/>
      <text:p text:style-name="P101"><draw:frame draw:style-name="fr1" draw:name="Object53" text:anchor-type="as-char" svg:y="-0.621cm" svg:width="8.163cm" svg:height="1.004cm" draw:z-index="44"><draw:object xlink:href="./Object 53" xlink:type="simple" xlink:show="embed" xlink:actuate="onLoad"/><draw:image xlink:href="./ObjectReplacements/Object 53" xlink:type="simple" xlink:show="embed" xlink:actuate="onLoad"/><svg:desc>formula</svg:desc></draw:frame></text:p>
      <text:p text:style-name="P119">A constant factor is present per speed of light.</text:p>
      <text:p text:style-name="P101"/>
      <text:p text:style-name="P102">This should keep the person away from the “other” side. But if there is a partial material that screens only one of the electric fields, for example, it could flip the sign and make the planet revert to being in the “other” location. Which is not the same as being on the other side.</text:p>
      <text:p text:style-name="P103">K is a scalar <text:span text:style-name="T37">constant</text:span>.</text:p>
      <text:p text:style-name="P104">The split knocking works by substituting qAc for K tensor by knocking with the +2Aq or +4Aq velocity.</text:p>
      <text:p text:style-name="P104"/>
      <text:p text:style-name="P105">About transportation:</text:p>
      <text:p text:style-name="P105">Power tower allows electricity to about 10.5 KM.</text:p>
      <text:p text:style-name="P105">Enough for charging of an EV for 12 minutes.</text:p>
      <text:p text:style-name="P123"><text:soft-page-break/>Level one goldium production:</text:p>
      <text:p text:style-name="P123">Energy-Impulse goldium: kinetik hammering with different effective mass of hammer and object and there being a cushion of the hit.</text:p>
      <text:p text:style-name="P123">The energy-warp goldium pair fall to the underneath canister or hand.</text:p>
      <text:p text:style-name="P123">The energy-warp goldium pair is kinetik hammered with different mass of hammer and object and without a cushion.</text:p>
      <text:p text:style-name="P123">The warp goldium falls to the underneath canister or hand.</text:p>
      <text:p text:style-name="P105"/>
      <table:table table:name="Table2" table:style-name="Table2">
        <table:table-column table:style-name="Table2.A"/>
        <table:table-column table:style-name="Table2.B"/>
        <table:table-column table:style-name="Table2.C"/>
        <table:table-column table:style-name="Table2.D"/>
        <table:table-column table:style-name="Table2.B"/>
        <table:table-column table:style-name="Table2.C"/>
        <table:table-column table:style-name="Table2.D"/>
        <table:table-column table:style-name="Table2.B"/>
        <table:table-row table:style-name="Table2.1">
          <table:table-cell table:style-name="Table2.A1" office:value-type="string">
            <text:p text:style-name="P88">30</text:p>
          </table:table-cell>
          <table:table-cell table:style-name="Table2.A1" office:value-type="string">
            <text:p text:style-name="P88">155000</text:p>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row>
        <table:table-row table:style-name="Table2.1">
          <table:table-cell table:style-name="Table2.A1" office:value-type="string">
            <text:p text:style-name="P88">60</text:p>
          </table:table-cell>
          <table:table-cell table:style-name="Table2.A1" office:value-type="string">
            <text:p text:style-name="P88">109601.551083915</text:p>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row>
        <table:table-row table:style-name="Table2.1">
          <table:table-cell table:style-name="Table2.A1" office:value-type="string">
            <text:p text:style-name="P88">90</text:p>
          </table:table-cell>
          <table:table-cell table:style-name="Table2.A1" office:value-type="string">
            <text:p text:style-name="P88">89489.291724392</text:p>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row>
        <table:table-row table:style-name="Table2.1">
          <table:table-cell table:style-name="Table2.A1" office:value-type="string">
            <text:p text:style-name="P88">120</text:p>
          </table:table-cell>
          <table:table-cell table:style-name="Table2.A1" office:value-type="string">
            <text:p text:style-name="P88">77500</text:p>
          </table:table-cell>
          <table:table-cell table:style-name="Table2.A1" office:value-type="string">
            <text:p text:style-name="P87"/>
          </table:table-cell>
          <table:table-cell table:style-name="Table2.A1" office:value-type="string">
            <text:p text:style-name="P88">240000</text:p>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row>
        <table:table-row table:style-name="Table2.1">
          <table:table-cell table:style-name="Table2.A1" office:value-type="string">
            <text:p text:style-name="P88">150</text:p>
          </table:table-cell>
          <table:table-cell table:style-name="Table2.A1" office:value-type="string">
            <text:p text:style-name="P88">69318.1073024935</text:p>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row>
        <table:table-row table:style-name="Table2.1">
          <table:table-cell table:style-name="Table2.A1" office:value-type="string">
            <text:p text:style-name="P88">180</text:p>
          </table:table-cell>
          <table:table-cell table:style-name="Table2.A1" office:value-type="string">
            <text:p text:style-name="P88">63278.4850218988</text:p>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row>
        <table:table-row table:style-name="Table2.1">
          <table:table-cell table:style-name="Table2.A1" office:value-type="string">
            <text:p text:style-name="P88">210</text:p>
          </table:table-cell>
          <table:table-cell table:style-name="Table2.A1" office:value-type="string">
            <text:p text:style-name="P88">58584.4933164302</text:p>
          </table:table-cell>
          <table:table-cell table:style-name="Table2.A1" office:value-type="string">
            <text:p text:style-name="P87"/>
          </table:table-cell>
          <table:table-cell table:style-name="Table2.A1" office:value-type="string">
            <text:p text:style-name="P88">9000</text:p>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row>
        <table:table-row table:style-name="Table2.1">
          <table:table-cell table:style-name="Table2.A1" office:value-type="string">
            <text:p text:style-name="P88">240</text:p>
          </table:table-cell>
          <table:table-cell table:style-name="Table2.A1" office:value-type="string">
            <text:p text:style-name="P88">54800.7755419574</text:p>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row>
        <table:table-row table:style-name="Table2.1">
          <table:table-cell table:style-name="Table2.A1" office:value-type="string">
            <text:p text:style-name="P88">270</text:p>
          </table:table-cell>
          <table:table-cell table:style-name="Table2.A1" office:value-type="string">
            <text:p text:style-name="P88">51666.6666666667</text:p>
          </table:table-cell>
          <table:table-cell table:style-name="Table2.A1" office:value-type="string">
            <text:p text:style-name="P87"/>
          </table:table-cell>
          <table:table-cell table:style-name="Table2.A1" office:value-type="string">
            <text:p text:style-name="P88">26.6666666666667</text:p>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row>
        <table:table-row table:style-name="Table2.1">
          <table:table-cell table:style-name="Table2.A1" office:value-type="string">
            <text:p text:style-name="P88">300</text:p>
          </table:table-cell>
          <table:table-cell table:style-name="Table2.A1" office:value-type="string">
            <text:p text:style-name="P88">49015.3037326099</text:p>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row>
        <table:table-row table:style-name="Table2.1">
          <table:table-cell table:style-name="Table2.A1" office:value-type="string">
            <text:p text:style-name="P88">330</text:p>
          </table:table-cell>
          <table:table-cell table:style-name="Table2.A1" office:value-type="string">
            <text:p text:style-name="P88">46734.2584095534</text:p>
          </table:table-cell>
          <table:table-cell table:style-name="Table2.A1" office:value-type="string">
            <text:p text:style-name="P87"/>
          </table:table-cell>
          <table:table-cell table:style-name="Table2.A1" office:value-type="string">
            <text:p text:style-name="P88">288</text:p>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row>
        <table:table-row table:style-name="Table2.1">
          <table:table-cell table:style-name="Table2.A1" office:value-type="string">
            <text:p text:style-name="P88">360</text:p>
          </table:table-cell>
          <table:table-cell table:style-name="Table2.A1" office:value-type="string">
            <text:p text:style-name="P88">44744.645862196</text:p>
          </table:table-cell>
          <table:table-cell table:style-name="Table2.A1" office:value-type="string">
            <text:p text:style-name="P87"/>
          </table:table-cell>
          <table:table-cell table:style-name="Table2.A1" office:value-type="string">
            <text:p text:style-name="P88">4.8</text:p>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row>
        <table:table-row table:style-name="Table2.1">
          <table:table-cell table:style-name="Table2.A1" office:value-type="string">
            <text:p text:style-name="P88">390</text:p>
          </table:table-cell>
          <table:table-cell table:style-name="Table2.A1" office:value-type="string">
            <text:p text:style-name="P88">42989.2652074553</text:p>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row>
        <table:table-row table:style-name="Table2.1">
          <table:table-cell table:style-name="Table2.A1" office:value-type="string">
            <text:p text:style-name="P88">420</text:p>
          </table:table-cell>
          <table:table-cell table:style-name="Table2.A1" office:value-type="string">
            <text:p text:style-name="P88">41425.4924964258</text:p>
          </table:table-cell>
          <table:table-cell table:style-name="Table2.A1" office:value-type="string">
            <text:p text:style-name="P87"/>
          </table:table-cell>
          <table:table-cell table:style-name="Table2.A1" office:value-type="string">
            <text:p text:style-name="P88">8</text:p>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row>
        <table:table-row table:style-name="Table2.1">
          <table:table-cell table:style-name="Table2.A1" office:value-type="string">
            <text:p text:style-name="P88">450</text:p>
          </table:table-cell>
          <table:table-cell table:style-name="Table2.A1" office:value-type="string">
            <text:p text:style-name="P88">40020.82791081</text:p>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row>
        <table:table-row table:style-name="Table2.1">
          <table:table-cell table:style-name="Table2.A1" office:value-type="string">
            <text:p text:style-name="P88">480</text:p>
          </table:table-cell>
          <table:table-cell table:style-name="Table2.A1" office:value-type="string">
            <text:p text:style-name="P88">38750</text:p>
          </table:table-cell>
          <table:table-cell table:style-name="Table2.A1" office:value-type="string">
            <text:p text:style-name="P87">Charge time</text:p>
          </table:table-cell>
          <table:table-cell table:style-name="Table2.A1" office:value-type="string">
            <text:p text:style-name="P88">11.4285714285714</text:p>
          </table:table-cell>
          <table:table-cell table:style-name="Table2.A1" office:value-type="string">
            <text:p text:style-name="P87">Average Road in UK/Us assuming 2h drive time</text:p>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row>
        <table:table-row table:style-name="Table2.1">
          <table:table-cell table:style-name="Table2.A1" office:value-type="string">
            <text:p text:style-name="P88">510</text:p>
          </table:table-cell>
          <table:table-cell table:style-name="Table2.A1" office:value-type="string">
            <text:p text:style-name="P88">37593.0218806316</text:p>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row>
        <table:table-row table:style-name="Table2.1">
          <table:table-cell table:style-name="Table2.A1" office:value-type="string">
            <text:p text:style-name="P88">540</text:p>
          </table:table-cell>
          <table:table-cell table:style-name="Table2.A1" office:value-type="string">
            <text:p text:style-name="P88">36533.850361305</text:p>
          </table:table-cell>
          <table:table-cell table:style-name="Table2.A1" office:value-type="string">
            <text:p text:style-name="P87"/>
          </table:table-cell>
          <table:table-cell table:style-name="Table2.A1" office:value-type="string">
            <text:p text:style-name="P88">34.2857142857143</text:p>
          </table:table-cell>
          <table:table-cell table:style-name="Table2.A1" office:value-type="string">
            <text:p text:style-name="P87">Drive time, steep roads, in minutes</text:p>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row>
        <table:table-row table:style-name="Table2.1">
          <table:table-cell table:style-name="Table2.A1" office:value-type="string">
            <text:p text:style-name="P88">570</text:p>
          </table:table-cell>
          <table:table-cell table:style-name="Table2.A1" office:value-type="string">
            <text:p text:style-name="P88">35559.4387499371</text:p>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row>
        <table:table-row table:style-name="Table2.1">
          <table:table-cell table:style-name="Table2.A1" office:value-type="string">
            <text:p text:style-name="P88">600</text:p>
          </table:table-cell>
          <table:table-cell table:style-name="Table2.A1" office:value-type="string">
            <text:p text:style-name="P88">34659.0536512467</text:p>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row>
        <table:table-row table:style-name="Table2.1">
          <table:table-cell table:style-name="Table2.A1" office:value-type="string">
            <text:p text:style-name="P88">630</text:p>
          </table:table-cell>
          <table:table-cell table:style-name="Table2.A1" office:value-type="string">
            <text:p text:style-name="P88">33823.7729865788</text:p>
          </table:table-cell>
          <table:table-cell table:style-name="Table2.A1" office:value-type="string">
            <text:p text:style-name="P87"/>
          </table:table-cell>
          <table:table-cell table:style-name="Table2.A1" office:value-type="string">
            <text:p text:style-name="P88">15000</text:p>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row>
        <text:soft-page-break/>
        <table:table-row table:style-name="Table2.1">
          <table:table-cell table:style-name="Table2.A1" office:value-type="string">
            <text:p text:style-name="P88">660</text:p>
          </table:table-cell>
          <table:table-cell table:style-name="Table2.A1" office:value-type="string">
            <text:p text:style-name="P88">33046.1110351196</text:p>
          </table:table-cell>
          <table:table-cell table:style-name="Table2.A1" office:value-type="string">
            <text:p text:style-name="P87">Battery </text:p>
          </table:table-cell>
          <table:table-cell table:style-name="Table2.A1" office:value-type="string">
            <text:p text:style-name="P88">135</text:p>
          </table:table-cell>
          <table:table-cell table:style-name="Table2.A1" office:value-type="string">
            <text:p text:style-name="P87">Kg, no extra cold weather capacity</text:p>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row>
        <table:table-row table:style-name="Table2.1">
          <table:table-cell table:style-name="Table2.A1" office:value-type="string">
            <text:p text:style-name="P88">690</text:p>
          </table:table-cell>
          <table:table-cell table:style-name="Table2.A1" office:value-type="string">
            <text:p text:style-name="P88">32319.7341788466</text:p>
          </table:table-cell>
          <table:table-cell table:style-name="Table2.A1" office:value-type="string">
            <text:p text:style-name="P87"/>
          </table:table-cell>
          <table:table-cell table:style-name="Table2.A1" office:value-type="string">
            <text:p text:style-name="P88">168.75</text:p>
          </table:table-cell>
          <table:table-cell table:style-name="Table2.A1" office:value-type="string">
            <text:p text:style-name="P87">Kg, with extra cold weather capacity</text:p>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row>
        <table:table-row table:style-name="Table2.1">
          <table:table-cell table:style-name="Table2.A1" office:value-type="string">
            <text:p text:style-name="P88">720</text:p>
          </table:table-cell>
          <table:table-cell table:style-name="Table2.A1" office:value-type="string">
            <text:p text:style-name="P88">31639.2425109494</text:p>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row>
        <table:table-row table:style-name="Table2.1">
          <table:table-cell table:style-name="Table2.A1" office:value-type="string">
            <text:p text:style-name="P88">750</text:p>
          </table:table-cell>
          <table:table-cell table:style-name="Table2.A1" office:value-type="string">
            <text:p text:style-name="P88">31000</text:p>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row>
        <table:table-row table:style-name="Table2.1">
          <table:table-cell table:style-name="Table2.A1" office:value-type="string">
            <text:p text:style-name="P88">780</text:p>
          </table:table-cell>
          <table:table-cell table:style-name="Table2.A1" office:value-type="string">
            <text:p text:style-name="P88">30398.0009464185</text:p>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row>
        <table:table-row table:style-name="Table2.1">
          <table:table-cell table:style-name="Table2.A1" office:value-type="string">
            <text:p text:style-name="P88">810</text:p>
          </table:table-cell>
          <table:table-cell table:style-name="Table2.A1" office:value-type="string">
            <text:p text:style-name="P88">29829.7639081307</text:p>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row>
        <table:table-row table:style-name="Table2.1">
          <table:table-cell table:style-name="Table2.A1" office:value-type="string">
            <text:p text:style-name="P88">840</text:p>
          </table:table-cell>
          <table:table-cell table:style-name="Table2.A1" office:value-type="string">
            <text:p text:style-name="P88">29292.2466582151</text:p>
          </table:table-cell>
          <table:table-cell table:style-name="Table2.A1" office:value-type="string">
            <text:p text:style-name="P87"/>
          </table:table-cell>
          <table:table-cell table:style-name="Table2.A1" office:value-type="string">
            <text:p text:style-name="P87">Compressed Air Hybrid:</text:p>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row>
        <table:table-row table:style-name="Table2.1">
          <table:table-cell table:style-name="Table2.A1" office:value-type="string">
            <text:p text:style-name="P88">870</text:p>
          </table:table-cell>
          <table:table-cell table:style-name="Table2.A1" office:value-type="string">
            <text:p text:style-name="P88">28782.777417443</text:p>
          </table:table-cell>
          <table:table-cell table:style-name="Table2.A1" office:value-type="string">
            <text:p text:style-name="P87"/>
          </table:table-cell>
          <table:table-cell table:style-name="Table2.A1" office:value-type="string">
            <text:p text:style-name="P87">200Kg of air, 100 Usable</text:p>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row>
        <table:table-row table:style-name="Table2.1">
          <table:table-cell table:style-name="Table2.A1" office:value-type="string">
            <text:p text:style-name="P88">900</text:p>
          </table:table-cell>
          <table:table-cell table:style-name="Table2.A1" office:value-type="string">
            <text:p text:style-name="P88">28298.9988044336</text:p>
          </table:table-cell>
          <table:table-cell table:style-name="Table2.A1" office:value-type="string">
            <text:p text:style-name="P87"/>
          </table:table-cell>
          <table:table-cell table:style-name="Table2.A1" office:value-type="string">
            <text:p text:style-name="P87">Isothermal expansion turbine with heat flowing from </text:p>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row>
        <table:table-row table:style-name="Table2.1">
          <table:table-cell table:style-name="Table2.A1" office:value-type="string">
            <text:p text:style-name="P88">930</text:p>
          </table:table-cell>
          <table:table-cell table:style-name="Table2.A1" office:value-type="string">
            <text:p text:style-name="P88">27838.8218141501</text:p>
          </table:table-cell>
          <table:table-cell table:style-name="Table2.A1" office:value-type="string">
            <text:p text:style-name="P87"/>
          </table:table-cell>
          <table:table-cell table:style-name="Table2.A1" office:value-type="string">
            <text:p text:style-name="P87">turbine to air</text:p>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row>
        <table:table-row table:style-name="Table2.1">
          <table:table-cell table:style-name="Table2.A1" office:value-type="string">
            <text:p text:style-name="P88">960</text:p>
          </table:table-cell>
          <table:table-cell table:style-name="Table2.A1" office:value-type="string">
            <text:p text:style-name="P88">27400.3877709787</text:p>
          </table:table-cell>
          <table:table-cell table:style-name="Table2.A1" office:value-type="string">
            <text:p text:style-name="P87"/>
          </table:table-cell>
          <table:table-cell table:style-name="Table2.A1" office:value-type="string">
            <text:p text:style-name="P88">575646.273248512</text:p>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row>
        <table:table-row table:style-name="Table2.1">
          <table:table-cell table:style-name="Table2.A1" office:value-type="string">
            <text:p text:style-name="P88">990</text:p>
          </table:table-cell>
          <table:table-cell table:style-name="Table2.A1" office:value-type="string">
            <text:p text:style-name="P88">26982.0366731332</text:p>
          </table:table-cell>
          <table:table-cell table:style-name="Table2.A1" office:value-type="string">
            <text:p text:style-name="P87"/>
          </table:table-cell>
          <table:table-cell table:style-name="Table2.A1" office:value-type="string">
            <text:p text:style-name="P87">Per Kg similar to EV if mass was 400 Kg</text:p>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row>
        <table:table-row table:style-name="Table2.1">
          <table:table-cell table:style-name="Table2.A1" office:value-type="string">
            <text:p text:style-name="P88">1020</text:p>
          </table:table-cell>
          <table:table-cell table:style-name="Table2.A1" office:value-type="string">
            <text:p text:style-name="P88">26582.2806970889</text:p>
          </table:table-cell>
          <table:table-cell table:style-name="Table2.A1" office:value-type="string">
            <text:p text:style-name="P87"/>
          </table:table-cell>
          <table:table-cell table:style-name="Table2.A1" office:value-type="string">
            <text:p text:style-name="P87">That means 2x1.5x1.3 m</text:p>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row>
        <table:table-row table:style-name="Table2.1">
          <table:table-cell table:style-name="Table2.A1" office:value-type="string">
            <text:p text:style-name="P88">1050</text:p>
          </table:table-cell>
          <table:table-cell table:style-name="Table2.A1" office:value-type="string">
            <text:p text:style-name="P88">26199.781896584</text:p>
          </table:table-cell>
          <table:table-cell table:style-name="Table2.A1" office:value-type="string">
            <text:p text:style-name="P87"/>
          </table:table-cell>
          <table:table-cell table:style-name="Table2.A1" office:value-type="string">
            <text:p text:style-name="P87">Whole engine section for the tank would be enough</text:p>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row>
        <table:table-row table:style-name="Table2.1">
          <table:table-cell table:style-name="Table2.A1" office:value-type="string">
            <text:p text:style-name="P88">1080</text:p>
          </table:table-cell>
          <table:table-cell table:style-name="Table2.A1" office:value-type="string">
            <text:p text:style-name="P88">25833.3333333333</text:p>
          </table:table-cell>
          <table:table-cell table:style-name="Table2.A1" office:value-type="string">
            <text:p text:style-name="P87"/>
          </table:table-cell>
          <table:table-cell table:style-name="Table2.A1" office:value-type="string">
            <text:p text:style-name="P87">for a “scooby doo car” looking car or both the boot</text:p>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row>
        <table:table-row table:style-name="Table2.1">
          <table:table-cell table:style-name="Table2.A1" office:value-type="string">
            <text:p text:style-name="P88">1110</text:p>
          </table:table-cell>
          <table:table-cell table:style-name="Table2.A1" office:value-type="string">
            <text:p text:style-name="P88">25481.8430323304</text:p>
          </table:table-cell>
          <table:table-cell table:style-name="Table2.A1" office:value-type="string">
            <text:p text:style-name="P87"/>
          </table:table-cell>
          <table:table-cell table:style-name="Table2.A1" office:value-type="string">
            <text:p text:style-name="P87">and the engine compartment of an ordinary car</text:p>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row>
        <table:table-row table:style-name="Table2.1">
          <table:table-cell table:style-name="Table2.A1" office:value-type="string">
            <text:p text:style-name="P88">1140</text:p>
          </table:table-cell>
          <table:table-cell table:style-name="Table2.A1" office:value-type="string">
            <text:p text:style-name="P88">25144.3202<text:soft-page-break/>752682</text:p>
          </table:table-cell>
          <table:table-cell table:style-name="Table2.A1" office:value-type="string">
            <text:p text:style-name="P87"/>
          </table:table-cell>
          <table:table-cell table:style-name="Table2.A1" office:value-type="string">
            <text:p text:style-name="P87">for equal <text:soft-page-break/>drive time to EV</text:p>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row>
        <table:table-row table:style-name="Table2.1">
          <table:table-cell table:style-name="Table2.A1" office:value-type="string">
            <text:p text:style-name="P88">1170</text:p>
          </table:table-cell>
          <table:table-cell table:style-name="Table2.A1" office:value-type="string">
            <text:p text:style-name="P88">24819.8638397885</text:p>
          </table:table-cell>
          <table:table-cell table:style-name="Table2.A1" office:value-type="string">
            <text:p text:style-name="P87"/>
          </table:table-cell>
          <table:table-cell table:style-name="Table2.A1" office:value-type="string">
            <text:p text:style-name="P87">The boot is not a necessity as most people go on a</text:p>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row>
        <table:table-row table:style-name="Table2.1">
          <table:table-cell table:style-name="Table2.A1" office:value-type="string">
            <text:p text:style-name="P88">1200</text:p>
          </table:table-cell>
          <table:table-cell table:style-name="Table2.A1" office:value-type="string">
            <text:p text:style-name="P88">24507.6518663049</text:p>
          </table:table-cell>
          <table:table-cell table:style-name="Table2.A1" office:value-type="string">
            <text:p text:style-name="P87"/>
          </table:table-cell>
          <table:table-cell table:style-name="Table2.A1" office:value-type="string">
            <text:p text:style-name="P87">holiday by plane</text:p>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row>
        <table:table-row table:style-name="Table2.1">
          <table:table-cell table:style-name="Table2.A1" office:value-type="string">
            <text:p text:style-name="P88">1230</text:p>
          </table:table-cell>
          <table:table-cell table:style-name="Table2.A1" office:value-type="string">
            <text:p text:style-name="P88">24206.9330927339</text:p>
          </table:table-cell>
          <table:table-cell table:style-name="Table2.A1" office:value-type="string">
            <text:p text:style-name="P87"/>
          </table:table-cell>
          <table:table-cell table:style-name="Table2.A1" office:value-type="string">
            <text:p text:style-name="P88">1.48148148148148</text:p>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row>
        <table:table-row table:style-name="Table2.1">
          <table:table-cell table:style-name="Table2.A1" office:value-type="string">
            <text:p text:style-name="P88">1260</text:p>
          </table:table-cell>
          <table:table-cell table:style-name="Table2.A1" office:value-type="string">
            <text:p text:style-name="P88">23917.0192441242</text:p>
          </table:table-cell>
          <table:table-cell table:style-name="Table2.A1" office:value-type="string">
            <text:p text:style-name="P87"/>
          </table:table-cell>
          <table:table-cell table:style-name="Table2.A1" office:value-type="string">
            <text:p text:style-name="P88">1.06481481481481</text:p>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row>
        <table:table-row table:style-name="Table2.1">
          <table:table-cell table:style-name="Table2.A1" office:value-type="string">
            <text:p text:style-name="P88">1290</text:p>
          </table:table-cell>
          <table:table-cell table:style-name="Table2.A1" office:value-type="string">
            <text:p text:style-name="P88">23637.2784015537</text:p>
          </table:table-cell>
          <table:table-cell table:style-name="Table2.A1" office:value-type="string">
            <text:p text:style-name="P87"/>
          </table:table-cell>
          <table:table-cell table:style-name="Table2.A1" office:value-type="string">
            <text:p text:style-name="P87">And you get 120 HP worth of engine power instead of</text:p>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row>
        <table:table-row table:style-name="Table2.1">
          <table:table-cell table:style-name="Table2.A1" office:value-type="string">
            <text:p text:style-name="P88">1320</text:p>
          </table:table-cell>
          <table:table-cell table:style-name="Table2.A1" office:value-type="string">
            <text:p text:style-name="P88">23367.1292047767</text:p>
          </table:table-cell>
          <table:table-cell table:style-name="Table2.A1" office:value-type="string">
            <text:p text:style-name="P87"/>
          </table:table-cell>
          <table:table-cell table:style-name="Table2.A1" office:value-type="string">
            <text:p text:style-name="P87">200 because of losses of isothermal turbine</text:p>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row>
        <table:table-row table:style-name="Table2.1">
          <table:table-cell table:style-name="Table2.A1" office:value-type="string">
            <text:p text:style-name="P88">1350</text:p>
          </table:table-cell>
          <table:table-cell table:style-name="Table2.A1" office:value-type="string">
            <text:p text:style-name="P88">23106.0357674978</text:p>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row>
      </table:table>
      <text:p text:style-name="Standard"/>
      <text:p text:style-name="P105">However, the EV can be substituted by compressed air hybrid engine, if the tankage is placed in both the boot and engine space, and it is SUV size with not sport class engine power. This would avoid the mining of cobalt by children and the massive pollution to the environment from the non recycled batteries.</text:p>
      <text:p text:style-name="P106">To achieve isothermal expansion cylinder engine, the cylinder has to have a large area and small drive depth. But it can have parallel pistons so it doesn’t necessarily have to be low power.</text:p>
      <text:p text:style-name="P107">Theoretically it is possible to compress the air by isochoric process and pump it back into the tank.</text:p>
      <text:p text:style-name="P107">However this is only likely to work for a short range of velocities.</text:p>
      <text:p text:style-name="P107">The entropy is then still going to be the same or increase because the vehicle will contain some tritium in the work fluid.</text:p>
      <text:p text:style-name="P107">The efficiency of the Tritium decay would be about 144 to energy output.</text:p>
      <text:p text:style-name="P108">This results in irradiation by a bus of less than the French standard for workers of nuclear plants.</text:p>
      <text:p text:style-name="P108">However, if a taxi uses the tritium drive, it will irradiate quite a lot.</text:p>
      <text:p text:style-name="P108">So people who frequently travel by taxi are likely to get increased cancer rates.</text:p>
      <text:p text:style-name="P109">In the lokas or planets where there is no space, the entropy is conserved, so the metals get re aggregated after they have been rusted/oxidised away, to use up any remaining entropy allowance from sunlight or power towers that wasn’t used up.</text:p>
      <text:p text:style-name="P110">How the Soviet Union managed to get people to have “all” a high quality life – they made half the people into slaves, to be used up as entropy allowance for the “free” people, where the “slave” would be damaged when there is a need to pay for a service or good.</text:p>
      <text:p text:style-name="P110">That’s why they didn’t have drug users, homeless, long term unemployed and prostitutes save for elite ones for the government.</text:p>
      <text:p text:style-name="P111">The alternative to that is as they had it before perestroika – again, such people didn’t exist, but the salaries were low and the economy had to be planned, including planned waste, in order to cancel out the extra entropy balance.</text:p>
      <text:p text:style-name="P112"><text:soft-page-break/>Why do the Marxists do a “re-Feinmanisation” every time new physics is discovered or concocted? It is because he is the only famous Physicist from a working class family and he is used to promote the idea that anybody can go to the top, while being from the working class.</text:p>
      <text:p text:style-name="P112">They will badmouth any new development unless the author of the new theory is even more proletarian that Feinman.</text:p>
      <text:p text:style-name="P113">This is to promote to proletarian people the idea that they reached and surpassed the intelligence of the elites and intelligentsia and are now ahead of everyone.</text:p>
      <text:p text:style-name="P113">This prevents them from seeking better knowledge and thus limits their ability to achieve communism.</text:p>
      <text:p text:style-name="P113">Thus the western “left-wing” politicians are really the servants of the ruling class to conduct class warfare against their own working class people.</text:p>
      <text:p text:style-name="P113">However ex communist parties do have this over-unity and free energy technology and they cannot get out of the middle income trap, because getting out of it involves creating a lot of long term unemployed, homeless, drug users and prostitutes. They (the western countries) basically grab their allowance of entropy and give it to the middle class and rich.</text:p>
      <text:p text:style-name="P114">The reason the Brezhnevist Soviet communism did not worship Feinman is because they weren’t trying to send a message to the history books, whey were trying to create a just and tolerant society.</text:p>
      <text:p text:style-name="P114">It is unclear who the whole lot of western influencers and marxist academics are trying to send “messages” to.</text:p>
      <text:p text:style-name="P114">They are insane, thinking they are just stories in a book and not actual people. <text:span text:style-name="T36">This is caused by the belief that all their actions are recorded in the book of deeds, as stated in the Apocalypse book from the Bible.</text:span></text:p>
      <text:p text:style-name="P115">And the reason westerm Marxists keep doing re-Feinmanisation is because they want to stick it to the Father god through his book of deeds. By sending the message that a proletarian always beats a non proletarian.</text:p>
      <text:p text:style-name="P115">And the concept of a person so freaking poor they are more dangerous than God i.e. a siromach was invented by Bulgarians during the Ottoman rule.</text:p>
      <text:p text:style-name="P115">The communists got rid of their Bulgarian siromachs but the Bulgarians who left before the end of communism are still living in foreign countries, in particular, the USA.</text:p>
      <text:p text:style-name="P116">Why is the US ideology so reminiscent of the siromach ideology of the Bulgarian revolution writers?</text:p>
      <text:p text:style-name="P116">It is because they reassigned the Von Newman computer patent from the Von Newman to the Bulgarian John Atanasov, and they now have karmic back pay of royalties from the entire US chip industry, so his ancestors basically own the USA.</text:p>
      <text:p text:style-name="P116">The only way do get away from it is to adopt an ISA different from CISC, which could be VLIW, DISVLIW or RISC.</text:p>
      <text:p text:style-name="P116">That’s because the original CPU was a CISC cpu.</text:p>
      <text:p text:style-name="P116">So killing hardware implementations of x86 and x86_64 could be enough to remove siromach “ownership” of the USA.</text:p>
      <text:p text:style-name="P117">Software translation should be done by kernel or user mode not firmware.</text:p>
      <text:h text:style-name="P121" text:outline-level="1">References</text:h>
      <text:p text:style-name="P74"/>
      <text:p text:style-name="P74">1. Sci Total Environ. 1983 Dec 15;32(1):35-54.doi: 10.1016/0048-9697(83)90131-6.</text:p>
      <text:p text:style-name="P75">2. “Quantum Theory with relativity of reference frame but no time dilation.”, 2023, Goran Dakov, Amazon KDP book</text:p>
      <text:p text:style-name="P75"><text:span text:style-name="T31">3. </text:span>Batygin, Konstantin, and Michael E. Brown. 2016. ‘Evidence for a Distant Giant Planet in the Solar System’. Astronomical Journal 151 (2): Art. No. 22. <text:a xlink:type="simple" xlink:href="https://doi.org/10.3847/0004-6256/151/2/22" office:target-frame-name="_blank" xlink:show="new" text:style-name="Internet_20_link" text:visited-style-name="Visited_20_Internet_20_Link">https://doi.org/10.3847/0004-6256/151/2/22</text:a>.</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fo:orphans="0" fo:widows="0" text:number-lines="false" text:line-number="0"/>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cm" fo:margin-left="0.201cm" fo:margin-right="0.201cm"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15T13:57:34.446194304</meta:creation-date>
    <dc:date>2024-10-13T12:26:28.568255301</dc:date>
    <meta:editing-duration>PT16H53M57S</meta:editing-duration>
    <meta:editing-cycles>259</meta:editing-cycles>
    <meta:generator>LibreOffice/24.2.2.2$MacOSX_AARCH64 LibreOffice_project/d56cc158d8a96260b836f100ef4b4ef25d6f1a01</meta:generator>
    <meta:document-statistic meta:table-count="2" meta:image-count="0" meta:object-count="47" meta:page-count="17" meta:paragraph-count="528" meta:word-count="6678" meta:character-count="38863" meta:non-whitespace-character-count="32661"/>
  </office:meta>
</office:document-meta>
</file>

<file path=Object 1/content.xml><?xml version="1.0" encoding="utf-8"?>
<math xmlns="http://www.w3.org/1998/Math/MathML" display="block">
  <semantics>
    <mrow>
      <mi>U</mi>
      <mo stretchy="false">=</mo>
      <mover accent="true">
        <mi>U</mi>
        <mo stretchy="false">˙</mo>
      </mover>
    </mrow>
    <annotation encoding="StarMath 5.0">U=dot {U}</annotation>
  </semantics>
</math>
</file>

<file path=Object 10/content.xml><?xml version="1.0" encoding="utf-8"?>
<math xmlns="http://www.w3.org/1998/Math/MathML" display="block">
  <semantics>
    <mrow>
      <mover accent="true">
        <mi>V</mi>
        <mo stretchy="false">˙</mo>
      </mover>
      <mi>.</mi>
      <mi>q</mi>
    </mrow>
    <annotation encoding="StarMath 5.0">dot {V} .q </annotation>
  </semantics>
</math>
</file>

<file path=Object 11/content.xml><?xml version="1.0" encoding="utf-8"?>
<math xmlns="http://www.w3.org/1998/Math/MathML" display="block">
  <semantics>
    <mrow>
      <mover accent="true">
        <mi>A</mi>
        <mo stretchy="false">˙</mo>
      </mover>
      <mi>.</mi>
      <mi>j</mi>
    </mrow>
    <annotation encoding="StarMath 5.0">dot {A} . j</annotation>
  </semantics>
</math>
</file>

<file path=Object 12/content.xml><?xml version="1.0" encoding="utf-8"?>
<math xmlns="http://www.w3.org/1998/Math/MathML" display="block">
  <semantics>
    <mrow>
      <mi>m</mi>
      <mi>q</mi>
      <mover accent="true">
        <mi>v</mi>
        <mo stretchy="false">˙</mo>
      </mover>
      <mi>.</mi>
      <mi>v</mi>
    </mrow>
    <annotation encoding="StarMath 5.0">m q dot{v}.v</annotation>
  </semantics>
</math>
</file>

<file path=Object 13/content.xml><?xml version="1.0" encoding="utf-8"?>
<math xmlns="http://www.w3.org/1998/Math/MathML" display="block">
  <semantics>
    <mrow>
      <mrow>
        <mo stretchy="false">±</mo>
        <mn>3</mn>
      </mrow>
      <mi>ln</mi>
      <mrow>
        <mo fence="true" form="prefix" stretchy="false">(</mo>
        <mrow>
          <mi>N</mi>
        </mrow>
        <mo fence="true" form="postfix" stretchy="false">)</mo>
      </mrow>
    </mrow>
    <annotation encoding="StarMath 5.0">+-3 ln(N)</annotation>
  </semantics>
</math>
</file>

<file path=Object 14/content.xml><?xml version="1.0" encoding="utf-8"?>
<math xmlns="http://www.w3.org/1998/Math/MathML" display="block">
  <semantics>
    <mrow>
      <mrow>
        <mrow>
          <msub>
            <mi>Z</mi>
            <mn>1</mn>
          </msub>
          <mo stretchy="false">+</mo>
          <msub>
            <mi>Z</mi>
            <mn>2</mn>
          </msub>
        </mrow>
        <mo stretchy="false">=</mo>
        <mrow>
          <mo fence="true" form="prefix" stretchy="false">(</mo>
          <mrow>
            <mrow>
              <msub>
                <mi>m</mi>
                <mn>0</mn>
              </msub>
              <mo stretchy="false">+</mo>
              <mrow>
                <msub>
                  <mi>u</mi>
                  <mi mathvariant="italic">EM</mi>
                </msub>
                <mo stretchy="false">/</mo>
                <msup>
                  <mi>c</mi>
                  <mn>2</mn>
                </msup>
              </mrow>
            </mrow>
          </mrow>
          <mo fence="true" form="postfix" stretchy="false">)</mo>
        </mrow>
      </mrow>
      <msup>
        <mi>ψ</mi>
        <mn>2</mn>
      </msup>
      <msub>
        <mi>v</mi>
        <mi mathvariant="italic">any</mi>
      </msub>
    </mrow>
    <annotation encoding="StarMath 5.0">Z_1+Z_2= (m_0 + u_EM/c^2) %psi^2 v_any</annotation>
  </semantics>
</math>
</file>

<file path=Object 15/content.xml><?xml version="1.0" encoding="utf-8"?>
<math xmlns="http://www.w3.org/1998/Math/MathML" display="block">
  <semantics>
    <mrow>
      <mrow>
        <msub>
          <mi>v</mi>
          <mn>5</mn>
        </msub>
        <mo stretchy="false">=</mo>
        <mrow>
          <mo stretchy="false">±</mo>
          <mi>i</mi>
        </mrow>
      </mrow>
      <mi mathvariant="normal">ℏ</mi>
      <mi>c</mi>
      <mrow>
        <mo fence="true" form="prefix" stretchy="false">[</mo>
        <mrow>
          <mrow>
            <msup>
              <mo stretchy="false">∂</mo>
              <mi>μ</mi>
            </msup>
            <mi>;</mi>
            <msub>
              <mo stretchy="false">∂</mo>
              <mi>μ</mi>
            </msub>
          </mrow>
        </mrow>
        <mo fence="true" form="postfix" stretchy="false">]</mo>
      </mrow>
      <mrow>
        <mi>ψ</mi>
        <mo stretchy="false">+</mo>
        <mn>4</mn>
      </mrow>
      <mi mathvariant="italic">Aq</mi>
    </mrow>
    <annotation encoding="StarMath 5.0">v_5= +-i hbar c [partial^%mu;partial_%mu] %psi +4Aq</annotation>
  </semantics>
</math>
</file>

<file path=Object 16/content.xml><?xml version="1.0" encoding="utf-8"?>
<math xmlns="http://www.w3.org/1998/Math/MathML" display="block">
  <semantics>
    <mrow>
      <mrow>
        <msub>
          <mi>v</mi>
          <mn>6</mn>
        </msub>
        <mo stretchy="false">=</mo>
        <msup>
          <mi mathvariant="normal">ℏ</mi>
          <mn>2</mn>
        </msup>
      </mrow>
      <mrow>
        <mrow>
          <mo fence="true" form="prefix" stretchy="false">[</mo>
          <mrow>
            <mrow>
              <msubsup>
                <mo stretchy="false">∂</mo>
                <mi>η</mi>
                <mi>μ</mi>
              </msubsup>
              <mi>;</mi>
              <msubsup>
                <mo stretchy="false">∂</mo>
                <mi>μ</mi>
                <mi>η</mi>
              </msubsup>
            </mrow>
          </mrow>
          <mo fence="true" form="postfix" stretchy="false">]</mo>
        </mrow>
        <mo stretchy="false">−</mo>
        <mn>2</mn>
      </mrow>
      <mrow>
        <mi>B</mi>
        <mo stretchy="false">⊙</mo>
        <mi>B</mi>
      </mrow>
    </mrow>
    <annotation encoding="StarMath 5.0">v_6=hbar^2 [partial_%eta^%mu; partial_%mu^%eta]-2B odot B</annotation>
  </semantics>
</math>
</file>

<file path=Object 17/content.xml><?xml version="1.0" encoding="utf-8"?>
<math xmlns="http://www.w3.org/1998/Math/MathML" display="block">
  <semantics>
    <mrow>
      <mrow>
        <msub>
          <mi>u</mi>
          <mi mathvariant="italic">EM</mi>
        </msub>
        <mo stretchy="false">=</mo>
        <mi>V</mi>
      </mrow>
      <mi>.</mi>
      <mrow>
        <mi>q</mi>
        <mo stretchy="false">−</mo>
        <mi>M</mi>
      </mrow>
      <mi>.</mi>
      <mrow>
        <mi>B</mi>
        <mo stretchy="false">≈</mo>
        <mi>E</mi>
      </mrow>
      <mi>.</mi>
      <mrow>
        <mi>P</mi>
        <mo stretchy="false">−</mo>
        <mi>M</mi>
      </mrow>
      <mi>.</mi>
      <mi>B</mi>
    </mrow>
    <annotation encoding="StarMath 5.0">u_EM=V.q-M.B approx E.P-M.B</annotation>
  </semantics>
</math>
</file>

<file path=Object 18/content.xml><?xml version="1.0" encoding="utf-8"?>
<math xmlns="http://www.w3.org/1998/Math/MathML" display="block">
  <semantics>
    <mrow>
      <mrow>
        <mi>P</mi>
        <mo stretchy="false">≈</mo>
        <mi>ϵ</mi>
      </mrow>
      <mi>E</mi>
    </mrow>
    <annotation encoding="StarMath 5.0">P approx %epsilon E</annotation>
  </semantics>
</math>
</file>

<file path=Object 19/content.xml><?xml version="1.0" encoding="utf-8"?>
<math xmlns="http://www.w3.org/1998/Math/MathML" display="block">
  <semantics>
    <mrow>
      <mrow>
        <mi>M</mi>
        <mo stretchy="false">=</mo>
        <mfrac>
          <mrow>
            <msub>
              <mi>μ</mi>
              <mi>r</mi>
            </msub>
            <mo stretchy="false">+</mo>
            <mn>2</mn>
          </mrow>
          <mi>μ</mi>
        </mfrac>
      </mrow>
      <mrow>
        <mo stretchy="false">∇</mo>
        <mo stretchy="false">×</mo>
        <mi>A</mi>
      </mrow>
    </mrow>
    <annotation encoding="StarMath 5.0">M={%mu_r+2} over %mu nabla times A</annotation>
  </semantics>
</math>
</file>

<file path=Object 2/content.xml><?xml version="1.0" encoding="utf-8"?>
<math xmlns="http://www.w3.org/1998/Math/MathML" display="block">
  <semantics>
    <mrow>
      <mrow>
        <msub>
          <mi>Z</mi>
          <mn>1</mn>
        </msub>
        <mo stretchy="false">=</mo>
        <mrow>
          <mo fence="true" form="prefix" stretchy="false">(</mo>
          <mrow>
            <mrow>
              <mi mathvariant="italic">valx</mi>
              <mrow>
                <mrow>
                  <mrow>
                    <mo fence="true" form="prefix" stretchy="false">(</mo>
                    <mrow>
                      <msub>
                        <mi>E</mi>
                        <mi>a</mi>
                      </msub>
                    </mrow>
                    <mo fence="true" form="postfix" stretchy="false">)</mo>
                  </mrow>
                  <mo stretchy="false">⊗</mo>
                  <msub>
                    <mi>E</mi>
                    <mi>b</mi>
                  </msub>
                </mrow>
                <mo stretchy="false">+</mo>
                <mrow>
                  <msub>
                    <mi>E</mi>
                    <mi>a</mi>
                  </msub>
                  <mo stretchy="false">⊙</mo>
                  <mi mathvariant="italic">valx</mi>
                </mrow>
              </mrow>
              <mrow>
                <mrow>
                  <mo fence="true" form="prefix" stretchy="false">(</mo>
                  <mrow>
                    <msub>
                      <mi>E</mi>
                      <mi>b</mi>
                    </msub>
                  </mrow>
                  <mo fence="true" form="postfix" stretchy="false">)</mo>
                </mrow>
                <mo stretchy="false">+</mo>
                <mi mathvariant="italic">valxt</mi>
              </mrow>
              <mrow>
                <mo fence="true" form="prefix" stretchy="false">(</mo>
                <mrow>
                  <msub>
                    <mi>B</mi>
                    <mi>a</mi>
                  </msub>
                </mrow>
                <mo fence="true" form="postfix" stretchy="false">)</mo>
              </mrow>
              <mrow>
                <mo fence="true" form="prefix" stretchy="false">⟨</mo>
                <mrow>
                  <mrow>
                    <mtext/>
                    <mo stretchy="false">⊗</mo>
                    <mi>;</mi>
                    <mo stretchy="false">⊙</mo>
                    <mtext/>
                  </mrow>
                </mrow>
                <mo fence="true" form="postfix" stretchy="false">⟩</mo>
              </mrow>
              <mrow>
                <mrow>
                  <mo fence="true" form="prefix" stretchy="false">(</mo>
                  <mrow>
                    <msub>
                      <mi>B</mi>
                      <mi>b</mi>
                    </msub>
                  </mrow>
                  <mo fence="true" form="postfix" stretchy="false">)</mo>
                </mrow>
                <mo stretchy="false">+</mo>
                <msub>
                  <mi>B</mi>
                  <mi>a</mi>
                </msub>
              </mrow>
              <mrow>
                <mo fence="true" form="prefix" stretchy="false">⟨</mo>
                <mrow>
                  <mrow>
                    <mtext/>
                    <mo stretchy="false">⊙</mo>
                    <mi>;</mi>
                    <mo stretchy="false">⊗</mo>
                    <mtext/>
                  </mrow>
                </mrow>
                <mo fence="true" form="postfix" stretchy="false">⟩</mo>
              </mrow>
              <mi mathvariant="italic">valxt</mi>
              <mrow>
                <mo fence="true" form="prefix" stretchy="false">(</mo>
                <mrow>
                  <msub>
                    <mi>B</mi>
                    <mi>b</mi>
                  </msub>
                </mrow>
                <mo fence="true" form="postfix" stretchy="false">)</mo>
              </mrow>
            </mrow>
          </mrow>
          <mo fence="true" form="postfix" stretchy="false">)</mo>
        </mrow>
      </mrow>
      <msub>
        <mi>F</mi>
        <mn>1</mn>
      </msub>
    </mrow>
    <annotation encoding="StarMath 5.0">Z_1= (valx (E_a) otimes E_b+E_a odot valx (E_b) + valxt(B_a)  langle "" otimes ; odot "" rangle  (B_b)+B_a langle "" odot ; otimes "" rangle valxt (B_b)) F_1</annotation>
  </semantics>
</math>
</file>

<file path=Object 20/content.xml><?xml version="1.0" encoding="utf-8"?>
<math xmlns="http://www.w3.org/1998/Math/MathML" display="block">
  <semantics>
    <mrow>
      <mo stretchy="false">−</mo>
      <mover accent="true">
        <mi>A</mi>
        <mo stretchy="false">˙</mo>
      </mover>
    </mrow>
    <annotation encoding="StarMath 5.0">-dot {A}</annotation>
  </semantics>
</math>
</file>

<file path=Object 21/content.xml><?xml version="1.0" encoding="utf-8"?>
<math xmlns="http://www.w3.org/1998/Math/MathML" display="block">
  <semantics>
    <mrow>
      <mi>m</mi>
      <mo stretchy="false">=</mo>
      <msubsup>
        <mi>ψ</mi>
        <mi>n</mi>
        <mrow>
          <mo stretchy="false">−</mo>
          <mn>1</mn>
        </mrow>
      </msubsup>
    </mrow>
    <annotation encoding="StarMath 5.0">{  m =   %psi_n^-1 }</annotation>
  </semantics>
</math>
</file>

<file path=Object 24/content.xml><?xml version="1.0" encoding="utf-8"?>
<math xmlns="http://www.w3.org/1998/Math/MathML" display="block">
  <semantics>
    <mrow>
      <mrow>
        <mo stretchy="false">∫</mo>
        <mi>H</mi>
      </mrow>
      <mi mathvariant="italic">dt</mi>
      <mrow>
        <msub>
          <mi>r</mi>
          <mi>π</mi>
        </msub>
        <mo stretchy="false">=</mo>
        <mrow>
          <mo stretchy="false">∫</mo>
          <mi>H</mi>
        </mrow>
      </mrow>
      <msub>
        <mi>v</mi>
        <mi>π</mi>
      </msub>
      <mi mathvariant="italic">dt</mi>
    </mrow>
    <annotation encoding="StarMath 5.0">int H dt r_%pi=int H v_%pi dt</annotation>
  </semantics>
</math>
</file>

<file path=Object 25/content.xml><?xml version="1.0" encoding="utf-8"?>
<math xmlns="http://www.w3.org/1998/Math/MathML" display="block">
  <semantics>
    <mrow>
      <mrow>
        <msub>
          <mi mathvariant="italic">Hr</mi>
          <mi>π</mi>
        </msub>
        <mo stretchy="false">+</mo>
        <msub>
          <mi mathvariant="italic">Hv</mi>
          <mi>π</mi>
        </msub>
      </mrow>
      <mo stretchy="false">=</mo>
      <msub>
        <mi mathvariant="italic">Hv</mi>
        <mi>π</mi>
      </msub>
    </mrow>
    <annotation encoding="StarMath 5.0">Hr_%pi+Hv_%pi=Hv_%pi</annotation>
  </semantics>
</math>
</file>

<file path=Object 26/content.xml><?xml version="1.0" encoding="utf-8"?>
<math xmlns="http://www.w3.org/1998/Math/MathML" display="block">
  <semantics>
    <mrow>
      <mrow>
        <msub>
          <mi>r</mi>
          <mi>π</mi>
        </msub>
        <mo stretchy="false">≈</mo>
        <mn>20.05</mn>
      </mrow>
      <msubsup>
        <mi>x</mi>
        <mi>r</mi>
        <mrow>
          <mo stretchy="false">−</mo>
          <mrow>
            <mrow>
              <munderover>
                <mo stretchy="false">∫</mo>
                <mi>x</mi>
                <mrow>
                  <mi>ϵ</mi>
                  <mrow>
                    <mrow>
                      <mo fence="true" form="prefix" stretchy="false">|</mo>
                      <mrow>
                        <mrow>
                          <mo stretchy="false">∇</mo>
                          <mover accent="true">
                            <msup>
                              <mi>ψ</mi>
                              <mn>2</mn>
                            </msup>
                            <mo stretchy="false">˙</mo>
                          </mover>
                        </mrow>
                      </mrow>
                      <mo fence="true" form="postfix" stretchy="false">|</mo>
                    </mrow>
                    <mo stretchy="false">&gt;</mo>
                    <mn>1</mn>
                  </mrow>
                </mrow>
              </munderover>
              <mi>ψ</mi>
            </mrow>
            <mi mathvariant="italic">dV</mi>
          </mrow>
        </mrow>
      </msubsup>
      <mtext> </mtext>
    </mrow>
    <annotation encoding="StarMath 5.0">r_%pi approx 20.05 x_r^-{int from {x} to {%epsilon lline nabla dot {%psi^2} rline&gt;1} %psi dV} " "</annotation>
  </semantics>
</math>
</file>

<file path=Object 27/content.xml><?xml version="1.0" encoding="utf-8"?>
<math xmlns="http://www.w3.org/1998/Math/MathML" display="block">
  <semantics>
    <mrow>
      <mrow>
        <msub>
          <mi>v</mi>
          <mi>f</mi>
        </msub>
        <mo stretchy="false">=</mo>
        <mn>20.5</mn>
      </mrow>
      <mfrac>
        <mover accent="true">
          <msup>
            <mi>ψ</mi>
            <mn>2</mn>
          </msup>
          <mo stretchy="false">˙</mo>
        </mover>
        <mover accent="true">
          <msub>
            <mi>v</mi>
            <mi>g</mi>
          </msub>
          <mo stretchy="false">˙</mo>
        </mover>
      </mfrac>
    </mrow>
    <annotation encoding="StarMath 5.0"> v_f=20.5 {dot {%psi^2}} over dot {v_g}</annotation>
  </semantics>
</math>
</file>

<file path=Object 28/content.xml><?xml version="1.0" encoding="utf-8"?>
<math xmlns="http://www.w3.org/1998/Math/MathML" display="block">
  <semantics>
    <mrow>
      <mrow>
        <msub>
          <mi>v</mi>
          <mi>g</mi>
        </msub>
        <mo stretchy="false">=</mo>
        <mi mathvariant="normal">ℏ</mi>
      </mrow>
      <mi>c</mi>
      <msup>
        <mo stretchy="false">∂</mo>
        <mi>μ</mi>
      </msup>
    </mrow>
    <annotation encoding="StarMath 5.0">v_g=hbar c partial^%mu</annotation>
  </semantics>
</math>
</file>

<file path=Object 29/content.xml><?xml version="1.0" encoding="utf-8"?>
<math xmlns="http://www.w3.org/1998/Math/MathML" display="block">
  <semantics>
    <msub>
      <mi>x</mi>
      <mrow>
        <mi>r</mi>
        <mi>α</mi>
      </mrow>
    </msub>
    <annotation encoding="StarMath 5.0">x_{r%alpha}</annotation>
  </semantics>
</math>
</file>

<file path=Object 3/content.xml><?xml version="1.0" encoding="utf-8"?>
<math xmlns="http://www.w3.org/1998/Math/MathML" display="block">
  <semantics>
    <mrow>
      <mrow>
        <msub>
          <mi>Z</mi>
          <mn>2</mn>
        </msub>
        <mo stretchy="false">=</mo>
        <mrow>
          <mo fence="true" form="prefix" stretchy="false">(</mo>
          <mrow>
            <mrow>
              <msub>
                <mi>m</mi>
                <mn>0</mn>
              </msub>
              <mo stretchy="false">+</mo>
              <mrow>
                <msub>
                  <mi>u</mi>
                  <mi mathvariant="italic">EM</mi>
                </msub>
                <mo stretchy="false">/</mo>
                <msup>
                  <mi>c</mi>
                  <mn>2</mn>
                </msup>
              </mrow>
            </mrow>
          </mrow>
          <mo fence="true" form="postfix" stretchy="false">)</mo>
        </mrow>
      </mrow>
      <mi>k</mi>
      <mi>ψ</mi>
      <mrow>
        <mo fence="true" form="prefix" stretchy="false">(</mo>
        <mrow>
          <mrow>
            <mrow>
              <mo stretchy="false">∫</mo>
              <msqrt>
                <mrow>
                  <msub>
                    <mi mathvariant="italic">valt</mi>
                    <mi>γ</mi>
                  </msub>
                  <mrow>
                    <mo fence="true" form="prefix" stretchy="false">(</mo>
                    <mrow>
                      <msub>
                        <mi>v</mi>
                        <mi>α</mi>
                      </msub>
                    </mrow>
                    <mo fence="true" form="postfix" stretchy="false">)</mo>
                  </mrow>
                  <mrow>
                    <msub>
                      <mi>v</mi>
                      <mi>β</mi>
                    </msub>
                    <mo stretchy="false">+</mo>
                    <mi>d</mi>
                  </mrow>
                  <mrow>
                    <mrow>
                      <mo fence="true" form="prefix" stretchy="false">(</mo>
                      <mrow>
                        <mrow>
                          <msub>
                            <mi>k</mi>
                            <mi>ϵ</mi>
                          </msub>
                          <msubsup>
                            <mi>A</mi>
                            <mi>μ</mi>
                            <mi>μ</mi>
                          </msubsup>
                          <msup>
                            <mi>q</mi>
                            <mn>2</mn>
                          </msup>
                          <msubsup>
                            <mi>r</mi>
                            <mi>π</mi>
                            <mi>T</mi>
                          </msubsup>
                        </mrow>
                      </mrow>
                      <mo fence="true" form="postfix" stretchy="false">)</mo>
                    </mrow>
                    <mo stretchy="false">/</mo>
                    <mi>d</mi>
                  </mrow>
                  <msubsup>
                    <mi>r</mi>
                    <mi>π</mi>
                    <mi>T</mi>
                  </msubsup>
                </mrow>
              </msqrt>
            </mrow>
            <msub>
              <mi>v</mi>
              <mi>γ</mi>
            </msub>
            <msub>
              <mi mathvariant="italic">dt</mi>
              <mi>δ</mi>
            </msub>
          </mrow>
        </mrow>
        <mo fence="true" form="postfix" stretchy="false">)</mo>
      </mrow>
      <msub>
        <mi>v</mi>
        <mi>δ</mi>
      </msub>
      <mrow>
        <mo fence="true" form="prefix" stretchy="false">(</mo>
        <mrow>
          <mrow>
            <mrow>
              <mfrac>
                <mrow>
                  <mrow>
                    <mrow>
                      <mo stretchy="false">±</mo>
                      <msup>
                        <mi mathvariant="italic">mc</mi>
                        <mn>3</mn>
                      </msup>
                    </mrow>
                    <mo stretchy="false">+</mo>
                    <mi>q</mi>
                  </mrow>
                  <mi>c</mi>
                  <msub>
                    <mi>A</mi>
                    <mtext>any</mtext>
                  </msub>
                </mrow>
                <mrow>
                  <mi>m</mi>
                  <msup>
                    <mi>c</mi>
                    <mn>3</mn>
                  </msup>
                </mrow>
              </mfrac>
              <mo stretchy="false">+</mo>
              <msub>
                <mi>ϕ</mi>
                <mi>ρ</mi>
              </msub>
            </mrow>
            <msubsup>
              <mi>K</mi>
              <mrow>
                <mi>μ</mi>
                <mi>ω</mi>
              </mrow>
              <mrow>
                <mi>η</mi>
                <mi>ρ</mi>
              </mrow>
            </msubsup>
            <mover accent="true">
              <mover accent="true">
                <msub>
                  <mi>c</mi>
                  <mi>ω</mi>
                </msub>
                <mo stretchy="false">⃗</mo>
              </mover>
              <mo stretchy="false">^</mo>
            </mover>
          </mrow>
        </mrow>
        <mo fence="true" form="postfix" stretchy="false">)</mo>
      </mrow>
    </mrow>
    <annotation encoding="StarMath 5.0">{ { Z _ 2 = ( { m _ 0 + { u _ EM / c ^ 2 } } ) } k %psi ( { int sqrt { valt _ %gamma ( v _ %alpha ) { v _ %beta + d } { ( { k _ %epsilon A ^ %mu _ %mu q ^ 2 r ^ T _ %pi } ) / d } r ^ T _ %pi } v _ %gamma dt _ %delta } ) v _ %delta ( { { { { { +- mc ^ 3 + q } c A _ "any" } over { m c ^ 3 } } + %phi _ %rho } K ^ { %eta %rho } _ { %mu %omega } hat vec c _ %omega } ) }</annotation>
  </semantics>
</math>
</file>

<file path=Object 30/content.xml><?xml version="1.0" encoding="utf-8"?>
<math xmlns="http://www.w3.org/1998/Math/MathML" display="block">
  <semantics>
    <mrow>
      <mrow>
        <msub>
          <mi>v</mi>
          <mi>f</mi>
        </msub>
        <mo stretchy="false">=</mo>
        <mn>41</mn>
      </mrow>
      <mfrac>
        <mover accent="true">
          <msup>
            <mi>ψ</mi>
            <mn>2</mn>
          </msup>
          <mo stretchy="false">˙</mo>
        </mover>
        <mover accent="true">
          <msub>
            <mi>v</mi>
            <mi>g</mi>
          </msub>
          <mo stretchy="false">˙</mo>
        </mover>
      </mfrac>
    </mrow>
    <annotation encoding="StarMath 5.0"> v_f=41 {dot {%psi^2}} over dot {v_g}</annotation>
  </semantics>
</math>
</file>

<file path=Object 31/content.xml><?xml version="1.0" encoding="utf-8"?>
<math xmlns="http://www.w3.org/1998/Math/MathML" display="block">
  <semantics>
    <msub>
      <mi>v</mi>
      <mi mathvariant="italic">any</mi>
    </msub>
    <annotation encoding="StarMath 5.0">v_any</annotation>
  </semantics>
</math>
</file>

<file path=Object 32/content.xml><?xml version="1.0" encoding="utf-8"?>
<math xmlns="http://www.w3.org/1998/Math/MathML" display="block">
  <semantics>
    <mrow>
      <msub>
        <mi>F</mi>
        <mn>1</mn>
      </msub>
      <mo stretchy="false">=</mo>
      <mrow>
        <mo fence="true" form="prefix" stretchy="false">(</mo>
        <mrow>
          <mfrac>
            <mrow>
              <mrow>
                <mrow>
                  <mo stretchy="false">±</mo>
                  <msup>
                    <mi mathvariant="italic">mc</mi>
                    <mn>3</mn>
                  </msup>
                </mrow>
                <mo stretchy="false">+</mo>
                <mi>d</mi>
              </mrow>
              <mrow>
                <msub>
                  <mi>S</mi>
                  <mtext>any</mtext>
                </msub>
                <mo stretchy="false">/</mo>
                <mi mathvariant="italic">dt</mi>
              </mrow>
            </mrow>
            <mrow>
              <mi>m</mi>
              <msup>
                <mi>c</mi>
                <mn>3</mn>
              </msup>
            </mrow>
          </mfrac>
        </mrow>
        <mo fence="true" form="postfix" stretchy="false">)</mo>
      </mrow>
    </mrow>
    <annotation encoding="StarMath 5.0">F_1=( {+-mc^3 +d S_"any" / dt} over {  m c^3 } ) </annotation>
  </semantics>
</math>
</file>

<file path=Object 33/content.xml><?xml version="1.0" encoding="utf-8"?>
<math xmlns="http://www.w3.org/1998/Math/MathML" display="block">
  <semantics>
    <msubsup>
      <mi>K</mi>
      <mi>μ</mi>
      <mi>η</mi>
    </msubsup>
    <annotation encoding="StarMath 5.0">K_%mu^%eta</annotation>
  </semantics>
</math>
</file>

<file path=Object 34/content.xml><?xml version="1.0" encoding="utf-8"?>
<math xmlns="http://www.w3.org/1998/Math/MathML" display="block">
  <semantics>
    <mrow>
      <mrow>
        <mfrac>
          <mrow>
            <msup>
              <mo stretchy="false">∂</mo>
              <mn>2</mn>
            </msup>
            <mi>ψ</mi>
          </mrow>
          <mrow>
            <mo stretchy="false">∂</mo>
            <msup>
              <mi>t</mi>
              <mn>2</mn>
            </msup>
          </mrow>
        </mfrac>
        <mo stretchy="false">=</mo>
        <msub>
          <mi>K</mi>
          <mi>ϕ</mi>
        </msub>
      </mrow>
      <mfrac>
        <mo stretchy="false">∂</mo>
        <mrow>
          <mo stretchy="false">∂</mo>
          <mi>t</mi>
        </mrow>
      </mfrac>
      <msup>
        <mi>ψ</mi>
        <mn>2</mn>
      </msup>
    </mrow>
    <annotation encoding="StarMath 5.0">{partial^2 %psi} over { partial t^2 }=K_%phi partial over { partial t } %psi^2</annotation>
  </semantics>
</math>
</file>

<file path=Object 4/content.xml><?xml version="1.0" encoding="utf-8"?>
<math xmlns="http://www.w3.org/1998/Math/MathML" display="block">
  <semantics>
    <mrow>
      <mrow>
        <msub>
          <mi>v</mi>
          <mn>1</mn>
        </msub>
        <mo stretchy="false">=</mo>
        <mi mathvariant="normal">ℏ</mi>
      </mrow>
      <mi>c</mi>
      <msub>
        <mo stretchy="false">∂</mo>
        <mi>μ</mi>
      </msub>
      <mi>ψ</mi>
    </mrow>
    <annotation encoding="StarMath 5.0">v_1=hbar c partial_%mu %psi</annotation>
  </semantics>
</math>
</file>

<file path=Object 40/content.xml><?xml version="1.0" encoding="utf-8"?>
<math xmlns="http://www.w3.org/1998/Math/MathML" display="block">
  <semantics>
    <msub>
      <mi>k</mi>
      <mi>ϵ</mi>
    </msub>
    <annotation encoding="StarMath 5.0">k_%epsilon</annotation>
  </semantics>
</math>
</file>

<file path=Object 41/content.xml><?xml version="1.0" encoding="utf-8"?>
<math xmlns="http://www.w3.org/1998/Math/MathML" display="block">
  <semantics>
    <mrow>
      <mi>m</mi>
      <msup>
        <mrow>
          <mo fence="true" form="prefix" stretchy="false">|</mo>
          <mrow>
            <mi>v</mi>
          </mrow>
          <mo fence="true" form="postfix" stretchy="false">|</mo>
        </mrow>
        <mrow>
          <mn>1</mn>
          <mo stretchy="false">+</mo>
          <msub>
            <mi>k</mi>
            <mi>ϵ</mi>
          </msub>
        </mrow>
      </msup>
    </mrow>
    <annotation encoding="StarMath 5.0">m lline v rline ^ { 1 + k_%epsilon }</annotation>
  </semantics>
</math>
</file>

<file path=Object 42/content.xml><?xml version="1.0" encoding="utf-8"?>
<math xmlns="http://www.w3.org/1998/Math/MathML" display="block">
  <semantics>
    <mrow>
      <mi>m</mi>
      <mi>γ</mi>
      <msup>
        <mi>c</mi>
        <mn>2</mn>
      </msup>
    </mrow>
    <annotation encoding="StarMath 5.0">m%gamma c^2</annotation>
  </semantics>
</math>
</file>

<file path=Object 43/content.xml><?xml version="1.0" encoding="utf-8"?>
<math xmlns="http://www.w3.org/1998/Math/MathML" display="block">
  <semantics>
    <mrow>
      <msub>
        <mi>k</mi>
        <mi>ϵ</mi>
      </msub>
      <mo stretchy="false">≈</mo>
      <msup>
        <mi>e</mi>
        <mrow>
          <mo stretchy="false">−</mo>
          <mn>4</mn>
        </mrow>
      </msup>
    </mrow>
    <annotation encoding="StarMath 5.0">k_%epsilon approx e^-4</annotation>
  </semantics>
</math>
</file>

<file path=Object 44/content.xml><?xml version="1.0" encoding="utf-8"?>
<math xmlns="http://www.w3.org/1998/Math/MathML" display="block">
  <semantics>
    <mrow>
      <mfrac>
        <mo stretchy="false">∂</mo>
        <mrow>
          <mo stretchy="false">∂</mo>
          <mi>t</mi>
        </mrow>
      </mfrac>
      <mrow>
        <mi>T</mi>
        <mo stretchy="false">=</mo>
        <msub>
          <mi>c</mi>
          <mi>x</mi>
        </msub>
      </mrow>
      <mi>T</mi>
    </mrow>
    <annotation encoding="StarMath 5.0">partial over {partial t} T=c_x T</annotation>
  </semantics>
</math>
</file>

<file path=Object 45/content.xml><?xml version="1.0" encoding="utf-8"?>
<math xmlns="http://www.w3.org/1998/Math/MathML" display="block">
  <semantics>
    <mrow>
      <msub>
        <mi>e</mi>
        <mrow>
          <mi>μ</mi>
          <mi>η</mi>
        </mrow>
      </msub>
      <mrow>
        <msub>
          <mi>e</mi>
          <mrow>
            <mi>μ</mi>
            <mi>χ</mi>
          </mrow>
        </msub>
        <mo stretchy="false">=</mo>
        <msub>
          <mi mathvariant="normal">Ε</mi>
          <mi>μ</mi>
        </msub>
      </mrow>
    </mrow>
    <annotation encoding="StarMath 5.0">e_{%mu%eta} e_{%mu %chi }=%EPSILON_%mu</annotation>
  </semantics>
</math>
</file>

<file path=Object 46/content.xml><?xml version="1.0" encoding="utf-8"?>
<math xmlns="http://www.w3.org/1998/Math/MathML" display="block">
  <semantics>
    <mrow>
      <msub>
        <mi mathvariant="normal">Ε</mi>
        <mi>μ</mi>
      </msub>
      <mrow>
        <msub>
          <mi>e</mi>
          <mrow>
            <mi>η</mi>
            <mi>ϕ</mi>
          </mrow>
        </msub>
        <mo stretchy="false">=</mo>
        <msub>
          <mi>e</mi>
          <mrow>
            <mi>μ</mi>
            <mi>η</mi>
            <mi>ϵ</mi>
          </mrow>
        </msub>
      </mrow>
      <msub>
        <mi>e</mi>
        <mi>η</mi>
      </msub>
    </mrow>
    <annotation encoding="StarMath 5.0">%EPSILON_%mu e_{ %eta %phi }=e_{ %mu %eta %epsilon } e_%eta</annotation>
  </semantics>
</math>
</file>

<file path=Object 47/content.xml><?xml version="1.0" encoding="utf-8"?>
<math xmlns="http://www.w3.org/1998/Math/MathML" display="block">
  <semantics>
    <mrow>
      <msub>
        <mi>e</mi>
        <mi>η</mi>
      </msub>
      <mrow>
        <msub>
          <mi>e</mi>
          <mrow>
            <mi>μ</mi>
            <mi>χ</mi>
          </mrow>
        </msub>
        <mo stretchy="false">=</mo>
        <mn>0</mn>
      </mrow>
    </mrow>
    <annotation encoding="StarMath 5.0">e_%eta e_{ %mu %chi }=0</annotation>
  </semantics>
</math>
</file>

<file path=Object 48/content.xml><?xml version="1.0" encoding="utf-8"?>
<math xmlns="http://www.w3.org/1998/Math/MathML" display="block">
  <semantics>
    <mrow>
      <mrow>
        <mrow>
          <mo stretchy="false">∑</mo>
          <msup>
            <mi>ψ</mi>
            <mn>2</mn>
          </msup>
        </mrow>
        <mo stretchy="false">≤</mo>
        <mn>2</mn>
      </mrow>
      <msup>
        <mrow>
          <mo fence="true" form="prefix" stretchy="false">(</mo>
          <mrow>
            <mrow>
              <mo stretchy="false">∑</mo>
              <mi>ψ</mi>
            </mrow>
          </mrow>
          <mo fence="true" form="postfix" stretchy="false">)</mo>
        </mrow>
        <mn>2</mn>
      </msup>
    </mrow>
    <annotation encoding="StarMath 5.0">sum %psi^2&lt;=2 { (sum %psi)^2 }</annotation>
  </semantics>
</math>
</file>

<file path=Object 49/content.xml><?xml version="1.0" encoding="utf-8"?>
<math xmlns="http://www.w3.org/1998/Math/MathML" display="block">
  <semantics>
    <mrow>
      <mrow>
        <mo stretchy="false">∑</mo>
        <mrow>
          <mo stretchy="false">∑</mo>
          <mi>ψ</mi>
        </mrow>
      </mrow>
      <mrow>
        <msup>
          <mi>ψ</mi>
          <mi>T</mi>
        </msup>
        <mo stretchy="false">≤</mo>
        <mn>2</mn>
      </mrow>
      <msup>
        <mrow>
          <mo fence="true" form="prefix" stretchy="false">(</mo>
          <mrow>
            <mrow>
              <mo stretchy="false">∑</mo>
              <mrow>
                <mo fence="true" form="prefix" stretchy="false">(</mo>
                <mrow>
                  <mrow>
                    <mo stretchy="false">∑</mo>
                    <msqrt>
                      <mrow>
                        <mi>ψ</mi>
                        <msup>
                          <mi>ψ</mi>
                          <mi>T</mi>
                        </msup>
                      </mrow>
                    </msqrt>
                  </mrow>
                </mrow>
                <mo fence="true" form="postfix" stretchy="false">)</mo>
              </mrow>
            </mrow>
          </mrow>
          <mo fence="true" form="postfix" stretchy="false">)</mo>
        </mrow>
        <mn>2</mn>
      </msup>
    </mrow>
    <annotation encoding="StarMath 5.0">sum sum %psi %psi^T&lt;=2 ({ sum (sum sqrt{%psi %psi^T})})^2</annotation>
  </semantics>
</math>
</file>

<file path=Object 5/content.xml><?xml version="1.0" encoding="utf-8"?>
<math xmlns="http://www.w3.org/1998/Math/MathML" display="block">
  <semantics>
    <mrow>
      <mrow>
        <msub>
          <mi>v</mi>
          <mn>2</mn>
        </msub>
        <mo stretchy="false">=</mo>
        <mrow>
          <mo stretchy="false">±</mo>
          <mi>i</mi>
        </mrow>
      </mrow>
      <mi mathvariant="normal">ℏ</mi>
      <mi>c</mi>
      <msup>
        <mo stretchy="false">∂</mo>
        <mi>μ</mi>
      </msup>
      <mrow>
        <mi>ψ</mi>
        <mo stretchy="false">+</mo>
        <mn>2</mn>
      </mrow>
      <msup>
        <mi>A</mi>
        <mi>μ</mi>
      </msup>
      <mi>q</mi>
    </mrow>
    <annotation encoding="StarMath 5.0">v_2=+- i hbar c partial^%mu %psi + 2 A^%mu q</annotation>
  </semantics>
</math>
</file>

<file path=Object 50/content.xml><?xml version="1.0" encoding="utf-8"?>
<math xmlns="http://www.w3.org/1998/Math/MathML" display="block">
  <semantics>
    <mrow>
      <mrow>
        <mo fence="true" form="prefix" stretchy="false">(</mo>
        <mrow>
          <mrow>
            <msub>
              <mi>E</mi>
              <mi>d</mi>
            </msub>
            <mo stretchy="false">⊗</mo>
            <msub>
              <mi>E</mi>
              <mi>d</mi>
            </msub>
          </mrow>
        </mrow>
        <mo fence="true" form="postfix" stretchy="false">)</mo>
      </mrow>
      <msup>
        <mrow>
          <mo fence="true" form="prefix" stretchy="false">(</mo>
          <mrow>
            <mrow>
              <msub>
                <mi>E</mi>
                <mi>a</mi>
              </msub>
              <mo stretchy="false">⊗</mo>
              <msub>
                <mi>E</mi>
                <mi>b</mi>
              </msub>
            </mrow>
          </mrow>
          <mo fence="true" form="postfix" stretchy="false">)</mo>
        </mrow>
        <mrow>
          <mo stretchy="false">−</mo>
          <mn>1</mn>
        </mrow>
      </msup>
      <mrow>
        <mo fence="true" form="prefix" stretchy="false">(</mo>
        <mrow>
          <mrow>
            <mrow>
              <msub>
                <mi>ϕ</mi>
                <mtext>self</mtext>
              </msub>
              <mo stretchy="false">+</mo>
              <mrow>
                <msub>
                  <mi>G</mi>
                  <mi>u</mi>
                </msub>
                <mo stretchy="false">/</mo>
                <mrow>
                  <mo fence="true" form="prefix" stretchy="false">(</mo>
                  <mrow>
                    <mrow>
                      <mi>G</mi>
                      <mo stretchy="false">−</mo>
                      <msub>
                        <mi>G</mi>
                        <mi>u</mi>
                      </msub>
                    </mrow>
                  </mrow>
                  <mo fence="true" form="postfix" stretchy="false">)</mo>
                </mrow>
              </mrow>
            </mrow>
            <msub>
              <mi>ϕ</mi>
              <mtext>other</mtext>
            </msub>
          </mrow>
        </mrow>
        <mo fence="true" form="postfix" stretchy="false">)</mo>
      </mrow>
    </mrow>
    <annotation encoding="StarMath 5.0">(E_d otimes E_d) ( E_a otimes E_b )^-1 (%phi_"self" + G_u/(G-G_u) %phi_"other")</annotation>
  </semantics>
</math>
</file>

<file path=Object 51/content.xml><?xml version="1.0" encoding="utf-8"?>
<math xmlns="http://www.w3.org/1998/Math/MathML" display="block">
  <semantics>
    <mrow>
      <mi>E</mi>
      <mi>.</mi>
      <mrow>
        <mi>J</mi>
        <mo stretchy="false">=</mo>
        <mrow>
          <mrow>
            <mrow>
              <mo stretchy="false">−</mo>
              <mi mathvariant="italic">du</mi>
            </mrow>
            <mo stretchy="false">/</mo>
            <mi mathvariant="italic">dt</mi>
          </mrow>
          <mo stretchy="false">−</mo>
          <mo stretchy="false">∇</mo>
        </mrow>
      </mrow>
      <mi>.</mi>
      <msub>
        <mi>S</mi>
        <mi>A</mi>
      </msub>
    </mrow>
    <annotation encoding="StarMath 5.0">E.J=-du/dt-nabla . S_A</annotation>
  </semantics>
</math>
</file>

<file path=Object 52/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office:font-face-decls>
  <office:automatic-styles>
    <style:style style:name="dp1" style:family="drawing-page"/>
    <style:style style:name="gr1" style:family="graphic" style:parent-style-name="objectwithoutfill">
      <style:graphic-properties draw:fill="none" draw:textarea-vertical-align="middle"/>
    </style:style>
    <style:style style:name="gr2" style:family="graphic" style:parent-style-name="objectwithoutfill">
      <style:graphic-properties draw:marker-end="Arrowheads_20_1" draw:marker-end-width="0.3cm" draw:fill="none" draw:textarea-vertical-align="middle"/>
    </style:style>
    <style:style style:name="gr3" style:family="graphic" style:parent-style-name="standard">
      <style:graphic-properties draw:textarea-horizontal-align="justify" draw:textarea-vertical-align="middle" draw:auto-grow-height="false" fo:min-height="0.282cm" fo:min-width="0.208cm"/>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paragraph-properties style:writing-mode="lr-tb"/>
    </style:style>
    <style:style style:name="gr5" style:family="graphic" style:parent-style-name="standard">
      <style:graphic-properties draw:textarea-horizontal-align="justify" draw:textarea-vertical-align="middle" draw:auto-grow-height="false" fo:min-height="0cm" fo:min-width="0cm"/>
    </style:style>
    <style:style style:name="gr6" style:family="graphic" style:parent-style-name="standard">
      <style:graphic-properties draw:stroke="none" svg:stroke-color="#000000" draw:fill="none" draw:fill-color="#ffffff" draw:textarea-horizontal-align="left" draw:auto-grow-height="true" draw:auto-grow-width="false" fo:min-height="1.069cm" fo:min-width="0cm"/>
      <style:paragraph-properties style:writing-mode="lr-tb"/>
    </style:style>
    <style:style style:name="P1" style:family="paragraph">
      <loext:graphic-properties draw:fill="none"/>
      <style:paragraph-properties fo:text-align="center"/>
    </style:style>
    <style:style style:name="P2" style:family="paragraph">
      <style:paragraph-properties fo:text-align="center"/>
    </style:style>
    <style:style style:name="P3" style:family="paragraph">
      <loext:graphic-properties draw:fill="none" draw:fill-color="#ffffff"/>
    </style:style>
    <style:style style:name="P4" style:family="paragraph">
      <style:text-properties fo:font-size="9pt" style:font-size-asian="9pt" style:font-size-complex="9pt"/>
    </style:style>
    <style:style style:name="P5" style:family="paragraph">
      <loext:graphic-properties draw:fill="none" draw:fill-color="#ffffff"/>
      <style:text-properties fo:font-size="9pt" style:font-size-asian="9pt" style:font-size-complex="9pt"/>
    </style:style>
    <style:style style:name="T1" style:family="text">
      <style:text-properties fo:font-size="9pt" style:font-size-asian="9pt" style:font-size-complex="9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4cm" svg:y1="3.25cm" svg:x2="5.5cm" svg:y2="3.25cm">
          <text:p/>
        </draw:line>
        <draw:line draw:style-name="gr1" draw:text-style-name="P1" draw:layer="layout" svg:x1="4cm" svg:y1="5.35cm" svg:x2="5.5cm" svg:y2="5.35cm">
          <text:p/>
        </draw:line>
        <draw:line draw:style-name="gr2" draw:text-style-name="P1" draw:layer="layout" svg:x1="2.5cm" svg:y1="4.25cm" svg:x2="4.5cm" svg:y2="4.25cm">
          <text:p/>
        </draw:line>
        <draw:custom-shape draw:style-name="gr3" draw:text-style-name="P2" draw:layer="layout" svg:width="1cm" svg:height="0.75cm" svg:x="2.25cm" svg:y="5.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 draw:text-style-name="P1" draw:layer="layout" svg:x1="2.6cm" svg:y1="4.55cm" svg:x2="2.6cm" svg:y2="5.55cm">
          <text:p/>
        </draw:line>
        <draw:frame draw:style-name="gr4" draw:text-style-name="P3" draw:layer="layout" svg:width="0.875cm" svg:height="0.962cm" svg:x="1.778cm" svg:y="3.999cm">
          <draw:text-box>
            <text:p>~</text:p>
          </draw:text-box>
        </draw:frame>
        <draw:custom-shape draw:style-name="gr5" draw:text-style-name="P2" draw:layer="layout" svg:width="0.25cm" svg:height="0.25cm" svg:x="5cm" svg:y="3.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draw:layer="layout" svg:width="0.25cm" svg:height="0.25cm" svg:x="5.001cm" svg:y="4.55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 draw:text-style-name="P3" draw:layer="layout" svg:width="3.796cm" svg:height="0.962cm" svg:x="3.749cm" svg:y="1.998cm">
          <draw:text-box>
            <text:p>~ (gold coil)</text:p>
          </draw:text-box>
        </draw:frame>
        <draw:frame draw:style-name="gr6" draw:text-style-name="P5" draw:layer="layout" svg:width="5.485cm" svg:height="1.319cm" svg:x="5.515cm" svg:y="3.787cm">
          <draw:text-box>
            <text:p text:style-name="P4"><text:span text:style-name="T1">Suspended by threads; <text:s/>pipe coil</text:span></text:p>
            <text:p text:style-name="P4"><text:span text:style-name="T1">current induced by emf</text:span></text:p>
          </draw:text-box>
        </draw:frame>
      </draw:page>
    </office:drawing>
  </office:body>
</office:document-content>
</file>

<file path=Object 52/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Arrowheads_20_1" draw:display-name="Arrowheads 1" svg:viewBox="0 0 20 20" svg:d="M0 20l10-20 10 20z"/>
    <draw:marker draw:name="Arrowheads_20_2" draw:display-name="Arrowheads 2" svg:viewBox="0 0 20 20" svg:d="M0 20l10-20 10 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GB" style:font-name-asian="DejaVu Sans" style:font-size-asian="24pt" style:language-asian="zh" style:country-asian="CN" style:font-name-complex="Noto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53/content.xml><?xml version="1.0" encoding="utf-8"?>
<math xmlns="http://www.w3.org/1998/Math/MathML" display="block">
  <semantics>
    <mrow>
      <mrow>
        <msubsup>
          <mi>K</mi>
          <mi>μ</mi>
          <mrow>
            <mi>η</mi>
            <mi>ρ</mi>
          </mrow>
        </msubsup>
        <mo stretchy="false">=</mo>
        <mrow>
          <mo stretchy="false">−</mo>
          <mrow>
            <mo fence="true" form="prefix" stretchy="false">(</mo>
            <mrow>
              <mrow>
                <msub>
                  <mi>E</mi>
                  <mi>μ</mi>
                </msub>
                <mo stretchy="false">⊗</mo>
                <msub>
                  <mi>E</mi>
                  <mi>μ</mi>
                </msub>
              </mrow>
            </mrow>
            <mo fence="true" form="postfix" stretchy="false">)</mo>
          </mrow>
        </mrow>
      </mrow>
      <msup>
        <mrow>
          <mo fence="true" form="prefix" stretchy="false">(</mo>
          <mrow>
            <mrow>
              <msup>
                <mi>E</mi>
                <mi>η</mi>
              </msup>
              <mo stretchy="false">⊗</mo>
              <msup>
                <mi>E</mi>
                <mi>ρ</mi>
              </msup>
            </mrow>
          </mrow>
          <mo fence="true" form="postfix" stretchy="false">)</mo>
        </mrow>
        <mrow>
          <mo stretchy="false">−</mo>
          <mn>1</mn>
        </mrow>
      </msup>
      <mrow>
        <mi>K</mi>
        <mo stretchy="false">⊗</mo>
        <mrow>
          <mo fence="true" form="prefix" stretchy="false">(</mo>
          <mrow>
            <mrow>
              <mfrac>
                <mi>d</mi>
                <mrow>
                  <mi>d</mi>
                  <mi>r</mi>
                  <mi>π</mi>
                </mrow>
              </mfrac>
              <msup>
                <mrow>
                  <mo fence="true" form="prefix" stretchy="false">(</mo>
                  <mrow>
                    <mrow>
                      <mi>ϕ</mi>
                      <mi>ψ</mi>
                    </mrow>
                  </mrow>
                  <mo fence="true" form="postfix" stretchy="false">)</mo>
                </mrow>
                <mi>T</mi>
              </msup>
            </mrow>
          </mrow>
          <mo fence="true" form="postfix" stretchy="false">)</mo>
        </mrow>
      </mrow>
    </mrow>
    <annotation encoding="StarMath 5.0">K_%mu^{%eta %rho}=-(E_%mu otimes E_%mu) ( E^%eta otimes E^%rho )^-1 K otimes (d over {d r%pi} (%phi %psi)^T)</annotation>
  </semantics>
</math>
</file>

<file path=Object 54/content.xml><?xml version="1.0" encoding="utf-8"?>
<math xmlns="http://www.w3.org/1998/Math/MathML" display="block">
  <semantics>
    <msub>
      <mi>c</mi>
      <mi>ω</mi>
    </msub>
    <annotation encoding="StarMath 5.0">c _ {%omega }</annotation>
  </semantics>
</math>
</file>

<file path=Object 6/content.xml><?xml version="1.0" encoding="utf-8"?>
<math xmlns="http://www.w3.org/1998/Math/MathML" display="block">
  <semantics>
    <mrow>
      <mrow>
        <msub>
          <mi>v</mi>
          <mn>3</mn>
        </msub>
        <mo stretchy="false">=</mo>
        <mfrac>
          <mn>1</mn>
          <mn>2</mn>
        </mfrac>
      </mrow>
      <msup>
        <mi mathvariant="normal">ℏ</mi>
        <mn>2</mn>
      </msup>
      <mrow>
        <msubsup>
          <mo stretchy="false">∂</mo>
          <mi>μ</mi>
          <mi>η</mi>
        </msubsup>
        <mo stretchy="false">−</mo>
        <mn>2</mn>
      </mrow>
      <mrow>
        <mi>B</mi>
        <mo stretchy="false">⊗</mo>
        <mi>B</mi>
      </mrow>
    </mrow>
    <annotation encoding="StarMath 5.0">v_3=1 over 2 hbar^2 partial_%mu^%eta -2 B otimes B</annotation>
  </semantics>
</math>
</file>

<file path=Object 7/content.xml><?xml version="1.0" encoding="utf-8"?>
<math xmlns="http://www.w3.org/1998/Math/MathML" display="block">
  <semantics>
    <mrow>
      <mrow>
        <msub>
          <mi>v</mi>
          <mn>4</mn>
        </msub>
        <mo stretchy="false">=</mo>
        <mfrac>
          <mn>1</mn>
          <mn>2</mn>
        </mfrac>
      </mrow>
      <msup>
        <mi mathvariant="normal">ℏ</mi>
        <mn>2</mn>
      </msup>
      <msubsup>
        <mo stretchy="false">∂</mo>
        <mi>η</mi>
        <mi>μ</mi>
      </msubsup>
    </mrow>
    <annotation encoding="StarMath 5.0">v_4=1 over 2 hbar^2  partial _%eta^%mu</annotation>
  </semantics>
</math>
</file>

<file path=Object 8/content.xml><?xml version="1.0" encoding="utf-8"?>
<math xmlns="http://www.w3.org/1998/Math/MathML" display="block">
  <semantics>
    <mrow>
      <mrow>
        <mo stretchy="false">−</mo>
        <mover accent="true">
          <mi>A</mi>
          <mo stretchy="false">˙</mo>
        </mover>
      </mrow>
      <mi>.</mi>
      <mi>j</mi>
    </mrow>
    <annotation encoding="StarMath 5.0">-dot {A}.j</annotation>
  </semantics>
</math>
</file>

<file path=Object 9/content.xml><?xml version="1.0" encoding="utf-8"?>
<math xmlns="http://www.w3.org/1998/Math/MathML" display="block">
  <semantics>
    <mrow>
      <mover accent="true">
        <mi>V</mi>
        <mo stretchy="false">˙</mo>
      </mover>
      <mi>.</mi>
      <mi>q</mi>
    </mrow>
    <annotation encoding="StarMath 5.0">dot {V} .q</annotation>
  </semantics>
</math>
</file>